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82.24pt"/>
    </style:style>
    <style:style style:name="co3" style:family="table-column">
      <style:table-column-properties fo:break-before="auto" style:column-width="101.99pt"/>
    </style:style>
    <style:style style:name="co4" style:family="table-column">
      <style:table-column-properties fo:break-before="auto" style:column-width="121.49pt"/>
    </style:style>
    <style:style style:name="co5" style:family="table-column">
      <style:table-column-properties fo:break-before="auto" style:column-width="110.24pt"/>
    </style:style>
    <style:style style:name="co6" style:family="table-column">
      <style:table-column-properties fo:break-before="auto" style:column-width="39pt"/>
    </style:style>
    <style:style style:name="co7" style:family="table-column">
      <style:table-column-properties fo:break-before="auto" style:column-width="117.75pt"/>
    </style:style>
    <style:style style:name="co8" style:family="table-column">
      <style:table-column-properties fo:break-before="auto" style:column-width="104.26pt"/>
    </style:style>
    <style:style style:name="co9" style:family="table-column">
      <style:table-column-properties fo:break-before="auto" style:column-width="75pt"/>
    </style:style>
    <style:style style:name="co10" style:family="table-column">
      <style:table-column-properties fo:break-before="auto" style:column-width="82.49pt"/>
    </style:style>
    <style:style style:name="co11" style:family="table-column">
      <style:table-column-properties fo:break-before="auto" style:column-width="100.49pt"/>
    </style:style>
    <style:style style:name="co12" style:family="table-column">
      <style:table-column-properties fo:break-before="auto" style:column-width="65.99pt"/>
    </style:style>
    <style:style style:name="co13" style:family="table-column">
      <style:table-column-properties fo:break-before="auto" style:column-width="56.24pt"/>
    </style:style>
    <style:style style:name="co14" style:family="table-column">
      <style:table-column-properties fo:break-before="auto" style:column-width="123pt"/>
    </style:style>
    <style:style style:name="co15" style:family="table-column">
      <style:table-column-properties fo:break-before="auto" style:column-width="102.76pt"/>
    </style:style>
    <style:style style:name="co16" style:family="table-column">
      <style:table-column-properties fo:break-before="auto" style:column-width="106.5pt"/>
    </style:style>
    <style:style style:name="co17" style:family="table-column">
      <style:table-column-properties fo:break-before="auto" style:column-width="87.7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ntroduction_20_-_20_START_20_HERE">
      <style:table-properties table:display="true" style:writing-mode="lr-tb"/>
    </style:style>
    <style:style style:name="ta2" style:family="table" style:master-page-name="PageStyle_5f_Prices_20__26__20_Totals">
      <style:table-properties table:display="true" style:writing-mode="lr-tb"/>
    </style:style>
    <style:style style:name="ta3" style:family="table" style:master-page-name="PageStyle_5f_Transaction_20_History">
      <style:table-properties table:display="true" style:writing-mode="lr-tb"/>
    </style:style>
    <style:style style:name="ta4" style:family="table" style:master-page-name="PageStyle_5f_Calculator">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3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3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27">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31">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27">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32">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28">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2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4">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133">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29">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134">
      <style:table-cell-properties fo:background-color="#f3f3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3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9">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29">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29">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1">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3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36">
      <style:table-cell-properties fo:background-color="#f3f3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29">
      <style:table-cell-properties fo:background-color="#f3f3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1">
      <style:table-cell-properties fo:background-color="#f3f3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rices &amp; Totals'.$A$2:.$A$38])" table:allow-empty-cell="true" table:display-list="unsorted" table:base-cell-address="'Prices &amp; Totals'.G2"/>
        <table:content-validation table:name="val2" table:condition="of:cell-content-is-in-list([$'Transaction History'.$B$1:.$B$1048576])" table:allow-empty-cell="true" table:display-list="unsorted" table:base-cell-address="'Prices &amp; Totals'.G17"/>
        <table:content-validation table:name="val3" table:condition="of:cell-content-is-in-list([$'Prices &amp; Totals'.$A$2:.$A$38])" table:allow-empty-cell="true" table:display-list="unsorted" table:base-cell-address="'Transaction History'.C2"/>
        <table:content-validation table:name="val4" table:condition="of:cell-content-is-in-list(&quot;BTC&quot;;&quot;USD&quot;;&quot;BTS&quot;)" table:allow-empty-cell="true" table:display-list="unsorted" table:base-cell-address="'Transaction History'.F2"/>
        <table:content-validation table:name="val5" table:condition="of:cell-content-is-in-list([$'Prices &amp; Totals'.$A$2:.$A$38])" table:allow-empty-cell="true" table:display-list="unsorted" table:base-cell-address="Calculator.A2"/>
        <table:content-validation table:name="val6" table:condition="of:cell-content-is-in-list(&quot;BTC&quot;;&quot;USD&quot;;&quot;BTS&quot;)" table:allow-empty-cell="true" table:display-list="unsorted" table:base-cell-address="Calculator.D2"/>
      </table:content-validations>
      <table:table table:name="Introduction - START HERE"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Derrived from:</text:p>
          </table:table-cell>
          <table:table-cell table:style-name="ce1" office:value-type="string" calcext:value-type="string">
            <text:p>Cryptocurrencies Value Calculator</text:p>
          </table:table-cell>
          <table:table-cell table:style-name="ce1" table:number-columns-repeated="2"/>
          <table:table-cell table:number-columns-repeated="1020"/>
        </table:table-row>
        <table:table-row table:style-name="ro1">
          <table:table-cell table:style-name="ce1" office:value-type="string" calcext:value-type="string">
            <text:p>Authors:</text:p>
          </table:table-cell>
          <table:table-cell table:style-name="ce1" office:value-type="string" calcext:value-type="string">
            <text:p>Pablo Yabo</text:p>
          </table:table-cell>
          <table:table-cell table:style-name="ce9" office:value-type="string" calcext:value-type="string">
            <text:p><text:a xlink:href="http://blog.coinfabrik.com/live-updated-cryptocurrency-investment-tracking-spreadsheet/" xlink:type="simple">http://blog.coinfabrik.com/live-updated-cryptocurrency-investment-tracking-spreadsheet/</text:a></text:p>
          </table:table-cell>
          <table:table-cell table:style-name="ce1"/>
          <table:table-cell table:number-columns-repeated="1020"/>
        </table:table-row>
        <table:table-row table:style-name="ro1">
          <table:table-cell table:style-name="ce1"/>
          <table:table-cell table:style-name="ce1" office:value-type="string" calcext:value-type="string">
            <text:p>Luke Stokes</text:p>
          </table:table-cell>
          <table:table-cell table:style-name="ce10" office:value-type="string" calcext:value-type="string">
            <text:p><text:a xlink:href="https://steemit.com/crypto/@lukestokes/the-cryptocurrency-bank-spreadsheet" xlink:type="simple">https://steemit.com/crypto/@lukestokes/the-cryptocurrency-bank-spreadsheet</text:a></text:p>
          </table:table-cell>
          <table:table-cell table:style-name="ce1"/>
          <table:table-cell table:number-columns-repeated="1020"/>
        </table:table-row>
        <table:table-row table:style-name="ro2">
          <table:table-cell table:number-columns-repeated="1024"/>
        </table:table-row>
        <table:table-row table:style-name="ro1">
          <table:table-cell/>
          <table:table-cell table:style-name="ce5" office:value-type="string" calcext:value-type="string" table:number-columns-spanned="7" table:number-rows-spanned="25">
            <text:p>Thanks for being your own Cryptocurrency Bank! </text:p>
            <text:p/>
            <text:p>API services provided by https://www.cryptocompare.com/portfolio/. Set up an account with them today, it's a really nice site.</text:p>
            <text:p/>
            <text:p>I created this spreadsheet because I was having difficulty keeping track of various cryptocurrency values against USD, BTC, and BTS. Open Ledger is an amazing dectralized exchange built on BitShares and it has markets in BTC, bitUSD, and BitShares. Keeping track of the values of these assets accross the three different markets was getting quite difficult.</text:p>
            <text:p/>
            <text:p>Now I can easily keep track of what an asset is worth against BTC, USD, or BTS. This enables me to make better decisions on Open Ledger.</text:p>
            <text:p/>
            <text:p>To get started, go to File -&gt; Make a Copy. Add your favorite currency to columns A and B (Currency and Symbol). Then add the assets you own to column G. Next, update your transaction history with your purchases and transfers. The spreadsheet will let you enter the rate you bought at against BTC, USD, or BTS. It will then display your profit or loss and % change based on the current live prices. When adding transfers between wallets, leave the rate as 0. It can also be helpful to add notes to your cells.</text:p>
            <text:p/>
            <text:p>To update the live feeds, change the value in the L1 cell. To add new currencies, add the name and currency code to columns A and B in the Prices &amp; Totals tab.</text:p>
            <text:p/>
            <text:p>If you want to determine what an asset's value is against some other currency (USD, BTC, or BTS), use the Calculator tab.</text:p>
            <text:p/>
            <text:p>If this spreadsheet is useful to you, please feel free to send some crypto my way and let me know about it on Steemit.</text:p>
            <text:p/>
            <text:p>- Luke Stokes</text:p>
            <text:p/>
            <text:p>Steemit: @lukestokes</text:p>
            <text:p>BitShares: @luke-stokes</text:p>
            <text:p>BTC: 1FkLhWjRCrqVNXbMCxRMeZw3eLXRrNZ3vm</text:p>
          </table:table-cell>
          <table:covered-table-cell table:number-columns-repeated="5" table:style-name="ce11"/>
          <table:covered-table-cell table:style-name="ce13"/>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6"/>
          <table:covered-table-cell table:number-columns-repeated="5"/>
          <table:covered-table-cell table:style-name="ce14"/>
          <table:table-cell table:number-columns-repeated="1016"/>
        </table:table-row>
        <table:table-row table:style-name="ro1">
          <table:table-cell/>
          <table:covered-table-cell table:style-name="ce7"/>
          <table:covered-table-cell table:number-columns-repeated="5" table:style-name="ce12"/>
          <table:covered-table-cell table:style-name="ce15"/>
          <table:table-cell table:number-columns-repeated="1016"/>
        </table:table-row>
        <table:table-row table:style-name="ro2">
          <table:table-cell table:number-columns-repeated="1024"/>
        </table:table-row>
        <table:table-row table:style-name="ro1">
          <table:table-cell table:style-name="ce2" office:value-type="string" calcext:value-type="string">
            <text:p>Change Log</text:p>
          </table:table-cell>
          <table:table-cell table:number-columns-repeated="1023"/>
        </table:table-row>
        <table:table-row table:style-name="ro1">
          <table:table-cell table:style-name="ce3" office:value-type="date" office:date-value="2017-03-26T16:32:35" calcext:value-type="date">
            <text:p>3/26/2017 16:32:35</text:p>
          </table:table-cell>
          <table:table-cell table:style-name="ce8" office:value-type="string" calcext:value-type="string" table:number-columns-spanned="7" table:number-rows-spanned="1">
            <text:p>Added a place to keep track of historical total dollar value over time (just copy, paste values)</text:p>
          </table:table-cell>
          <table:covered-table-cell table:number-columns-repeated="6"/>
          <table:table-cell table:number-columns-repeated="1016"/>
        </table:table-row>
        <table:table-row table:style-name="ro1">
          <table:table-cell/>
          <table:table-cell table:style-name="ce8" office:value-type="string" calcext:value-type="string" table:number-columns-spanned="7" table:number-rows-spanned="1">
            <text:p>Added a wallet balance feature to see the current balance of all your wallets. To use this feature, add your current wallet balances as transactions and then update the values on the prices &amp; Totals to include a line for each wallet and each asset you have.</text:p>
          </table:table-cell>
          <table:covered-table-cell table:number-columns-repeated="6"/>
          <table:table-cell table:number-columns-repeated="1016"/>
        </table:table-row>
        <table:table-row table:style-name="ro1">
          <table:table-cell table:style-name="ce4" office:value-type="date" office:date-value="2017-05-24" calcext:value-type="date">
            <text:p>5/24/2017</text:p>
          </table:table-cell>
          <table:table-cell table:style-name="ce8" office:value-type="string" calcext:value-type="string" table:number-columns-spanned="7" table:number-rows-spanned="1">
            <text:p>Temporarily disabled API calls. Contacted cryptocompare who then updated the ratelimit for pricing to make things work again.</text:p>
          </table:table-cell>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1">
          <table:table-cell/>
          <table:table-cell table:style-name="ce8" table:number-columns-spanned="7" table:number-rows-spanned="1"/>
          <table:covered-table-cell table:number-columns-repeated="6"/>
          <table:table-cell table:number-columns-repeated="1016"/>
        </table:table-row>
        <table:table-row table:style-name="ro2" table:number-rows-repeated="1048532">
          <table:table-cell table:number-columns-repeated="1024"/>
        </table:table-row>
        <table:table-row table:style-name="ro2">
          <table:table-cell table:number-columns-repeated="1024"/>
        </table:table-row>
      </table:table>
      <table:table table:name="Prices &amp; Totals" table:style-name="ta2">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1010" table:default-cell-style-name="Default"/>
        <table:table-row table:style-name="ro1">
          <table:table-cell table:style-name="ce16" office:value-type="string" calcext:value-type="string">
            <text:p>Currency</text:p>
          </table:table-cell>
          <table:table-cell table:style-name="ce16" office:value-type="string" calcext:value-type="string">
            <text:p>Symbol</text:p>
          </table:table-cell>
          <table:table-cell table:style-name="ce16" office:value-type="string" calcext:value-type="string">
            <text:p>USD</text:p>
          </table:table-cell>
          <table:table-cell table:style-name="ce25" office:value-type="string" office:string-value="BTC" calcext:value-type="string">
            <text:p><text:s/>BTC </text:p>
          </table:table-cell>
          <table:table-cell table:style-name="ce25" office:value-type="string" office:string-value="BTS" calcext:value-type="string">
            <text:p><text:s/>BTS </text:p>
          </table:table-cell>
          <table:table-cell table:style-name="ce25"/>
          <table:table-cell table:style-name="ce32" office:value-type="string" office:string-value="Asset" calcext:value-type="string">
            <text:p><text:s/>Asset </text:p>
          </table:table-cell>
          <table:table-cell table:style-name="ce34" office:value-type="string" calcext:value-type="string">
            <text:p>Amount</text:p>
          </table:table-cell>
          <table:table-cell table:style-name="ce37" office:value-type="string" calcext:value-type="string">
            <text:p>Value</text:p>
          </table:table-cell>
          <table:table-cell table:style-name="ce37" office:value-type="string" calcext:value-type="string">
            <text:p>Sub Total</text:p>
          </table:table-cell>
          <table:table-cell table:style-name="ce37" office:value-type="string" calcext:value-type="string">
            <text:p>Total</text:p>
          </table:table-cell>
          <table:table-cell table:style-name="ce20" office:value-type="float" office:value="2" calcext:value-type="float">
            <text:p>2</text:p>
          </table:table-cell>
          <table:table-cell table:style-name="ce20"/>
          <table:table-cell table:style-name="ce21"/>
          <table:table-cell table:number-columns-repeated="1010"/>
        </table:table-row>
        <table:table-row table:style-name="ro1">
          <table:table-cell table:style-name="ce17" office:value-type="string" calcext:value-type="string">
            <text:p>US Dollar</text:p>
          </table:table-cell>
          <table:table-cell table:style-name="ce20" office:value-type="string" calcext:value-type="string">
            <text:p>USD</text:p>
          </table:table-cell>
          <table:table-cell table:style-name="ce22" table:formula="of:=IFERROR(__xludf.dummyfunction(&quot;IF($C$1=&quot;&quot;GBP&quot;&quot;, GOOGLEFINANCE((&quot;&quot;CURRENCY:USDGBP&quot;&quot;)), IF($C$1=&quot;&quot;USD&quot;&quot;, 1, GOOGLEFINANCE((&quot;&quot;CURRENCY:USDEUR&quot;&quot;))))&quot;);&quot; $ 1.00000000 &quot;)" office:value-type="string" office:string-value="$ 1.00000000" calcext:value-type="string">
            <text:p><text:s/>$ 1.00000000 </text:p>
          </table:table-cell>
          <table:table-cell table:style-name="ce26" table:formula="of:=VALUE([.$C$2]/[.C3])" office:value-type="string" office:string-value="0.00015676" calcext:value-type="string">
            <text:p>0.00015676</text:p>
          </table:table-cell>
          <table:table-cell table:style-name="ce29" table:formula="of:=VALUE([.$C$2]/[.C4])" office:value-type="string" office:string-value="12.3931094" calcext:value-type="string">
            <text:p>12.3931094</text:p>
          </table:table-cell>
          <table:table-cell table:style-name="ce31"/>
          <table:table-cell table:style-name="ce21" table:content-validation-name="val1" office:value-type="string" calcext:value-type="string">
            <text:p>Bitcoin</text:p>
          </table:table-cell>
          <table:table-cell table:style-name="ce35" table:formula="of:=SUMIF([$'Transaction History'.C$1:.C$1048576];[.G2];[$'Transaction History'.D$1:.D$1048576])" office:value-type="string" office:string-value="10.00000000" calcext:value-type="string">
            <text:p>10.00000000</text:p>
          </table:table-cell>
          <table:table-cell table:style-name="ce38" table:formula="of:=IFERROR(VLOOKUP([.G2]; [.$A$2:.$C$38]; 3; 0); &quot;&quot;)">
            <text:p/>
          </table:table-cell>
          <table:table-cell table:style-name="ce40" table:formula="of:=IF([.H2]*[.I2] &lt;&gt; 0; [.H2]*[.I2]; )" office:value-type="string" office:string-value="" calcext:value-type="error">
            <text:p>#VALUE!</text:p>
          </table:table-cell>
          <table:table-cell table:style-name="ce43" table:formula="of:=SUM([.J2:.J40])" office:value-type="string" office:string-value="$103,009.15" calcext:value-type="string">
            <text:p>$103,009.15</text:p>
          </table:table-cell>
          <table:table-cell table:style-name="ce46" table:formula="of:=NOW()" office:value-type="date" office:date-value="2017-11-12T04:34:11.245466" calcext:value-type="date">
            <text:p>11/12/2017 4:34:11</text:p>
          </table:table-cell>
          <table:table-cell table:style-name="ce20"/>
          <table:table-cell table:number-columns-repeated="1011"/>
        </table:table-row>
        <table:table-row table:style-name="ro1">
          <table:table-cell table:style-name="ce18" office:value-type="string" calcext:value-type="string">
            <text:p>Bitcoin</text:p>
          </table:table-cell>
          <table:table-cell table:style-name="ce20" office:value-type="string" calcext:value-type="string">
            <text:p>BTC</text:p>
          </table:table-cell>
          <table:table-cell table:style-name="ce22" table:formula="of:=IF([.B3]=&quot;&quot;;&quot;&quot;;VALUE(importjson(&quot;https://min-api.cryptocompare.com/data/price?fsym=&quot;&amp;[.B3]&amp;&quot;&amp;tsyms=USD&quot;;&quot;/USD&quot;;&quot;noHeaders&quot;;[.$L$1]))*[.$C$2])" office:value-type="string" office:string-value="" calcext:value-type="error">
            <text:p>#NAME?</text:p>
          </table:table-cell>
          <table:table-cell table:style-name="ce26" office:value-type="float" office:value="1" calcext:value-type="float">
            <text:p>1.00000000</text:p>
          </table:table-cell>
          <table:table-cell table:style-name="ce29" table:formula="of:=[.C3]*[.$E$2]" office:value-type="string" office:string-value="79,059.1151246" calcext:value-type="string">
            <text:p>79,059.1151246</text:p>
          </table:table-cell>
          <table:table-cell table:style-name="ce31"/>
          <table:table-cell table:style-name="ce21" table:content-validation-name="val1" office:value-type="string" calcext:value-type="string">
            <text:p>Steem</text:p>
          </table:table-cell>
          <table:table-cell table:style-name="ce35" table:formula="of:=SUMIF([$'Transaction History'.C$1:.C$1048576];[.G3];[$'Transaction History'.D$1:.D$1048576])" office:value-type="string" office:string-value="1,000.00000000" calcext:value-type="string">
            <text:p>1,000.00000000</text:p>
          </table:table-cell>
          <table:table-cell table:style-name="ce38" table:formula="of:=IFERROR(VLOOKUP([.G3]; [.$A$2:.$C$38]; 3; 0); &quot;&quot;)">
            <text:p/>
          </table:table-cell>
          <table:table-cell table:style-name="ce40" table:formula="of:=IF([.H3]*[.I3] &lt;&gt; 0; [.H3]*[.I3]; )" office:value-type="string" office:string-value="" calcext:value-type="error">
            <text:p>#VALUE!</text:p>
          </table:table-cell>
          <table:table-cell table:style-name="ce44"/>
          <table:table-cell table:style-name="ce46"/>
          <table:table-cell table:style-name="ce20"/>
          <table:table-cell table:number-columns-repeated="1011"/>
        </table:table-row>
        <table:table-row table:style-name="ro1">
          <table:table-cell table:style-name="ce18" office:value-type="string" calcext:value-type="string">
            <text:p>BitShares</text:p>
          </table:table-cell>
          <table:table-cell table:style-name="ce20" office:value-type="string" calcext:value-type="string">
            <text:p>BTS</text:p>
          </table:table-cell>
          <table:table-cell table:style-name="ce22" table:formula="of:=IF([.B4]=&quot;&quot;;&quot;&quot;;VALUE(importjson(&quot;https://min-api.cryptocompare.com/data/price?fsym=&quot;&amp;[.B4]&amp;&quot;&amp;tsyms=USD&quot;;&quot;/USD&quot;;&quot;noHeaders&quot;;[.$L$1]))*[.$C$2])" office:value-type="string" office:string-value="" calcext:value-type="error">
            <text:p>#NAME?</text:p>
          </table:table-cell>
          <table:table-cell table:style-name="ce26" table:formula="of:=IF([.B4]=&quot;&quot;;&quot;&quot;;[.C4]*[.$D$2])" office:value-type="string" office:string-value="" calcext:value-type="error">
            <text:p>#NAME?</text:p>
          </table:table-cell>
          <table:table-cell table:style-name="ce29" table:formula="of:=IF([.B4]=&quot;&quot;;&quot;&quot;;[.C4]*[.$E$2])" office:value-type="string" office:string-value="" calcext:value-type="error">
            <text:p>#NAME?</text:p>
          </table:table-cell>
          <table:table-cell table:style-name="ce27"/>
          <table:table-cell table:style-name="ce21" table:content-validation-name="val1" office:value-type="string" calcext:value-type="string">
            <text:p>Ark</text:p>
          </table:table-cell>
          <table:table-cell table:style-name="ce35" table:formula="of:=SUMIF([$'Transaction History'.C$1:.C$1048576];[.G4];[$'Transaction History'.D$1:.D$1048576])" office:value-type="string" office:string-value="5,000.00000000" calcext:value-type="string">
            <text:p>5,000.00000000</text:p>
          </table:table-cell>
          <table:table-cell table:style-name="ce38" table:formula="of:=IFERROR(VLOOKUP([.G4]; [.$A$2:.$C$38]; 3; 0); &quot;&quot;)">
            <text:p/>
          </table:table-cell>
          <table:table-cell table:style-name="ce40" table:formula="of:=IF([.H4]*[.I4] &lt;&gt; 0; [.H4]*[.I4]; )" office:value-type="string" office:string-value="" calcext:value-type="error">
            <text:p>#VALUE!</text:p>
          </table:table-cell>
          <table:table-cell table:style-name="ce44" office:value-type="float" office:value="13762.6426071673" calcext:value-type="float">
            <text:p>$13,762.64</text:p>
          </table:table-cell>
          <table:table-cell table:style-name="ce46" office:value-type="date" office:date-value="2017-03-26T16:32:05.235" calcext:value-type="date">
            <text:p>3/26/2017 16:32:05</text:p>
          </table:table-cell>
          <table:table-cell table:style-name="ce40" table:formula="of:=IF([.K4]=&quot;&quot;;&quot;&quot;;[.$K$2]-[.K4])" office:value-type="float" office:value="89246.5073928327" calcext:value-type="float">
            <text:p>$89,246.51</text:p>
          </table:table-cell>
          <table:table-cell table:style-name="ce48" table:formula="of:=IF([.M4]=&quot;&quot;;&quot;&quot;;[.M4]/[.$K$2])" office:value-type="percentage" office:value="0.866393979494372" calcext:value-type="percentage">
            <text:p>86.64%</text:p>
          </table:table-cell>
          <table:table-cell table:number-columns-repeated="1010"/>
        </table:table-row>
        <table:table-row table:style-name="ro1">
          <table:table-cell table:style-name="ce19" office:value-type="string" calcext:value-type="string">
            <text:p>Ethereum</text:p>
          </table:table-cell>
          <table:table-cell table:style-name="ce20" office:value-type="string" calcext:value-type="string">
            <text:p>ETH</text:p>
          </table:table-cell>
          <table:table-cell table:style-name="ce22" table:formula="of:=IF([.B5]=&quot;&quot;;&quot;&quot;;VALUE(importjson(&quot;https://min-api.cryptocompare.com/data/price?fsym=&quot;&amp;[.B5]&amp;&quot;&amp;tsyms=USD&quot;;&quot;/USD&quot;;&quot;noHeaders&quot;;[.$L$1]))*[.$C$2])" office:value-type="string" office:string-value="" calcext:value-type="error">
            <text:p>#NAME?</text:p>
          </table:table-cell>
          <table:table-cell table:style-name="ce26" table:formula="of:=IF([.B5]=&quot;&quot;;&quot;&quot;;[.C5]*[.$D$2])" office:value-type="string" office:string-value="" calcext:value-type="error">
            <text:p>#NAME?</text:p>
          </table:table-cell>
          <table:table-cell table:style-name="ce29" table:formula="of:=IF([.B5]=&quot;&quot;;&quot;&quot;;[.C5]*[.$E$2])" office:value-type="string" office:string-value="" calcext:value-type="error">
            <text:p>#NAME?</text:p>
          </table:table-cell>
          <table:table-cell table:style-name="ce27"/>
          <table:table-cell table:style-name="ce21" table:content-validation-name="val1" office:value-type="string" calcext:value-type="string">
            <text:p>Pivx</text:p>
          </table:table-cell>
          <table:table-cell table:style-name="ce35" table:formula="of:=SUMIF([$'Transaction History'.C$1:.C$1048576];[.G5];[$'Transaction History'.D$1:.D$1048576])" office:value-type="string" office:string-value="5,005.93998519" calcext:value-type="string">
            <text:p>5,005.93998519</text:p>
          </table:table-cell>
          <table:table-cell table:style-name="ce38" table:formula="of:=IFERROR(VLOOKUP([.G5]; [.$A$2:.$C$38]; 3; 0); &quot;&quot;)">
            <text:p/>
          </table:table-cell>
          <table:table-cell table:style-name="ce40" table:formula="of:=IF([.H5]*[.I5] &lt;&gt; 0; [.H5]*[.I5]; )" office:value-type="string" office:string-value="" calcext:value-type="error">
            <text:p>#VALUE!</text:p>
          </table:table-cell>
          <table:table-cell table:style-name="ce44"/>
          <table:table-cell table:style-name="ce46"/>
          <table:table-cell table:style-name="ce47" table:formula="of:=IF([.K5]=&quot;&quot;;&quot;&quot;;[.$K$2]-[.K5])">
            <text:p/>
          </table:table-cell>
          <table:table-cell table:style-name="ce49" table:formula="of:=IF([.M5]=&quot;&quot;;&quot;&quot;;[.M5]/[.$K$2])">
            <text:p/>
          </table:table-cell>
          <table:table-cell table:number-columns-repeated="1010"/>
        </table:table-row>
        <table:table-row table:style-name="ro1">
          <table:table-cell table:style-name="ce19" office:value-type="string" calcext:value-type="string">
            <text:p>DASH</text:p>
          </table:table-cell>
          <table:table-cell table:style-name="ce20" office:value-type="string" calcext:value-type="string">
            <text:p>DASH</text:p>
          </table:table-cell>
          <table:table-cell table:style-name="ce22" table:formula="of:=IF([.B6]=&quot;&quot;;&quot;&quot;;VALUE(importjson(&quot;https://min-api.cryptocompare.com/data/price?fsym=&quot;&amp;[.B6]&amp;&quot;&amp;tsyms=USD&quot;;&quot;/USD&quot;;&quot;noHeaders&quot;;[.$L$1]))*[.$C$2])" office:value-type="string" office:string-value="" calcext:value-type="error">
            <text:p>#NAME?</text:p>
          </table:table-cell>
          <table:table-cell table:style-name="ce26" table:formula="of:=IF([.B6]=&quot;&quot;;&quot;&quot;;[.C6]*[.$D$2])" office:value-type="string" office:string-value="" calcext:value-type="error">
            <text:p>#NAME?</text:p>
          </table:table-cell>
          <table:table-cell table:style-name="ce29" table:formula="of:=IF([.B6]=&quot;&quot;;&quot;&quot;;[.C6]*[.$E$2])" office:value-type="string" office:string-value="" calcext:value-type="error">
            <text:p>#NAME?</text:p>
          </table:table-cell>
          <table:table-cell table:style-name="ce27"/>
          <table:table-cell table:style-name="ce21" table:content-validation-name="val1" office:value-type="string" calcext:value-type="string">
            <text:p>BitShares</text:p>
          </table:table-cell>
          <table:table-cell table:style-name="ce35" table:formula="of:=SUMIF([$'Transaction History'.C$1:.C$1048576];[.G6];[$'Transaction History'.D$1:.D$1048576])" office:value-type="string" office:string-value="100,000.00000000" calcext:value-type="string">
            <text:p>100,000.00000000</text:p>
          </table:table-cell>
          <table:table-cell table:style-name="ce38" table:formula="of:=IFERROR(VLOOKUP([.G6]; [.$A$2:.$C$38]; 3; 0); &quot;&quot;)">
            <text:p/>
          </table:table-cell>
          <table:table-cell table:style-name="ce40" table:formula="of:=IF([.H6]*[.I6] &lt;&gt; 0; [.H6]*[.I6]; )" office:value-type="string" office:string-value="" calcext:value-type="error">
            <text:p>#VALUE!</text:p>
          </table:table-cell>
          <table:table-cell table:style-name="ce45" table:formula="of:=IFERROR(VLOOKUP([.I6]; [.$A$2:.$C$17]; 3; 0); &quot;&quot;)">
            <text:p/>
          </table:table-cell>
          <table:table-cell table:style-name="ce46"/>
          <table:table-cell table:style-name="ce47" table:formula="of:=IF([.K6]=&quot;&quot;;&quot;&quot;;[.$K$2]-[.K6])">
            <text:p/>
          </table:table-cell>
          <table:table-cell table:style-name="ce49" table:formula="of:=IF([.M6]=&quot;&quot;;&quot;&quot;;[.M6]/[.$K$2])">
            <text:p/>
          </table:table-cell>
          <table:table-cell table:number-columns-repeated="1010"/>
        </table:table-row>
        <table:table-row table:style-name="ro1">
          <table:table-cell table:style-name="ce19" office:value-type="string" calcext:value-type="string">
            <text:p>Ripple</text:p>
          </table:table-cell>
          <table:table-cell table:style-name="ce20" office:value-type="string" calcext:value-type="string">
            <text:p>XRP</text:p>
          </table:table-cell>
          <table:table-cell table:style-name="ce22" table:formula="of:=IF([.B7]=&quot;&quot;;&quot;&quot;;VALUE(importjson(&quot;https://min-api.cryptocompare.com/data/price?fsym=&quot;&amp;[.B7]&amp;&quot;&amp;tsyms=USD&quot;;&quot;/USD&quot;;&quot;noHeaders&quot;;[.$L$1]))*[.$C$2])" office:value-type="string" office:string-value="" calcext:value-type="error">
            <text:p>#NAME?</text:p>
          </table:table-cell>
          <table:table-cell table:style-name="ce26" table:formula="of:=IF([.B7]=&quot;&quot;;&quot;&quot;;[.C7]*[.$D$2])" office:value-type="string" office:string-value="" calcext:value-type="error">
            <text:p>#NAME?</text:p>
          </table:table-cell>
          <table:table-cell table:style-name="ce29" table:formula="of:=IF([.B7]=&quot;&quot;;&quot;&quot;;[.C7]*[.$E$2])" office:value-type="string" office:string-value="" calcext:value-type="error">
            <text:p>#NAME?</text:p>
          </table:table-cell>
          <table:table-cell table:style-name="ce27"/>
          <table:table-cell table:style-name="ce21" table:content-validation-name="val1"/>
          <table:table-cell table:style-name="ce35" table:formula="of:=SUMIF([$'Transaction History'.C$1:.C$1048576];[.G7];[$'Transaction History'.D$1:.D$1048576])" office:value-type="string" office:string-value="0.00000000" calcext:value-type="string">
            <text:p>0.00000000</text:p>
          </table:table-cell>
          <table:table-cell table:style-name="ce38" table:formula="of:=IFERROR(VLOOKUP([.G7]; [.$A$2:.$C$38]; 3; 0); &quot;&quot;)">
            <text:p/>
          </table:table-cell>
          <table:table-cell table:style-name="ce40" table:formula="of:=IF([.H7]*[.I7] &lt;&gt; 0; [.H7]*[.I7]; )" office:value-type="string" office:string-value="" calcext:value-type="error">
            <text:p>#VALUE!</text:p>
          </table:table-cell>
          <table:table-cell table:style-name="ce44"/>
          <table:table-cell table:style-name="ce46"/>
          <table:table-cell table:style-name="ce47" table:formula="of:=IF([.K7]=&quot;&quot;;&quot;&quot;;[.$K$2]-[.K7])">
            <text:p/>
          </table:table-cell>
          <table:table-cell table:style-name="ce49" table:formula="of:=IF([.M7]=&quot;&quot;;&quot;&quot;;[.M7]/[.$K$2])">
            <text:p/>
          </table:table-cell>
          <table:table-cell table:number-columns-repeated="1010"/>
        </table:table-row>
        <table:table-row table:style-name="ro1">
          <table:table-cell table:style-name="ce19" office:value-type="string" calcext:value-type="string">
            <text:p>Litecoin</text:p>
          </table:table-cell>
          <table:table-cell table:style-name="ce20" office:value-type="string" calcext:value-type="string">
            <text:p>LTC</text:p>
          </table:table-cell>
          <table:table-cell table:style-name="ce22" table:formula="of:=IF([.B8]=&quot;&quot;;&quot;&quot;;VALUE(importjson(&quot;https://min-api.cryptocompare.com/data/price?fsym=&quot;&amp;[.B8]&amp;&quot;&amp;tsyms=USD&quot;;&quot;/USD&quot;;&quot;noHeaders&quot;;[.$L$1]))*[.$C$2])" office:value-type="string" office:string-value="" calcext:value-type="error">
            <text:p>#NAME?</text:p>
          </table:table-cell>
          <table:table-cell table:style-name="ce26" table:formula="of:=IF([.B8]=&quot;&quot;;&quot;&quot;;[.C8]*[.$D$2])" office:value-type="string" office:string-value="" calcext:value-type="error">
            <text:p>#NAME?</text:p>
          </table:table-cell>
          <table:table-cell table:style-name="ce29" table:formula="of:=IF([.B8]=&quot;&quot;;&quot;&quot;;[.C8]*[.$E$2])" office:value-type="string" office:string-value="" calcext:value-type="error">
            <text:p>#NAME?</text:p>
          </table:table-cell>
          <table:table-cell table:style-name="ce27"/>
          <table:table-cell table:style-name="ce21" table:content-validation-name="val1"/>
          <table:table-cell table:style-name="ce35" table:formula="of:=SUMIF([$'Transaction History'.C$1:.C$1048576];[.G8];[$'Transaction History'.D$1:.D$1048576])" office:value-type="string" office:string-value="0.00000000" calcext:value-type="string">
            <text:p>0.00000000</text:p>
          </table:table-cell>
          <table:table-cell table:style-name="ce38" table:formula="of:=IFERROR(VLOOKUP([.G8]; [.$A$2:.$C$38]; 3; 0); &quot;&quot;)">
            <text:p/>
          </table:table-cell>
          <table:table-cell table:style-name="ce40" table:formula="of:=IF([.H8]*[.I8] &lt;&gt; 0; [.H8]*[.I8]; )" office:value-type="string" office:string-value="" calcext:value-type="error">
            <text:p>#VALUE!</text:p>
          </table:table-cell>
          <table:table-cell table:style-name="ce44"/>
          <table:table-cell table:style-name="ce46"/>
          <table:table-cell table:style-name="ce47" table:formula="of:=IF([.K8]=&quot;&quot;;&quot;&quot;;[.$K$2]-[.K8])">
            <text:p/>
          </table:table-cell>
          <table:table-cell table:style-name="ce49" table:formula="of:=IF([.M8]=&quot;&quot;;&quot;&quot;;[.M8]/[.$K$2])">
            <text:p/>
          </table:table-cell>
          <table:table-cell table:number-columns-repeated="1010"/>
        </table:table-row>
        <table:table-row table:style-name="ro1">
          <table:table-cell table:style-name="ce19" office:value-type="string" calcext:value-type="string">
            <text:p>Ethereum Classic</text:p>
          </table:table-cell>
          <table:table-cell table:style-name="ce20" office:value-type="string" calcext:value-type="string">
            <text:p>ETC</text:p>
          </table:table-cell>
          <table:table-cell table:style-name="ce22" table:formula="of:=IF([.B9]=&quot;&quot;;&quot;&quot;;VALUE(importjson(&quot;https://min-api.cryptocompare.com/data/price?fsym=&quot;&amp;[.B9]&amp;&quot;&amp;tsyms=USD&quot;;&quot;/USD&quot;;&quot;noHeaders&quot;;[.$L$1]))*[.$C$2])" office:value-type="string" office:string-value="" calcext:value-type="error">
            <text:p>#NAME?</text:p>
          </table:table-cell>
          <table:table-cell table:style-name="ce26" table:formula="of:=IF([.B9]=&quot;&quot;;&quot;&quot;;[.C9]*[.$D$2])" office:value-type="string" office:string-value="" calcext:value-type="error">
            <text:p>#NAME?</text:p>
          </table:table-cell>
          <table:table-cell table:style-name="ce29" table:formula="of:=IF([.B9]=&quot;&quot;;&quot;&quot;;[.C9]*[.$E$2])" office:value-type="string" office:string-value="" calcext:value-type="error">
            <text:p>#NAME?</text:p>
          </table:table-cell>
          <table:table-cell table:style-name="ce27"/>
          <table:table-cell table:style-name="ce21" table:content-validation-name="val1"/>
          <table:table-cell table:style-name="ce35" table:formula="of:=SUMIF([$'Transaction History'.C$1:.C$1048576];[.G9];[$'Transaction History'.D$1:.D$1048576])" office:value-type="string" office:string-value="0.00000000" calcext:value-type="string">
            <text:p>0.00000000</text:p>
          </table:table-cell>
          <table:table-cell table:style-name="ce38" table:formula="of:=IFERROR(VLOOKUP([.G9]; [.$A$2:.$C$38]; 3; 0); &quot;&quot;)">
            <text:p/>
          </table:table-cell>
          <table:table-cell table:style-name="ce40" table:formula="of:=IF([.H9]*[.I9] &lt;&gt; 0; [.H9]*[.I9]; )" office:value-type="string" office:string-value="" calcext:value-type="error">
            <text:p>#VALUE!</text:p>
          </table:table-cell>
          <table:table-cell table:style-name="ce44"/>
          <table:table-cell table:style-name="ce46"/>
          <table:table-cell table:style-name="ce47" table:formula="of:=IF([.K9]=&quot;&quot;;&quot;&quot;;[.$K$2]-[.K9])">
            <text:p/>
          </table:table-cell>
          <table:table-cell table:style-name="ce49" table:formula="of:=IF([.M9]=&quot;&quot;;&quot;&quot;;[.M9]/[.$K$2])">
            <text:p/>
          </table:table-cell>
          <table:table-cell table:number-columns-repeated="1010"/>
        </table:table-row>
        <table:table-row table:style-name="ro1">
          <table:table-cell table:style-name="ce19" office:value-type="string" calcext:value-type="string">
            <text:p>NEM</text:p>
          </table:table-cell>
          <table:table-cell table:style-name="ce20" office:value-type="string" calcext:value-type="string">
            <text:p>XEM</text:p>
          </table:table-cell>
          <table:table-cell table:style-name="ce22" table:formula="of:=IF([.B10]=&quot;&quot;;&quot;&quot;;VALUE(importjson(&quot;https://min-api.cryptocompare.com/data/price?fsym=&quot;&amp;[.B10]&amp;&quot;&amp;tsyms=USD&quot;;&quot;/USD&quot;;&quot;noHeaders&quot;;[.$L$1]))*[.$C$2])" office:value-type="string" office:string-value="" calcext:value-type="error">
            <text:p>#NAME?</text:p>
          </table:table-cell>
          <table:table-cell table:style-name="ce26" table:formula="of:=IF([.B10]=&quot;&quot;;&quot;&quot;;[.C10]*[.$D$2])" office:value-type="string" office:string-value="" calcext:value-type="error">
            <text:p>#NAME?</text:p>
          </table:table-cell>
          <table:table-cell table:style-name="ce29" table:formula="of:=IF([.B10]=&quot;&quot;;&quot;&quot;;[.C10]*[.$E$2])" office:value-type="string" office:string-value="" calcext:value-type="error">
            <text:p>#NAME?</text:p>
          </table:table-cell>
          <table:table-cell table:style-name="ce27"/>
          <table:table-cell table:style-name="ce21" table:content-validation-name="val1"/>
          <table:table-cell table:style-name="ce35" table:formula="of:=SUMIF([$'Transaction History'.C$1:.C$1048576];[.G10];[$'Transaction History'.D$1:.D$1048576])" office:value-type="string" office:string-value="0.00000000" calcext:value-type="string">
            <text:p>0.00000000</text:p>
          </table:table-cell>
          <table:table-cell table:style-name="ce38" table:formula="of:=IFERROR(VLOOKUP([.G10]; [.$A$2:.$C$38]; 3; 0); &quot;&quot;)">
            <text:p/>
          </table:table-cell>
          <table:table-cell table:style-name="ce40" table:formula="of:=IF([.H10]*[.I10] &lt;&gt; 0; [.H10]*[.I10]; )" office:value-type="string" office:string-value="" calcext:value-type="error">
            <text:p>#VALUE!</text:p>
          </table:table-cell>
          <table:table-cell table:style-name="ce44" table:number-columns-repeated="2"/>
          <table:table-cell table:style-name="ce20"/>
          <table:table-cell table:number-columns-repeated="1011"/>
        </table:table-row>
        <table:table-row table:style-name="ro1">
          <table:table-cell table:style-name="ce19" office:value-type="string" calcext:value-type="string">
            <text:p>Augur</text:p>
          </table:table-cell>
          <table:table-cell table:style-name="ce20" office:value-type="string" calcext:value-type="string">
            <text:p>REP</text:p>
          </table:table-cell>
          <table:table-cell table:style-name="ce22" table:formula="of:=IF([.B11]=&quot;&quot;;&quot;&quot;;VALUE(importjson(&quot;https://min-api.cryptocompare.com/data/price?fsym=&quot;&amp;[.B11]&amp;&quot;&amp;tsyms=USD&quot;;&quot;/USD&quot;;&quot;noHeaders&quot;;[.$L$1]))*[.$C$2])" office:value-type="string" office:string-value="" calcext:value-type="error">
            <text:p>#NAME?</text:p>
          </table:table-cell>
          <table:table-cell table:style-name="ce26" table:formula="of:=IF([.B11]=&quot;&quot;;&quot;&quot;;[.C11]*[.$D$2])" office:value-type="string" office:string-value="" calcext:value-type="error">
            <text:p>#NAME?</text:p>
          </table:table-cell>
          <table:table-cell table:style-name="ce29" table:formula="of:=IF([.B11]=&quot;&quot;;&quot;&quot;;[.C11]*[.$E$2])" office:value-type="string" office:string-value="" calcext:value-type="error">
            <text:p>#NAME?</text:p>
          </table:table-cell>
          <table:table-cell table:style-name="ce27"/>
          <table:table-cell table:style-name="ce21" table:content-validation-name="val1"/>
          <table:table-cell table:style-name="ce35" table:formula="of:=SUMIF([$'Transaction History'.C$1:.C$1048576];[.G11];[$'Transaction History'.D$1:.D$1048576])" office:value-type="string" office:string-value="0.00000000" calcext:value-type="string">
            <text:p>0.00000000</text:p>
          </table:table-cell>
          <table:table-cell table:style-name="ce38" table:formula="of:=IFERROR(VLOOKUP([.G11]; [.$A$2:.$C$38]; 3; 0); &quot;&quot;)">
            <text:p/>
          </table:table-cell>
          <table:table-cell table:style-name="ce40" table:formula="of:=IF([.H11]*[.I11] &lt;&gt; 0; [.H11]*[.I11]; )" office:value-type="string" office:string-value="" calcext:value-type="error">
            <text:p>#VALUE!</text:p>
          </table:table-cell>
          <table:table-cell table:style-name="ce44" table:number-columns-repeated="2"/>
          <table:table-cell table:style-name="ce20"/>
          <table:table-cell table:number-columns-repeated="1011"/>
        </table:table-row>
        <table:table-row table:style-name="ro1">
          <table:table-cell table:style-name="ce19" office:value-type="string" calcext:value-type="string">
            <text:p>MaidSafeCoin</text:p>
          </table:table-cell>
          <table:table-cell table:style-name="ce20" office:value-type="string" calcext:value-type="string">
            <text:p>MAID</text:p>
          </table:table-cell>
          <table:table-cell table:style-name="ce22" table:formula="of:=IF([.B12]=&quot;&quot;;&quot;&quot;;VALUE(importjson(&quot;https://min-api.cryptocompare.com/data/price?fsym=&quot;&amp;[.B12]&amp;&quot;&amp;tsyms=USD&quot;;&quot;/USD&quot;;&quot;noHeaders&quot;;[.$L$1]))*[.$C$2])" office:value-type="string" office:string-value="" calcext:value-type="error">
            <text:p>#NAME?</text:p>
          </table:table-cell>
          <table:table-cell table:style-name="ce26" table:formula="of:=IF([.B12]=&quot;&quot;;&quot;&quot;;[.C12]*[.$D$2])" office:value-type="string" office:string-value="" calcext:value-type="error">
            <text:p>#NAME?</text:p>
          </table:table-cell>
          <table:table-cell table:style-name="ce29" table:formula="of:=IF([.B12]=&quot;&quot;;&quot;&quot;;[.C12]*[.$E$2])" office:value-type="string" office:string-value="" calcext:value-type="error">
            <text:p>#NAME?</text:p>
          </table:table-cell>
          <table:table-cell table:style-name="ce27"/>
          <table:table-cell table:style-name="ce21" table:content-validation-name="val1"/>
          <table:table-cell table:style-name="ce35" table:formula="of:=SUMIF([$'Transaction History'.C$1:.C$1048576];[.G12];[$'Transaction History'.D$1:.D$1048576])" office:value-type="string" office:string-value="0.00000000" calcext:value-type="string">
            <text:p>0.00000000</text:p>
          </table:table-cell>
          <table:table-cell table:style-name="ce38" table:formula="of:=IFERROR(VLOOKUP([.G12]; [.$A$2:.$C$38]; 3; 0); &quot;&quot;)">
            <text:p/>
          </table:table-cell>
          <table:table-cell table:style-name="ce40" table:formula="of:=IF([.H12]*[.I12] &lt;&gt; 0; [.H12]*[.I12]; )" office:value-type="string" office:string-value="" calcext:value-type="error">
            <text:p>#VALUE!</text:p>
          </table:table-cell>
          <table:table-cell table:style-name="ce44" table:number-columns-repeated="2"/>
          <table:table-cell table:style-name="ce20"/>
          <table:table-cell table:number-columns-repeated="1011"/>
        </table:table-row>
        <table:table-row table:style-name="ro1">
          <table:table-cell table:style-name="ce19" office:value-type="string" calcext:value-type="string">
            <text:p>Zcash</text:p>
          </table:table-cell>
          <table:table-cell table:style-name="ce20" office:value-type="string" calcext:value-type="string">
            <text:p>ZEC</text:p>
          </table:table-cell>
          <table:table-cell table:style-name="ce22" table:formula="of:=IF([.B13]=&quot;&quot;;&quot;&quot;;VALUE(importjson(&quot;https://min-api.cryptocompare.com/data/price?fsym=&quot;&amp;[.B13]&amp;&quot;&amp;tsyms=USD&quot;;&quot;/USD&quot;;&quot;noHeaders&quot;;[.$L$1]))*[.$C$2])" office:value-type="string" office:string-value="" calcext:value-type="error">
            <text:p>#NAME?</text:p>
          </table:table-cell>
          <table:table-cell table:style-name="ce26" table:formula="of:=IF([.B13]=&quot;&quot;;&quot;&quot;;[.C13]*[.$D$2])" office:value-type="string" office:string-value="" calcext:value-type="error">
            <text:p>#NAME?</text:p>
          </table:table-cell>
          <table:table-cell table:style-name="ce29" table:formula="of:=IF([.B13]=&quot;&quot;;&quot;&quot;;[.C13]*[.$E$2])" office:value-type="string" office:string-value="" calcext:value-type="error">
            <text:p>#NAME?</text:p>
          </table:table-cell>
          <table:table-cell table:style-name="ce27"/>
          <table:table-cell table:style-name="ce21" table:content-validation-name="val1"/>
          <table:table-cell table:style-name="ce35" table:formula="of:=SUMIF([$'Transaction History'.C$1:.C$1048576];[.G13];[$'Transaction History'.D$1:.D$1048576])" office:value-type="string" office:string-value="0.00000000" calcext:value-type="string">
            <text:p>0.00000000</text:p>
          </table:table-cell>
          <table:table-cell table:style-name="ce38" table:formula="of:=IFERROR(VLOOKUP([.G13]; [.$A$2:.$C$38]; 3; 0); &quot;&quot;)">
            <text:p/>
          </table:table-cell>
          <table:table-cell table:style-name="ce40" table:formula="of:=IF([.H13]*[.I13] &lt;&gt; 0; [.H13]*[.I13]; )" office:value-type="string" office:string-value="" calcext:value-type="error">
            <text:p>#VALUE!</text:p>
          </table:table-cell>
          <table:table-cell table:style-name="ce44" table:number-columns-repeated="2"/>
          <table:table-cell table:style-name="ce20"/>
          <table:table-cell table:number-columns-repeated="1011"/>
        </table:table-row>
        <table:table-row table:style-name="ro1">
          <table:table-cell table:style-name="ce19" office:value-type="string" calcext:value-type="string">
            <text:p>Steem</text:p>
          </table:table-cell>
          <table:table-cell table:style-name="ce20" office:value-type="string" calcext:value-type="string">
            <text:p>STEEM</text:p>
          </table:table-cell>
          <table:table-cell table:style-name="ce22" table:formula="of:=IF([.B14]=&quot;&quot;;&quot;&quot;;VALUE(importjson(&quot;https://min-api.cryptocompare.com/data/price?fsym=&quot;&amp;[.B14]&amp;&quot;&amp;tsyms=USD&quot;;&quot;/USD&quot;;&quot;noHeaders&quot;;[.$L$1]))*[.$C$2])" office:value-type="string" office:string-value="" calcext:value-type="error">
            <text:p>#NAME?</text:p>
          </table:table-cell>
          <table:table-cell table:style-name="ce26" table:formula="of:=IF([.B14]=&quot;&quot;;&quot;&quot;;[.C14]*[.$D$2])" office:value-type="string" office:string-value="" calcext:value-type="error">
            <text:p>#NAME?</text:p>
          </table:table-cell>
          <table:table-cell table:style-name="ce29" table:formula="of:=IF([.B14]=&quot;&quot;;&quot;&quot;;[.C14]*[.$E$2])" office:value-type="string" office:string-value="" calcext:value-type="error">
            <text:p>#NAME?</text:p>
          </table:table-cell>
          <table:table-cell table:style-name="ce27"/>
          <table:table-cell table:style-name="ce21" table:content-validation-name="val1"/>
          <table:table-cell table:style-name="ce35"/>
          <table:table-cell table:style-name="ce38" table:formula="of:=IFERROR(VLOOKUP([.G14]; [.$A$2:.$C$38]; 3; 0); &quot;&quot;)">
            <text:p/>
          </table:table-cell>
          <table:table-cell table:style-name="ce40" table:formula="of:=IF([.H14]*[.I14] &lt;&gt; 0; [.H14]*[.I14]; )" office:value-type="string" office:string-value="" calcext:value-type="error">
            <text:p>#VALUE!</text:p>
          </table:table-cell>
          <table:table-cell table:style-name="ce44" table:number-columns-repeated="2"/>
          <table:table-cell table:style-name="ce20"/>
          <table:table-cell table:number-columns-repeated="1011"/>
        </table:table-row>
        <table:table-row table:style-name="ro1">
          <table:table-cell table:style-name="ce19" office:value-type="string" calcext:value-type="string">
            <text:p>Golem</text:p>
          </table:table-cell>
          <table:table-cell table:style-name="ce20" office:value-type="string" calcext:value-type="string">
            <text:p>GNT</text:p>
          </table:table-cell>
          <table:table-cell table:style-name="ce22" table:formula="of:=IF([.B15]=&quot;&quot;;&quot;&quot;;VALUE(importjson(&quot;https://min-api.cryptocompare.com/data/price?fsym=&quot;&amp;[.B15]&amp;&quot;&amp;tsyms=USD&quot;;&quot;/USD&quot;;&quot;noHeaders&quot;;[.$L$1]))*[.$C$2])" office:value-type="string" office:string-value="" calcext:value-type="error">
            <text:p>#NAME?</text:p>
          </table:table-cell>
          <table:table-cell table:style-name="ce26" table:formula="of:=IF([.B15]=&quot;&quot;;&quot;&quot;;[.C15]*[.$D$2])" office:value-type="string" office:string-value="" calcext:value-type="error">
            <text:p>#NAME?</text:p>
          </table:table-cell>
          <table:table-cell table:style-name="ce29" table:formula="of:=IF([.B15]=&quot;&quot;;&quot;&quot;;[.C15]*[.$E$2])" office:value-type="string" office:string-value="" calcext:value-type="error">
            <text:p>#NAME?</text:p>
          </table:table-cell>
          <table:table-cell table:style-name="ce27"/>
          <table:table-cell table:style-name="ce21"/>
          <table:table-cell table:style-name="ce35"/>
          <table:table-cell table:style-name="ce38" table:formula="of:=IFERROR(VLOOKUP([.G15]; [.$A$2:.$C$38]; 3; 0); &quot;&quot;)">
            <text:p/>
          </table:table-cell>
          <table:table-cell table:style-name="ce40" table:formula="of:=IF([.H15]*[.I15] &lt;&gt; 0; [.H15]*[.I15]; )" office:value-type="string" office:string-value="" calcext:value-type="error">
            <text:p>#VALUE!</text:p>
          </table:table-cell>
          <table:table-cell table:style-name="ce44" table:number-columns-repeated="2"/>
          <table:table-cell table:style-name="ce20"/>
          <table:table-cell table:number-columns-repeated="1011"/>
        </table:table-row>
        <table:table-row table:style-name="ro1">
          <table:table-cell table:style-name="ce19" office:value-type="string" calcext:value-type="string">
            <text:p>Lisk</text:p>
          </table:table-cell>
          <table:table-cell table:style-name="ce20" office:value-type="string" calcext:value-type="string">
            <text:p>LSK</text:p>
          </table:table-cell>
          <table:table-cell table:style-name="ce22" table:formula="of:=IF([.B16]=&quot;&quot;;&quot;&quot;;VALUE(importjson(&quot;https://min-api.cryptocompare.com/data/price?fsym=&quot;&amp;[.B16]&amp;&quot;&amp;tsyms=USD&quot;;&quot;/USD&quot;;&quot;noHeaders&quot;;[.$L$1]))*[.$C$2])" office:value-type="string" office:string-value="" calcext:value-type="error">
            <text:p>#NAME?</text:p>
          </table:table-cell>
          <table:table-cell table:style-name="ce26" table:formula="of:=IF([.B16]=&quot;&quot;;&quot;&quot;;[.C16]*[.$D$2])" office:value-type="string" office:string-value="" calcext:value-type="error">
            <text:p>#NAME?</text:p>
          </table:table-cell>
          <table:table-cell table:style-name="ce29" table:formula="of:=IF([.B16]=&quot;&quot;;&quot;&quot;;[.C16]*[.$E$2])" office:value-type="string" office:string-value="" calcext:value-type="error">
            <text:p>#NAME?</text:p>
          </table:table-cell>
          <table:table-cell table:style-name="ce27"/>
          <table:table-cell table:style-name="ce32" office:value-type="string" office:string-value="Wallet" calcext:value-type="string">
            <text:p><text:s/>Wallet </text:p>
          </table:table-cell>
          <table:table-cell table:style-name="ce32" office:value-type="string" office:string-value="Asset" calcext:value-type="string">
            <text:p><text:s/>Asset </text:p>
          </table:table-cell>
          <table:table-cell table:style-name="ce32" office:value-type="string" office:string-value="Amount" calcext:value-type="string">
            <text:p><text:s/>Amount </text:p>
          </table:table-cell>
          <table:table-cell table:style-name="ce40"/>
          <table:table-cell table:style-name="ce44" table:number-columns-repeated="2"/>
          <table:table-cell table:style-name="ce20"/>
          <table:table-cell table:number-columns-repeated="1011"/>
        </table:table-row>
        <table:table-row table:style-name="ro1">
          <table:table-cell table:style-name="ce19" office:value-type="string" calcext:value-type="string">
            <text:p>Factom</text:p>
          </table:table-cell>
          <table:table-cell table:style-name="ce20" office:value-type="string" calcext:value-type="string">
            <text:p>FCT</text:p>
          </table:table-cell>
          <table:table-cell table:style-name="ce22" table:formula="of:=IF([.B17]=&quot;&quot;;&quot;&quot;;VALUE(importjson(&quot;https://min-api.cryptocompare.com/data/price?fsym=&quot;&amp;[.B17]&amp;&quot;&amp;tsyms=USD&quot;;&quot;/USD&quot;;&quot;noHeaders&quot;;[.$L$1]))*[.$C$2])" office:value-type="string" office:string-value="" calcext:value-type="error">
            <text:p>#NAME?</text:p>
          </table:table-cell>
          <table:table-cell table:style-name="ce26" table:formula="of:=IF([.B17]=&quot;&quot;;&quot;&quot;;[.C17]*[.$D$2])" office:value-type="string" office:string-value="" calcext:value-type="error">
            <text:p>#NAME?</text:p>
          </table:table-cell>
          <table:table-cell table:style-name="ce29" table:formula="of:=IF([.B17]=&quot;&quot;;&quot;&quot;;[.C17]*[.$E$2])" office:value-type="string" office:string-value="" calcext:value-type="error">
            <text:p>#NAME?</text:p>
          </table:table-cell>
          <table:table-cell table:style-name="ce27"/>
          <table:table-cell table:style-name="ce20" table:content-validation-name="val2" office:value-type="string" calcext:value-type="string">
            <text:p>Bittrex</text:p>
          </table:table-cell>
          <table:table-cell table:style-name="ce35" table:content-validation-name="val1" office:value-type="string" calcext:value-type="string">
            <text:p>Bitcoin</text:p>
          </table:table-cell>
          <table:table-cell table:style-name="ce35" table:formula="of:=IFERROR(__xludf.dummyfunction(&quot;SUM(IFERROR(FILTER('Transaction History'!B:D,'Transaction History'!B:B=G17,'Transaction History'!C:C=H17),0))&quot;);&quot;10.00000000&quot;)" office:value-type="string" office:string-value="10.00000000" calcext:value-type="string">
            <text:p>10.00000000</text:p>
          </table:table-cell>
          <table:table-cell table:style-name="ce40"/>
          <table:table-cell table:style-name="ce44" table:number-columns-repeated="2"/>
          <table:table-cell table:style-name="ce20"/>
          <table:table-cell table:number-columns-repeated="1011"/>
        </table:table-row>
        <table:table-row table:style-name="ro1">
          <table:table-cell table:style-name="ce19" office:value-type="string" calcext:value-type="string">
            <text:p>Monero</text:p>
          </table:table-cell>
          <table:table-cell table:style-name="ce20" office:value-type="string" calcext:value-type="string">
            <text:p>XMR</text:p>
          </table:table-cell>
          <table:table-cell table:style-name="ce22" table:formula="of:=IF([.B18]=&quot;&quot;;&quot;&quot;;VALUE(importjson(&quot;https://min-api.cryptocompare.com/data/price?fsym=&quot;&amp;[.B18]&amp;&quot;&amp;tsyms=USD&quot;;&quot;/USD&quot;;&quot;noHeaders&quot;;[.$L$1]))*[.$C$2])" office:value-type="string" office:string-value="" calcext:value-type="error">
            <text:p>#NAME?</text:p>
          </table:table-cell>
          <table:table-cell table:style-name="ce26" table:formula="of:=IF([.B18]=&quot;&quot;;&quot;&quot;;[.C18]*[.$D$2])" office:value-type="string" office:string-value="" calcext:value-type="error">
            <text:p>#NAME?</text:p>
          </table:table-cell>
          <table:table-cell table:style-name="ce29" table:formula="of:=IF([.B18]=&quot;&quot;;&quot;&quot;;[.C18]*[.$E$2])" office:value-type="string" office:string-value="" calcext:value-type="error">
            <text:p>#NAME?</text:p>
          </table:table-cell>
          <table:table-cell table:style-name="ce27"/>
          <table:table-cell table:style-name="ce20" table:content-validation-name="val2" office:value-type="string" calcext:value-type="string">
            <text:p>Bittrex</text:p>
          </table:table-cell>
          <table:table-cell table:style-name="ce35" table:content-validation-name="val1" office:value-type="string" calcext:value-type="string">
            <text:p>Pivx</text:p>
          </table:table-cell>
          <table:table-cell table:style-name="ce35" table:formula="of:=IFERROR(__xludf.dummyfunction(&quot;SUM(IFERROR(FILTER('Transaction History'!B:D,'Transaction History'!B:B=G18,'Transaction History'!C:C=H18),0))&quot;);&quot;0.00000000&quot;)" office:value-type="string" office:string-value="0.00000000" calcext:value-type="string">
            <text:p>0.00000000</text:p>
          </table:table-cell>
          <table:table-cell table:style-name="ce40"/>
          <table:table-cell table:style-name="ce44" table:number-columns-repeated="2"/>
          <table:table-cell table:style-name="ce20"/>
          <table:table-cell table:number-columns-repeated="1011"/>
        </table:table-row>
        <table:table-row table:style-name="ro1">
          <table:table-cell table:style-name="ce19" office:value-type="string" calcext:value-type="string">
            <text:p>Pivx</text:p>
          </table:table-cell>
          <table:table-cell table:style-name="ce20" office:value-type="string" calcext:value-type="string">
            <text:p>PIVX</text:p>
          </table:table-cell>
          <table:table-cell table:style-name="ce22" table:formula="of:=IF([.B19]=&quot;&quot;;&quot;&quot;;VALUE(importjson(&quot;https://min-api.cryptocompare.com/data/price?fsym=&quot;&amp;[.B19]&amp;&quot;&amp;tsyms=USD&quot;;&quot;/USD&quot;;&quot;noHeaders&quot;;[.$L$1]))*[.$C$2])" office:value-type="string" office:string-value="" calcext:value-type="error">
            <text:p>#NAME?</text:p>
          </table:table-cell>
          <table:table-cell table:style-name="ce26" table:formula="of:=IF([.B19]=&quot;&quot;;&quot;&quot;;[.C19]*[.$D$2])" office:value-type="string" office:string-value="" calcext:value-type="error">
            <text:p>#NAME?</text:p>
          </table:table-cell>
          <table:table-cell table:style-name="ce29" table:formula="of:=IF([.B19]=&quot;&quot;;&quot;&quot;;[.C19]*[.$E$2])" office:value-type="string" office:string-value="" calcext:value-type="error">
            <text:p>#NAME?</text:p>
          </table:table-cell>
          <table:table-cell table:style-name="ce27"/>
          <table:table-cell table:style-name="ce20" table:content-validation-name="val2" office:value-type="string" calcext:value-type="string">
            <text:p>Bittrex</text:p>
          </table:table-cell>
          <table:table-cell table:style-name="ce35" table:content-validation-name="val1" office:value-type="string" calcext:value-type="string">
            <text:p>Ark</text:p>
          </table:table-cell>
          <table:table-cell table:style-name="ce35" table:formula="of:=IFERROR(__xludf.dummyfunction(&quot;SUM(IFERROR(FILTER('Transaction History'!B:D,'Transaction History'!B:B=G19,'Transaction History'!C:C=H19),0))&quot;);&quot;5,000.00000000&quot;)" office:value-type="string" office:string-value="5,000.00000000" calcext:value-type="string">
            <text:p>5,000.00000000</text:p>
          </table:table-cell>
          <table:table-cell table:style-name="ce40"/>
          <table:table-cell table:style-name="ce44" table:number-columns-repeated="2"/>
          <table:table-cell table:style-name="ce20"/>
          <table:table-cell table:number-columns-repeated="1011"/>
        </table:table-row>
        <table:table-row table:style-name="ro1">
          <table:table-cell table:style-name="ce19" office:value-type="string" calcext:value-type="string">
            <text:p>Ark</text:p>
          </table:table-cell>
          <table:table-cell table:style-name="ce20" office:value-type="string" calcext:value-type="string">
            <text:p>ARK</text:p>
          </table:table-cell>
          <table:table-cell table:style-name="ce22" table:formula="of:=IF([.B20]=&quot;&quot;;&quot;&quot;;VALUE(importjson(&quot;https://min-api.cryptocompare.com/data/price?fsym=&quot;&amp;[.B20]&amp;&quot;&amp;tsyms=USD&quot;;&quot;/USD&quot;;&quot;noHeaders&quot;;[.$L$1]))*[.$C$2])" office:value-type="string" office:string-value="" calcext:value-type="error">
            <text:p>#NAME?</text:p>
          </table:table-cell>
          <table:table-cell table:style-name="ce26" table:formula="of:=IF([.B20]=&quot;&quot;;&quot;&quot;;[.C20]*[.$D$2])" office:value-type="string" office:string-value="" calcext:value-type="error">
            <text:p>#NAME?</text:p>
          </table:table-cell>
          <table:table-cell table:style-name="ce29" table:formula="of:=IF([.B20]=&quot;&quot;;&quot;&quot;;[.C20]*[.$E$2])" office:value-type="string" office:string-value="" calcext:value-type="error">
            <text:p>#NAME?</text:p>
          </table:table-cell>
          <table:table-cell table:style-name="ce27"/>
          <table:table-cell table:style-name="ce20" table:content-validation-name="val2" office:value-type="string" calcext:value-type="string">
            <text:p>Steemit</text:p>
          </table:table-cell>
          <table:table-cell table:style-name="ce35" table:content-validation-name="val1" office:value-type="string" calcext:value-type="string">
            <text:p>Steem</text:p>
          </table:table-cell>
          <table:table-cell table:style-name="ce35" table:formula="of:=IFERROR(__xludf.dummyfunction(&quot;SUM(IFERROR(FILTER('Transaction History'!B:D,'Transaction History'!B:B=G20,'Transaction History'!C:C=H20),0))&quot;);&quot;1,000.00000000&quot;)" office:value-type="string" office:string-value="1,000.00000000" calcext:value-type="string">
            <text:p>1,000.00000000</text:p>
          </table:table-cell>
          <table:table-cell table:style-name="ce40"/>
          <table:table-cell table:style-name="ce44" table:number-columns-repeated="2"/>
          <table:table-cell table:style-name="ce20"/>
          <table:table-cell table:number-columns-repeated="1011"/>
        </table:table-row>
        <table:table-row table:style-name="ro1">
          <table:table-cell table:style-name="ce19"/>
          <table:table-cell table:style-name="ce21"/>
          <table:table-cell table:style-name="ce22" table:formula="of:=IF([.B21]=&quot;&quot;;&quot;&quot;;VALUE(importjson(&quot;https://min-api.cryptocompare.com/data/price?fsym=&quot;&amp;[.B21]&amp;&quot;&amp;tsyms=USD&quot;;&quot;/USD&quot;;&quot;noHeaders&quot;;[.$L$1]))*[.$C$2])">
            <text:p><text:s text:c="2"/></text:p>
          </table:table-cell>
          <table:table-cell table:style-name="ce26" table:formula="of:=IF([.B21]=&quot;&quot;;&quot;&quot;;[.C21]*[.$D$2])">
            <text:p/>
          </table:table-cell>
          <table:table-cell table:style-name="ce29" table:formula="of:=IF([.B21]=&quot;&quot;;&quot;&quot;;[.C21]*[.$E$2])">
            <text:p/>
          </table:table-cell>
          <table:table-cell table:style-name="ce27"/>
          <table:table-cell table:style-name="ce20" table:content-validation-name="val2" office:value-type="string" calcext:value-type="string">
            <text:p>Wallet</text:p>
          </table:table-cell>
          <table:table-cell table:style-name="ce35" table:content-validation-name="val1" office:value-type="string" calcext:value-type="string">
            <text:p>Pivx</text:p>
          </table:table-cell>
          <table:table-cell table:style-name="ce35" table:formula="of:=IFERROR(__xludf.dummyfunction(&quot;SUM(IFERROR(FILTER('Transaction History'!B:D,'Transaction History'!B:B=G21,'Transaction History'!C:C=H21),0))&quot;);&quot;5,005.93998519&quot;)" office:value-type="string" office:string-value="5,005.93998519" calcext:value-type="string">
            <text:p>5,005.93998519</text:p>
          </table:table-cell>
          <table:table-cell table:style-name="ce40"/>
          <table:table-cell table:style-name="ce44" table:number-columns-repeated="2"/>
          <table:table-cell table:style-name="ce20"/>
          <table:table-cell table:number-columns-repeated="1011"/>
        </table:table-row>
        <table:table-row table:style-name="ro1">
          <table:table-cell table:style-name="ce19"/>
          <table:table-cell table:style-name="ce21"/>
          <table:table-cell table:style-name="ce22" table:formula="of:=IF([.B22]=&quot;&quot;;&quot;&quot;;VALUE(importjson(&quot;https://min-api.cryptocompare.com/data/price?fsym=&quot;&amp;[.B22]&amp;&quot;&amp;tsyms=USD&quot;;&quot;/USD&quot;;&quot;noHeaders&quot;;[.$L$1]))*[.$C$2])">
            <text:p><text:s text:c="2"/></text:p>
          </table:table-cell>
          <table:table-cell table:style-name="ce26" table:formula="of:=IF([.B22]=&quot;&quot;;&quot;&quot;;[.C22]*[.$D$2])">
            <text:p/>
          </table:table-cell>
          <table:table-cell table:style-name="ce29" table:formula="of:=IF([.B22]=&quot;&quot;;&quot;&quot;;[.C22]*[.$E$2])">
            <text:p/>
          </table:table-cell>
          <table:table-cell table:style-name="ce27"/>
          <table:table-cell table:style-name="ce20" table:content-validation-name="val2" office:value-type="string" calcext:value-type="string">
            <text:p>OpenLedger</text:p>
          </table:table-cell>
          <table:table-cell table:style-name="ce35" table:content-validation-name="val1" office:value-type="string" calcext:value-type="string">
            <text:p>Steem</text:p>
          </table:table-cell>
          <table:table-cell table:style-name="ce35" table:formula="of:=IFERROR(__xludf.dummyfunction(&quot;SUM(IFERROR(FILTER('Transaction History'!B:D,'Transaction History'!B:B=G22,'Transaction History'!C:C=H22),0))&quot;);&quot;0.00000000&quot;)" office:value-type="string" office:string-value="0.00000000" calcext:value-type="string">
            <text:p>0.00000000</text:p>
          </table:table-cell>
          <table:table-cell table:style-name="ce40"/>
          <table:table-cell table:style-name="ce44" table:number-columns-repeated="2"/>
          <table:table-cell table:style-name="ce20"/>
          <table:table-cell table:number-columns-repeated="1011"/>
        </table:table-row>
        <table:table-row table:style-name="ro1">
          <table:table-cell table:style-name="ce19"/>
          <table:table-cell/>
          <table:table-cell table:style-name="ce22" table:formula="of:=IF([.B23]=&quot;&quot;;&quot;&quot;;VALUE(importjson(&quot;https://min-api.cryptocompare.com/data/price?fsym=&quot;&amp;[.B23]&amp;&quot;&amp;tsyms=USD&quot;;&quot;/USD&quot;;&quot;noHeaders&quot;;[.$L$1]))*[.$C$2])">
            <text:p><text:s text:c="2"/></text:p>
          </table:table-cell>
          <table:table-cell table:style-name="ce26" table:formula="of:=IF([.B23]=&quot;&quot;;&quot;&quot;;[.C23]*[.$D$2])">
            <text:p/>
          </table:table-cell>
          <table:table-cell table:style-name="ce29" table:formula="of:=IF([.B23]=&quot;&quot;;&quot;&quot;;[.C23]*[.$E$2])">
            <text:p/>
          </table:table-cell>
          <table:table-cell table:style-name="ce27"/>
          <table:table-cell table:style-name="ce20" table:content-validation-name="val2" office:value-type="string" calcext:value-type="string">
            <text:p>OpenLedger</text:p>
          </table:table-cell>
          <table:table-cell table:style-name="ce35" table:content-validation-name="val1" office:value-type="string" calcext:value-type="string">
            <text:p>BitShares</text:p>
          </table:table-cell>
          <table:table-cell table:style-name="ce35" table:formula="of:=IFERROR(__xludf.dummyfunction(&quot;SUM(IFERROR(FILTER('Transaction History'!B:D,'Transaction History'!B:B=G23,'Transaction History'!C:C=H23),0))&quot;);&quot;100,000.00000000&quot;)" office:value-type="string" office:string-value="100,000.00000000" calcext:value-type="string">
            <text:p>100,00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24]=&quot;&quot;;&quot;&quot;;VALUE(importjson(&quot;https://min-api.cryptocompare.com/data/price?fsym=&quot;&amp;[.B24]&amp;&quot;&amp;tsyms=USD&quot;;&quot;/USD&quot;;&quot;noHeaders&quot;;[.$L$1]))*[.$C$2])">
            <text:p><text:s text:c="2"/></text:p>
          </table:table-cell>
          <table:table-cell table:style-name="ce26" table:formula="of:=IF([.B24]=&quot;&quot;;&quot;&quot;;[.C24]*[.$D$2])">
            <text:p/>
          </table:table-cell>
          <table:table-cell table:style-name="ce29" table:formula="of:=IF([.B24]=&quot;&quot;;&quot;&quot;;[.C24]*[.$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24,'Transaction History'!C:C=H24),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25]=&quot;&quot;;&quot;&quot;;VALUE(importjson(&quot;https://min-api.cryptocompare.com/data/price?fsym=&quot;&amp;[.B25]&amp;&quot;&amp;tsyms=USD&quot;;&quot;/USD&quot;;&quot;noHeaders&quot;;[.$L$1]))*[.$C$2])">
            <text:p><text:s text:c="2"/></text:p>
          </table:table-cell>
          <table:table-cell table:style-name="ce26" table:formula="of:=IF([.B25]=&quot;&quot;;&quot;&quot;;[.C25]*[.$D$2])">
            <text:p/>
          </table:table-cell>
          <table:table-cell table:style-name="ce29" table:formula="of:=IF([.B25]=&quot;&quot;;&quot;&quot;;[.C25]*[.$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25,'Transaction History'!C:C=H25),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26]=&quot;&quot;;&quot;&quot;;VALUE(importjson(&quot;https://min-api.cryptocompare.com/data/price?fsym=&quot;&amp;[.B26]&amp;&quot;&amp;tsyms=USD&quot;;&quot;/USD&quot;;&quot;noHeaders&quot;;[.$L$1]))*[.$C$2])">
            <text:p><text:s text:c="2"/></text:p>
          </table:table-cell>
          <table:table-cell table:style-name="ce26" table:formula="of:=IF([.B26]=&quot;&quot;;&quot;&quot;;[.C26]*[.$D$2])">
            <text:p/>
          </table:table-cell>
          <table:table-cell table:style-name="ce29" table:formula="of:=IF([.B26]=&quot;&quot;;&quot;&quot;;[.C26]*[.$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26,'Transaction History'!C:C=H26),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27]=&quot;&quot;;&quot;&quot;;VALUE(importjson(&quot;https://min-api.cryptocompare.com/data/price?fsym=&quot;&amp;[.B27]&amp;&quot;&amp;tsyms=USD&quot;;&quot;/USD&quot;;&quot;noHeaders&quot;;[.$L$1]))*[.$C$2])">
            <text:p><text:s text:c="2"/></text:p>
          </table:table-cell>
          <table:table-cell table:style-name="ce26" table:formula="of:=IF([.B27]=&quot;&quot;;&quot;&quot;;[.C27]*[.$D$2])">
            <text:p/>
          </table:table-cell>
          <table:table-cell table:style-name="ce29" table:formula="of:=IF([.B27]=&quot;&quot;;&quot;&quot;;[.C27]*[.$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27,'Transaction History'!C:C=H27),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28]=&quot;&quot;;&quot;&quot;;VALUE(importjson(&quot;https://min-api.cryptocompare.com/data/price?fsym=&quot;&amp;[.B28]&amp;&quot;&amp;tsyms=USD&quot;;&quot;/USD&quot;;&quot;noHeaders&quot;;[.$L$1]))*[.$C$2])">
            <text:p><text:s text:c="2"/></text:p>
          </table:table-cell>
          <table:table-cell table:style-name="ce26" table:formula="of:=IF([.B28]=&quot;&quot;;&quot;&quot;;[.C28]*[.$D$2])">
            <text:p/>
          </table:table-cell>
          <table:table-cell table:style-name="ce29" table:formula="of:=IF([.B28]=&quot;&quot;;&quot;&quot;;[.C28]*[.$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28,'Transaction History'!C:C=H28),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29]=&quot;&quot;;&quot;&quot;;VALUE(importjson(&quot;https://min-api.cryptocompare.com/data/price?fsym=&quot;&amp;[.B29]&amp;&quot;&amp;tsyms=USD&quot;;&quot;/USD&quot;;&quot;noHeaders&quot;;[.$L$1]))*[.$C$2])">
            <text:p><text:s text:c="2"/></text:p>
          </table:table-cell>
          <table:table-cell table:style-name="ce26" table:formula="of:=IF([.B29]=&quot;&quot;;&quot;&quot;;[.C29]*[.$D$2])">
            <text:p/>
          </table:table-cell>
          <table:table-cell table:style-name="ce29" table:formula="of:=IF([.B29]=&quot;&quot;;&quot;&quot;;[.C29]*[.$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29,'Transaction History'!C:C=H29),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0]=&quot;&quot;;&quot;&quot;;VALUE(importjson(&quot;https://min-api.cryptocompare.com/data/price?fsym=&quot;&amp;[.B30]&amp;&quot;&amp;tsyms=USD&quot;;&quot;/USD&quot;;&quot;noHeaders&quot;;[.$L$1]))*[.$C$2])">
            <text:p><text:s text:c="2"/></text:p>
          </table:table-cell>
          <table:table-cell table:style-name="ce26" table:formula="of:=IF([.B30]=&quot;&quot;;&quot;&quot;;[.C30]*[.$D$2])">
            <text:p/>
          </table:table-cell>
          <table:table-cell table:style-name="ce29" table:formula="of:=IF([.B30]=&quot;&quot;;&quot;&quot;;[.C30]*[.$E$2])">
            <text:p/>
          </table:table-cell>
          <table:table-cell table:style-name="ce27"/>
          <table:table-cell table:style-name="ce20" table:content-validation-name="val2"/>
          <table:table-cell table:style-name="ce35" table:content-validation-name="val1"/>
          <table:table-cell table:style-name="ce35" table:formula="of:=IFERROR(__xludf.dummyfunction(&quot;SUM(IFERROR(FILTER('Transaction History'!B:D,'Transaction History'!B:B=G30,'Transaction History'!C:C=H30),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1]=&quot;&quot;;&quot;&quot;;VALUE(importjson(&quot;https://min-api.cryptocompare.com/data/price?fsym=&quot;&amp;[.B31]&amp;&quot;&amp;tsyms=USD&quot;;&quot;/USD&quot;;&quot;noHeaders&quot;;[.$L$1]))*[.$C$2])">
            <text:p><text:s text:c="2"/></text:p>
          </table:table-cell>
          <table:table-cell table:style-name="ce26" table:formula="of:=IF([.B31]=&quot;&quot;;&quot;&quot;;[.C31]*[.$D$2])">
            <text:p/>
          </table:table-cell>
          <table:table-cell table:style-name="ce29" table:formula="of:=IF([.B31]=&quot;&quot;;&quot;&quot;;[.C31]*[.$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1,'Transaction History'!C:C=H31),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2]=&quot;&quot;;&quot;&quot;;VALUE(importjson(&quot;https://min-api.cryptocompare.com/data/price?fsym=&quot;&amp;[.B32]&amp;&quot;&amp;tsyms=USD&quot;;&quot;/USD&quot;;&quot;noHeaders&quot;;[.$L$1]))*[.$C$2])">
            <text:p><text:s text:c="2"/></text:p>
          </table:table-cell>
          <table:table-cell table:style-name="ce26" table:formula="of:=IF([.B32]=&quot;&quot;;&quot;&quot;;[.C32]*[.$D$2])">
            <text:p/>
          </table:table-cell>
          <table:table-cell table:style-name="ce29" table:formula="of:=IF([.B32]=&quot;&quot;;&quot;&quot;;[.C32]*[.$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2,'Transaction History'!C:C=H32),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3]=&quot;&quot;;&quot;&quot;;VALUE(importjson(&quot;https://min-api.cryptocompare.com/data/price?fsym=&quot;&amp;[.B33]&amp;&quot;&amp;tsyms=USD&quot;;&quot;/USD&quot;;&quot;noHeaders&quot;;[.$L$1]))*[.$C$2])">
            <text:p><text:s text:c="2"/></text:p>
          </table:table-cell>
          <table:table-cell table:style-name="ce26" table:formula="of:=IF([.B33]=&quot;&quot;;&quot;&quot;;[.C33]*[.$D$2])">
            <text:p/>
          </table:table-cell>
          <table:table-cell table:style-name="ce29" table:formula="of:=IF([.B33]=&quot;&quot;;&quot;&quot;;[.C33]*[.$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3,'Transaction History'!C:C=H33),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4]=&quot;&quot;;&quot;&quot;;VALUE(importjson(&quot;https://min-api.cryptocompare.com/data/price?fsym=&quot;&amp;[.B34]&amp;&quot;&amp;tsyms=USD&quot;;&quot;/USD&quot;;&quot;noHeaders&quot;;[.$L$1]))*[.$C$2])">
            <text:p><text:s text:c="2"/></text:p>
          </table:table-cell>
          <table:table-cell table:style-name="ce26" table:formula="of:=IF([.B34]=&quot;&quot;;&quot;&quot;;[.C34]*[.$D$2])">
            <text:p/>
          </table:table-cell>
          <table:table-cell table:style-name="ce29" table:formula="of:=IF([.B34]=&quot;&quot;;&quot;&quot;;[.C34]*[.$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4,'Transaction History'!C:C=H34),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5]=&quot;&quot;;&quot;&quot;;VALUE(importjson(&quot;https://min-api.cryptocompare.com/data/price?fsym=&quot;&amp;[.B35]&amp;&quot;&amp;tsyms=USD&quot;;&quot;/USD&quot;;&quot;noHeaders&quot;;[.$L$1]))*[.$C$2])">
            <text:p><text:s text:c="2"/></text:p>
          </table:table-cell>
          <table:table-cell table:style-name="ce26" table:formula="of:=IF([.B35]=&quot;&quot;;&quot;&quot;;[.C35]*[.$D$2])">
            <text:p/>
          </table:table-cell>
          <table:table-cell table:style-name="ce29" table:formula="of:=IF([.B35]=&quot;&quot;;&quot;&quot;;[.C35]*[.$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5,'Transaction History'!C:C=H35),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6]=&quot;&quot;;&quot;&quot;;VALUE(importjson(&quot;https://min-api.cryptocompare.com/data/price?fsym=&quot;&amp;[.B36]&amp;&quot;&amp;tsyms=USD&quot;;&quot;/USD&quot;;&quot;noHeaders&quot;;[.$L$1]))*[.$C$2])">
            <text:p><text:s text:c="2"/></text:p>
          </table:table-cell>
          <table:table-cell table:style-name="ce26" table:formula="of:=IF([.B36]=&quot;&quot;;&quot;&quot;;[.C36]*[.$D$2])">
            <text:p/>
          </table:table-cell>
          <table:table-cell table:style-name="ce29" table:formula="of:=IF([.B36]=&quot;&quot;;&quot;&quot;;[.C36]*[.$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6,'Transaction History'!C:C=H36),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table:table-cell/>
          <table:table-cell table:style-name="ce22" table:formula="of:=IF([.B37]=&quot;&quot;;&quot;&quot;;VALUE(importjson(&quot;https://min-api.cryptocompare.com/data/price?fsym=&quot;&amp;[.B37]&amp;&quot;&amp;tsyms=USD&quot;;&quot;/USD&quot;;&quot;noHeaders&quot;;[.$L$1]))*[.$C$2])">
            <text:p><text:s text:c="2"/></text:p>
          </table:table-cell>
          <table:table-cell table:style-name="ce26" table:formula="of:=IF([.B37]=&quot;&quot;;&quot;&quot;;[.C37]*[.$D$2])">
            <text:p/>
          </table:table-cell>
          <table:table-cell table:style-name="ce29" table:formula="of:=IF([.B37]=&quot;&quot;;&quot;&quot;;[.C37]*[.$E$2])">
            <text:p/>
          </table:table-cell>
          <table:table-cell table:style-name="ce27"/>
          <table:table-cell table:style-name="ce20" table:content-validation-name="val1"/>
          <table:table-cell table:style-name="ce35" table:content-validation-name="val1"/>
          <table:table-cell table:style-name="ce35" table:formula="of:=IFERROR(__xludf.dummyfunction(&quot;SUM(IFERROR(FILTER('Transaction History'!B:D,'Transaction History'!B:B=G37,'Transaction History'!C:C=H37),0))&quot;);&quot;0.00000000&quot;)" office:value-type="string" office:string-value="0.00000000" calcext:value-type="string">
            <text:p>0.00000000</text:p>
          </table:table-cell>
          <table:table-cell table:style-name="ce40"/>
          <table:table-cell table:style-name="ce45" table:number-columns-repeated="2"/>
          <table:table-cell table:number-columns-repeated="1012"/>
        </table:table-row>
        <table:table-row table:style-name="ro1">
          <table:table-cell table:style-name="ce19" office:value-type="string" calcext:value-type="string">
            <text:p>BLOCKPAY</text:p>
          </table:table-cell>
          <table:table-cell table:style-name="ce21" office:value-type="string" calcext:value-type="string">
            <text:p>BLOCKPAY</text:p>
          </table:table-cell>
          <table:table-cell table:style-name="ce23" office:value-type="currency" office:value="0.2" calcext:value-type="currency">
            <text:p><text:s/>$0.20000000 </text:p>
          </table:table-cell>
          <table:table-cell table:style-name="ce27" table:formula="of:=IF([.B38]=&quot;&quot;;&quot;&quot;;[.C38]*[.$D$2])" office:value-type="float" office:value="0.000031352" calcext:value-type="float">
            <text:p>0.00003135</text:p>
          </table:table-cell>
          <table:table-cell table:style-name="ce30" table:formula="of:=IF([.B38]=&quot;&quot;;&quot;&quot;;[.C38]*[.$E$2])" office:value-type="float" office:value="2.47862188" calcext:value-type="float">
            <text:p>2.4786219</text:p>
          </table:table-cell>
          <table:table-cell table:style-name="ce27"/>
          <table:table-cell table:style-name="ce21"/>
          <table:table-cell table:style-name="ce36"/>
          <table:table-cell table:style-name="ce39" table:formula="of:=IFERROR(VLOOKUP([.G38]; [.$A$2:.$C$38]; 3; 0); &quot;&quot;)">
            <text:p/>
          </table:table-cell>
          <table:table-cell table:style-name="ce41" table:formula="of:=IF([.H38]*[.I38] &lt;&gt; 0; [.H38]*[.I38]; )" office:value-type="string" office:string-value="" calcext:value-type="error">
            <text:p>#VALUE!</text:p>
          </table:table-cell>
          <table:table-cell table:style-name="ce45" table:number-columns-repeated="2"/>
          <table:table-cell table:number-columns-repeated="1012"/>
        </table:table-row>
        <table:table-row table:style-name="ro1">
          <table:table-cell table:number-columns-repeated="2"/>
          <table:table-cell table:style-name="ce24"/>
          <table:table-cell table:style-name="ce28" table:number-columns-repeated="2"/>
          <table:table-cell table:style-name="ce27"/>
          <table:table-cell table:style-name="ce21"/>
          <table:table-cell table:style-name="ce36"/>
          <table:table-cell table:style-name="ce39" table:formula="of:=IFERROR(VLOOKUP([.G39]; [.$A$2:.$C$38]; 3; 0); &quot;&quot;)">
            <text:p/>
          </table:table-cell>
          <table:table-cell table:style-name="ce41" table:formula="of:=IF([.H39]*[.I39] &lt;&gt; 0; [.H39]*[.I39]; )" office:value-type="string" office:string-value="" calcext:value-type="error">
            <text:p>#VALUE!</text:p>
          </table:table-cell>
          <table:table-cell table:style-name="ce45" table:number-columns-repeated="2"/>
          <table:table-cell table:number-columns-repeated="1012"/>
        </table:table-row>
        <table:table-row table:style-name="ro1">
          <table:table-cell table:number-columns-repeated="2"/>
          <table:table-cell table:style-name="ce24"/>
          <table:table-cell table:style-name="ce28" table:number-columns-repeated="2"/>
          <table:table-cell table:style-name="ce27"/>
          <table:table-cell table:style-name="ce21"/>
          <table:table-cell table:style-name="ce36"/>
          <table:table-cell table:style-name="ce39" table:formula="of:=IFERROR(VLOOKUP([.G40]; [.$A$2:.$C$38]; 3; 0); &quot;&quot;)">
            <text:p/>
          </table:table-cell>
          <table:table-cell table:style-name="ce41" table:formula="of:=IF([.H40]*[.I40] &lt;&gt; 0; [.H40]*[.I40]; )" office:value-type="string" office:string-value="" calcext:value-type="error">
            <text:p>#VALUE!</text:p>
          </table:table-cell>
          <table:table-cell table:style-name="ce45" table:number-columns-repeated="2"/>
          <table:table-cell table:number-columns-repeated="1012"/>
        </table:table-row>
        <table:table-row table:style-name="ro1" table:number-rows-repeated="958">
          <table:table-cell table:number-columns-repeated="2"/>
          <table:table-cell table:style-name="ce24"/>
          <table:table-cell table:style-name="ce28" table:number-columns-repeated="3"/>
          <table:table-cell table:style-name="ce33"/>
          <table:table-cell table:number-columns-repeated="2"/>
          <table:table-cell table:style-name="ce42"/>
          <table:table-cell table:style-name="ce45" table:number-columns-repeated="2"/>
          <table:table-cell table:number-columns-repeated="1012"/>
        </table:table-row>
        <table:table-row table:style-name="ro1" table:number-rows-repeated="2">
          <table:table-cell table:number-columns-repeated="5"/>
          <table:table-cell table:style-name="ce28"/>
          <table:table-cell table:style-name="ce33"/>
          <table:table-cell table:number-columns-repeated="2"/>
          <table:table-cell table:style-name="ce42"/>
          <table:table-cell table:style-name="ce45" table:number-columns-repeated="2"/>
          <table:table-cell table:number-columns-repeated="1012"/>
        </table:table-row>
        <table:table-row table:style-name="ro2" table:number-rows-repeated="1047575">
          <table:table-cell table:number-columns-repeated="1024"/>
        </table:table-row>
        <table:table-row table:style-name="ro2">
          <table:table-cell table:number-columns-repeated="1024"/>
        </table:table-row>
      </table:table>
      <table:table table:name="Transaction History" table:style-name="ta3">
        <table:table-column table:style-name="co1" table:number-columns-repeated="3"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2"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1012" table:default-cell-style-name="Default"/>
        <table:table-row table:style-name="ro1">
          <table:table-cell table:style-name="ce50" office:value-type="string" calcext:value-type="string">
            <text:p>Date</text:p>
          </table:table-cell>
          <table:table-cell table:style-name="ce50" office:value-type="string" calcext:value-type="string">
            <text:p>Wallet</text:p>
          </table:table-cell>
          <table:table-cell table:style-name="ce50" office:value-type="string" calcext:value-type="string">
            <text:p>Coin</text:p>
          </table:table-cell>
          <table:table-cell table:style-name="ce50" office:value-type="string" calcext:value-type="string">
            <text:p>Amount</text:p>
          </table:table-cell>
          <table:table-cell table:style-name="ce56" office:value-type="string" calcext:value-type="string">
            <text:p>Rate</text:p>
          </table:table-cell>
          <table:table-cell table:style-name="ce56" office:value-type="string" calcext:value-type="string">
            <text:p>Rate Type</text:p>
          </table:table-cell>
          <table:table-cell table:style-name="ce56" office:value-type="string" calcext:value-type="string">
            <text:p>Total</text:p>
          </table:table-cell>
          <table:table-cell table:style-name="ce56" office:value-type="string" calcext:value-type="string">
            <text:p>BTC</text:p>
          </table:table-cell>
          <table:table-cell table:style-name="ce56" office:value-type="string" calcext:value-type="string">
            <text:p>USD</text:p>
          </table:table-cell>
          <table:table-cell table:style-name="ce56" office:value-type="string" calcext:value-type="string">
            <text:p>BTS</text:p>
          </table:table-cell>
          <table:table-cell table:style-name="ce56" office:value-type="string" calcext:value-type="string">
            <text:p>Profit/Loss</text:p>
          </table:table-cell>
          <table:table-cell table:style-name="ce56" office:value-type="string" calcext:value-type="string">
            <text:p>Change</text:p>
          </table:table-cell>
          <table:table-cell table:number-columns-repeated="1012"/>
        </table:table-row>
        <table:table-row table:style-name="ro1">
          <table:table-cell table:style-name="ce51" office:value-type="date" office:date-value="2017-03-25" calcext:value-type="date">
            <text:p>3/25/2017</text:p>
          </table:table-cell>
          <table:table-cell table:style-name="ce53" office:value-type="string" calcext:value-type="string">
            <text:p>Bittrex</text:p>
          </table:table-cell>
          <table:table-cell table:style-name="ce54" table:content-validation-name="val3" office:value-type="string" calcext:value-type="string">
            <text:p>Bitcoin</text:p>
          </table:table-cell>
          <table:table-cell table:style-name="ce55" office:value-type="float" office:value="10" calcext:value-type="float">
            <text:p>10.00000000</text:p>
          </table:table-cell>
          <table:table-cell table:style-name="ce55" office:value-type="float" office:value="946.19" calcext:value-type="float">
            <text:p>946.19000000</text:p>
          </table:table-cell>
          <table:table-cell table:style-name="ce55" table:content-validation-name="val4" office:value-type="string" calcext:value-type="string">
            <text:p>USD</text:p>
          </table:table-cell>
          <table:table-cell table:style-name="ce35" table:formula="of:=IF([.E2]=0;&quot;&quot;;[.D2]*[.E2])" office:value-type="float" office:value="9461.9" calcext:value-type="float">
            <text:p>9,461.90000000</text:p>
          </table:table-cell>
          <table:table-cell table:style-name="ce35" table:formula="of:=IF([.G2]=&quot;&quot;;&quot;&quot;;IFERROR(VLOOKUP([.$C2]; PRICES; 4; 0); 0)*[.$D2])" office:value-type="string" office:string-value="10.00000000" calcext:value-type="string">
            <text:p>10.00000000</text:p>
          </table:table-cell>
          <table:table-cell table:style-name="ce40" table:formula="of:=IF([.G2]=&quot;&quot;;&quot;&quot;;IFERROR(VLOOKUP([.$C2]; PRICES; 3; 0); 0)*[.$D2])" office:value-type="string" office:string-value="$63,792.80" calcext:value-type="string">
            <text:p>$63,792.80</text:p>
          </table:table-cell>
          <table:table-cell table:style-name="ce35" table:formula="of:=IF([.G2]=&quot;&quot;;&quot;&quot;;IFERROR(VLOOKUP([.$C2]; PRICES; 5; 0); 0)*[.$D2])" office:value-type="string" office:string-value="790,591.15124610" calcext:value-type="string">
            <text:p>790,591.15124610</text:p>
          </table:table-cell>
          <table:table-cell table:style-name="ce35" table:formula="of:=IF([.G2]=&quot;&quot;;&quot;&quot;;IF([.F2]=&quot;BTC&quot;;[.H2]-[.G2];IF([.F2]=&quot;USD&quot;;[.I2]-[.G2];IF([.F2]=&quot;BTS&quot;;[.J2]-[.G2]))))" office:value-type="float" office:value="54330.9" calcext:value-type="float">
            <text:p>54,330.90000000</text:p>
          </table:table-cell>
          <table:table-cell table:style-name="ce48" table:formula="of:=IF([.G2]=&quot;&quot;;&quot;&quot;;[.K2]/[.G2])" office:value-type="percentage" office:value="5.74207083143977" calcext:value-type="percentage">
            <text:p>574.21%</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OpenLedger</text:p>
          </table:table-cell>
          <table:table-cell table:style-name="ce54" table:content-validation-name="val3" office:value-type="string" calcext:value-type="string">
            <text:p>BitShares</text:p>
          </table:table-cell>
          <table:table-cell table:style-name="ce55" office:value-type="float" office:value="100000" calcext:value-type="float">
            <text:p>100,000.00000000</text:p>
          </table:table-cell>
          <table:table-cell table:style-name="ce55" office:value-type="float" office:value="0.0000053" calcext:value-type="float">
            <text:p>0.00000530</text:p>
          </table:table-cell>
          <table:table-cell table:style-name="ce55" table:content-validation-name="val4" office:value-type="string" calcext:value-type="string">
            <text:p>BTC</text:p>
          </table:table-cell>
          <table:table-cell table:style-name="ce35" table:formula="of:=IF([.E3]=0;&quot;&quot;;[.D3]*[.E3])" office:value-type="float" office:value="0.53" calcext:value-type="float">
            <text:p>0.53000000</text:p>
          </table:table-cell>
          <table:table-cell table:style-name="ce35" table:formula="of:=IF([.G3]=&quot;&quot;;&quot;&quot;;IFERROR(VLOOKUP([.$C3]; PRICES; 4; 0); 0)*[.$D3])" office:value-type="string" office:string-value="1.26487629" calcext:value-type="string">
            <text:p>1.26487629</text:p>
          </table:table-cell>
          <table:table-cell table:style-name="ce40" table:formula="of:=IF([.G3]=&quot;&quot;;&quot;&quot;;IFERROR(VLOOKUP([.$C3]; PRICES; 3; 0); 0)*[.$D3])" office:value-type="string" office:string-value="$8,069.00" calcext:value-type="string">
            <text:p>$8,069.00</text:p>
          </table:table-cell>
          <table:table-cell table:style-name="ce35" table:formula="of:=IF([.G3]=&quot;&quot;;&quot;&quot;;IFERROR(VLOOKUP([.$C3]; PRICES; 5; 0); 0)*[.$D3])" office:value-type="string" office:string-value="99,999.99999067" calcext:value-type="string">
            <text:p>99,999.99999067</text:p>
          </table:table-cell>
          <table:table-cell table:style-name="ce35" table:formula="of:=IF([.G3]=&quot;&quot;;&quot;&quot;;IF([.F3]=&quot;BTC&quot;;[.H3]-[.G3];IF([.F3]=&quot;USD&quot;;[.I3]-[.G3];IF([.F3]=&quot;BTS&quot;;[.J3]-[.G3]))))" office:value-type="float" office:value="0.73487629" calcext:value-type="float">
            <text:p>0.73487629</text:p>
          </table:table-cell>
          <table:table-cell table:style-name="ce48" table:formula="of:=IF([.G3]=&quot;&quot;;&quot;&quot;;[.K3]/[.G3])" office:value-type="percentage" office:value="1.38655903773585" calcext:value-type="percentage">
            <text:p>138.66%</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OpenLedger</text:p>
          </table:table-cell>
          <table:table-cell table:style-name="ce54" table:content-validation-name="val3" office:value-type="string" calcext:value-type="string">
            <text:p>Steem</text:p>
          </table:table-cell>
          <table:table-cell table:style-name="ce55" office:value-type="float" office:value="1000" calcext:value-type="float">
            <text:p>1,000.00000000</text:p>
          </table:table-cell>
          <table:table-cell table:style-name="ce55" office:value-type="float" office:value="31.7378352" calcext:value-type="float">
            <text:p>31.73783520</text:p>
          </table:table-cell>
          <table:table-cell table:style-name="ce55" table:content-validation-name="val4" office:value-type="string" calcext:value-type="string">
            <text:p>BTS</text:p>
          </table:table-cell>
          <table:table-cell table:style-name="ce35" table:formula="of:=IF([.E4]=0;&quot;&quot;;[.D4]*[.E4])" office:value-type="float" office:value="31737.8352" calcext:value-type="float">
            <text:p>31,737.83520000</text:p>
          </table:table-cell>
          <table:table-cell table:style-name="ce35" table:formula="of:=IF([.G4]=&quot;&quot;;&quot;&quot;;IFERROR(VLOOKUP([.$C4]; PRICES; 4; 0); 0)*[.$D4])" office:value-type="string" office:string-value="0.13769579" calcext:value-type="string">
            <text:p>0.13769579</text:p>
          </table:table-cell>
          <table:table-cell table:style-name="ce40" table:formula="of:=IF([.G4]=&quot;&quot;;&quot;&quot;;IFERROR(VLOOKUP([.$C4]; PRICES; 3; 0); 0)*[.$D4])" office:value-type="string" office:string-value="$878.40" calcext:value-type="string">
            <text:p>$878.40</text:p>
          </table:table-cell>
          <table:table-cell table:style-name="ce35" table:formula="of:=IF([.G4]=&quot;&quot;;&quot;&quot;;IFERROR(VLOOKUP([.$C4]; PRICES; 5; 0); 0)*[.$D4])" office:value-type="string" office:string-value="10,886.10732331" calcext:value-type="string">
            <text:p>10,886.10732331</text:p>
          </table:table-cell>
          <table:table-cell table:style-name="ce35" table:formula="of:=IF([.G4]=&quot;&quot;;&quot;&quot;;IF([.F4]=&quot;BTC&quot;;[.H4]-[.G4];IF([.F4]=&quot;USD&quot;;[.I4]-[.G4];IF([.F4]=&quot;BTS&quot;;[.J4]-[.G4]))))" office:value-type="float" office:value="-20851.72787669" calcext:value-type="float">
            <text:p>-20,851.72787669</text:p>
          </table:table-cell>
          <table:table-cell table:style-name="ce48" table:formula="of:=IF([.G4]=&quot;&quot;;&quot;&quot;;[.K4]/[.G4])" office:value-type="percentage" office:value="-0.656999059491304" calcext:value-type="percentage">
            <text:p>-65.70%</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OpenLedger</text:p>
          </table:table-cell>
          <table:table-cell table:style-name="ce54" table:content-validation-name="val3" office:value-type="string" calcext:value-type="string">
            <text:p>Steem</text:p>
          </table:table-cell>
          <table:table-cell table:style-name="ce55" office:value-type="float" office:value="-1000" calcext:value-type="float">
            <text:p>-1,000.00000000</text:p>
          </table:table-cell>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0;&quot;&quot;;[.D5]*[.E5])">
            <text:p/>
          </table:table-cell>
          <table:table-cell table:style-name="ce35" table:formula="of:=IF([.G5]=&quot;&quot;;&quot;&quot;;IFERROR(VLOOKUP([.$C5]; PRICES; 4; 0); 0)*[.$D5])">
            <text:p/>
          </table:table-cell>
          <table:table-cell table:style-name="ce40" table:formula="of:=IF([.G5]=&quot;&quot;;&quot;&quot;;IFERROR(VLOOKUP([.$C5]; PRICES; 3; 0); 0)*[.$D5])">
            <text:p/>
          </table:table-cell>
          <table:table-cell table:style-name="ce35" table:formula="of:=IF([.G5]=&quot;&quot;;&quot;&quot;;IFERROR(VLOOKUP([.$C5]; PRICES; 5; 0); 0)*[.$D5])">
            <text:p/>
          </table:table-cell>
          <table:table-cell table:style-name="ce35" table:formula="of:=IF([.G5]=&quot;&quot;;&quot;&quot;;IF([.F5]=&quot;BTC&quot;;[.H5]-[.G5];IF([.F5]=&quot;USD&quot;;[.I5]-[.G5];IF([.F5]=&quot;BTS&quot;;[.J5]-[.G5]))))">
            <text:p/>
          </table:table-cell>
          <table:table-cell table:style-name="ce48" table:formula="of:=IF([.G5]=&quot;&quot;;&quot;&quot;;[.K5]/[.G5])">
            <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Steemit</text:p>
          </table:table-cell>
          <table:table-cell table:style-name="ce54" table:content-validation-name="val3" office:value-type="string" calcext:value-type="string">
            <text:p>Steem</text:p>
          </table:table-cell>
          <table:table-cell table:style-name="ce55" office:value-type="float" office:value="1000" calcext:value-type="float">
            <text:p>1,000.00000000</text:p>
          </table:table-cell>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0;&quot;&quot;;[.D6]*[.E6])">
            <text:p/>
          </table:table-cell>
          <table:table-cell table:style-name="ce35" table:formula="of:=IF([.G6]=&quot;&quot;;&quot;&quot;;IFERROR(VLOOKUP([.$C6]; PRICES; 4; 0); 0)*[.$D6])">
            <text:p/>
          </table:table-cell>
          <table:table-cell table:style-name="ce40" table:formula="of:=IF([.G6]=&quot;&quot;;&quot;&quot;;IFERROR(VLOOKUP([.$C6]; PRICES; 3; 0); 0)*[.$D6])">
            <text:p/>
          </table:table-cell>
          <table:table-cell table:style-name="ce35" table:formula="of:=IF([.G6]=&quot;&quot;;&quot;&quot;;IFERROR(VLOOKUP([.$C6]; PRICES; 5; 0); 0)*[.$D6])">
            <text:p/>
          </table:table-cell>
          <table:table-cell table:style-name="ce35" table:formula="of:=IF([.G6]=&quot;&quot;;&quot;&quot;;IF([.F6]=&quot;BTC&quot;;[.H6]-[.G6];IF([.F6]=&quot;USD&quot;;[.I6]-[.G6];IF([.F6]=&quot;BTS&quot;;[.J6]-[.G6]))))">
            <text:p/>
          </table:table-cell>
          <table:table-cell table:style-name="ce48" table:formula="of:=IF([.G6]=&quot;&quot;;&quot;&quot;;[.K6]/[.G6])">
            <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Bittrex</text:p>
          </table:table-cell>
          <table:table-cell table:style-name="ce54" table:content-validation-name="val3" office:value-type="string" calcext:value-type="string">
            <text:p>Pivx</text:p>
          </table:table-cell>
          <table:table-cell table:style-name="ce55" office:value-type="float" office:value="5000" calcext:value-type="float">
            <text:p>5,000.00000000</text:p>
          </table:table-cell>
          <table:table-cell table:style-name="ce55" office:value-type="float" office:value="0.0004" calcext:value-type="float">
            <text:p>0.00040000</text:p>
          </table:table-cell>
          <table:table-cell table:style-name="ce55" table:content-validation-name="val4" office:value-type="string" calcext:value-type="string">
            <text:p>BTC</text:p>
          </table:table-cell>
          <table:table-cell table:style-name="ce35" table:formula="of:=IF([.E7]=0;&quot;&quot;;[.D7]*[.E7])" office:value-type="float" office:value="2" calcext:value-type="float">
            <text:p>2.00000000</text:p>
          </table:table-cell>
          <table:table-cell table:style-name="ce35" table:formula="of:=IF([.G7]=&quot;&quot;;&quot;&quot;;IFERROR(VLOOKUP([.$C7]; PRICES; 4; 0); 0)*[.$D7])" office:value-type="string" office:string-value="2.50028216" calcext:value-type="string">
            <text:p>2.50028216</text:p>
          </table:table-cell>
          <table:table-cell table:style-name="ce40" table:formula="of:=IF([.G7]=&quot;&quot;;&quot;&quot;;IFERROR(VLOOKUP([.$C7]; PRICES; 3; 0); 0)*[.$D7])" office:value-type="string" office:string-value="$15,950.00" calcext:value-type="string">
            <text:p>$15,950.00</text:p>
          </table:table-cell>
          <table:table-cell table:style-name="ce35" table:formula="of:=IF([.G7]=&quot;&quot;;&quot;&quot;;IFERROR(VLOOKUP([.$C7]; PRICES; 5; 0); 0)*[.$D7])" office:value-type="string" office:string-value="197,670.09540850" calcext:value-type="string">
            <text:p>197,670.09540850</text:p>
          </table:table-cell>
          <table:table-cell table:style-name="ce35" table:formula="of:=IF([.G7]=&quot;&quot;;&quot;&quot;;IF([.F7]=&quot;BTC&quot;;[.H7]-[.G7];IF([.F7]=&quot;USD&quot;;[.I7]-[.G7];IF([.F7]=&quot;BTS&quot;;[.J7]-[.G7]))))" office:value-type="float" office:value="0.50028216" calcext:value-type="float">
            <text:p>0.50028216</text:p>
          </table:table-cell>
          <table:table-cell table:style-name="ce48" table:formula="of:=IF([.G7]=&quot;&quot;;&quot;&quot;;[.K7]/[.G7])" office:value-type="percentage" office:value="0.25014108" calcext:value-type="percentage">
            <text:p>25.01%</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Bittrex</text:p>
          </table:table-cell>
          <table:table-cell table:style-name="ce54" table:content-validation-name="val3" office:value-type="string" calcext:value-type="string">
            <text:p>Ark</text:p>
          </table:table-cell>
          <table:table-cell table:style-name="ce55" office:value-type="float" office:value="5000" calcext:value-type="float">
            <text:p>5,000.00000000</text:p>
          </table:table-cell>
          <table:table-cell table:style-name="ce55" office:value-type="float" office:value="0.0000672" calcext:value-type="float">
            <text:p>0.00006720</text:p>
          </table:table-cell>
          <table:table-cell table:style-name="ce55" table:content-validation-name="val4" office:value-type="string" calcext:value-type="string">
            <text:p>BTC</text:p>
          </table:table-cell>
          <table:table-cell table:style-name="ce35" table:formula="of:=IF([.E8]=0;&quot;&quot;;[.D8]*[.E8])" office:value-type="float" office:value="0.336" calcext:value-type="float">
            <text:p>0.33600000</text:p>
          </table:table-cell>
          <table:table-cell table:style-name="ce35" table:formula="of:=IF([.G8]=&quot;&quot;;&quot;&quot;;IFERROR(VLOOKUP([.$C8]; PRICES; 4; 0); 0)*[.$D8])" office:value-type="string" office:string-value="2.24163228" calcext:value-type="string">
            <text:p>2.24163228</text:p>
          </table:table-cell>
          <table:table-cell table:style-name="ce40" table:formula="of:=IF([.G8]=&quot;&quot;;&quot;&quot;;IFERROR(VLOOKUP([.$C8]; PRICES; 3; 0); 0)*[.$D8])" office:value-type="string" office:string-value="$14,300.00" calcext:value-type="string">
            <text:p>$14,300.00</text:p>
          </table:table-cell>
          <table:table-cell table:style-name="ce35" table:formula="of:=IF([.G8]=&quot;&quot;;&quot;&quot;;IFERROR(VLOOKUP([.$C8]; PRICES; 5; 0); 0)*[.$D8])" office:value-type="string" office:string-value="177,221.46484900" calcext:value-type="string">
            <text:p>177,221.46484900</text:p>
          </table:table-cell>
          <table:table-cell table:style-name="ce35" table:formula="of:=IF([.G8]=&quot;&quot;;&quot;&quot;;IF([.F8]=&quot;BTC&quot;;[.H8]-[.G8];IF([.F8]=&quot;USD&quot;;[.I8]-[.G8];IF([.F8]=&quot;BTS&quot;;[.J8]-[.G8]))))" office:value-type="float" office:value="1.90563228" calcext:value-type="float">
            <text:p>1.90563228</text:p>
          </table:table-cell>
          <table:table-cell table:style-name="ce48" table:formula="of:=IF([.G8]=&quot;&quot;;&quot;&quot;;[.K8]/[.G8])" office:value-type="percentage" office:value="5.67152464285714" calcext:value-type="percentage">
            <text:p>567.15%</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Bittrex</text:p>
          </table:table-cell>
          <table:table-cell table:style-name="ce54" table:content-validation-name="val3" office:value-type="string" calcext:value-type="string">
            <text:p>Pivx</text:p>
          </table:table-cell>
          <table:table-cell table:style-name="ce55" office:value-type="float" office:value="-5000" calcext:value-type="float">
            <text:p>-5,000.00000000</text:p>
          </table:table-cell>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0;&quot;&quot;;[.D9]*[.E9])">
            <text:p/>
          </table:table-cell>
          <table:table-cell table:style-name="ce35" table:formula="of:=IF([.G9]=&quot;&quot;;&quot;&quot;;IFERROR(VLOOKUP([.$C9]; PRICES; 4; 0); 0)*[.$D9])">
            <text:p/>
          </table:table-cell>
          <table:table-cell table:style-name="ce40" table:formula="of:=IF([.G9]=&quot;&quot;;&quot;&quot;;IFERROR(VLOOKUP([.$C9]; PRICES; 3; 0); 0)*[.$D9])">
            <text:p/>
          </table:table-cell>
          <table:table-cell table:style-name="ce35" table:formula="of:=IF([.G9]=&quot;&quot;;&quot;&quot;;IFERROR(VLOOKUP([.$C9]; PRICES; 5; 0); 0)*[.$D9])">
            <text:p/>
          </table:table-cell>
          <table:table-cell table:style-name="ce35" table:formula="of:=IF([.G9]=&quot;&quot;;&quot;&quot;;IF([.F9]=&quot;BTC&quot;;[.H9]-[.G9];IF([.F9]=&quot;USD&quot;;[.I9]-[.G9];IF([.F9]=&quot;BTS&quot;;[.J9]-[.G9]))))">
            <text:p/>
          </table:table-cell>
          <table:table-cell table:style-name="ce48" table:formula="of:=IF([.G9]=&quot;&quot;;&quot;&quot;;[.K9]/[.G9])">
            <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Wallet</text:p>
          </table:table-cell>
          <table:table-cell table:style-name="ce54" table:content-validation-name="val3" office:value-type="string" calcext:value-type="string">
            <text:p>Pivx</text:p>
          </table:table-cell>
          <table:table-cell table:style-name="ce55" office:value-type="float" office:value="5000" calcext:value-type="float">
            <text:p>5,000.00000000</text:p>
          </table:table-cell>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0;&quot;&quot;;[.D10]*[.E10])">
            <text:p/>
          </table:table-cell>
          <table:table-cell table:style-name="ce35" table:formula="of:=IF([.G10]=&quot;&quot;;&quot;&quot;;IFERROR(VLOOKUP([.$C10]; PRICES; 4; 0); 0)*[.$D10])">
            <text:p/>
          </table:table-cell>
          <table:table-cell table:style-name="ce40" table:formula="of:=IF([.G10]=&quot;&quot;;&quot;&quot;;IFERROR(VLOOKUP([.$C10]; PRICES; 3; 0); 0)*[.$D10])">
            <text:p/>
          </table:table-cell>
          <table:table-cell table:style-name="ce35" table:formula="of:=IF([.G10]=&quot;&quot;;&quot;&quot;;IFERROR(VLOOKUP([.$C10]; PRICES; 5; 0); 0)*[.$D10])">
            <text:p/>
          </table:table-cell>
          <table:table-cell table:style-name="ce35" table:formula="of:=IF([.G10]=&quot;&quot;;&quot;&quot;;IF([.F10]=&quot;BTC&quot;;[.H10]-[.G10];IF([.F10]=&quot;USD&quot;;[.I10]-[.G10];IF([.F10]=&quot;BTS&quot;;[.J10]-[.G10]))))">
            <text:p/>
          </table:table-cell>
          <table:table-cell table:style-name="ce48" table:formula="of:=IF([.G10]=&quot;&quot;;&quot;&quot;;[.K10]/[.G10])">
            <text:p/>
          </table:table-cell>
          <table:table-cell table:number-columns-repeated="1012"/>
        </table:table-row>
        <table:table-row table:style-name="ro1">
          <table:table-cell table:style-name="ce51" office:value-type="date" office:date-value="2017-03-25" calcext:value-type="date">
            <text:p>3/25/2017</text:p>
          </table:table-cell>
          <table:table-cell table:style-name="ce54" office:value-type="string" calcext:value-type="string">
            <text:p>Wallet</text:p>
          </table:table-cell>
          <table:table-cell table:style-name="ce54" table:content-validation-name="val3" office:value-type="string" calcext:value-type="string">
            <text:p>Pivx</text:p>
          </table:table-cell>
          <table:table-cell table:style-name="ce55" office:value-type="float" office:value="5.93998519" calcext:value-type="float">
            <office:annotation draw:style-name="gr1" draw:text-style-name="P2" svg:width="372.73pt" svg:height="27.01pt" svg:x="404.25pt" svg:y="180.74pt" draw:caption-point-x="-11.54pt" draw:caption-point-y="-22.96pt">
              <dc:date>2017-11-12T00:00:00</dc:date>
              <text:p text:style-name="P1">staking reward</text:p>
            </office:annotation>
            <text:p>5.93998519</text:p>
          </table:table-cell>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1]=0;&quot;&quot;;[.D11]*[.E11])">
            <text:p/>
          </table:table-cell>
          <table:table-cell table:style-name="ce35" table:formula="of:=IF([.G11]=&quot;&quot;;&quot;&quot;;IFERROR(VLOOKUP([.$C11]; PRICES; 4; 0); 0)*[.$D11])">
            <text:p/>
          </table:table-cell>
          <table:table-cell table:style-name="ce40" table:formula="of:=IF([.G11]=&quot;&quot;;&quot;&quot;;IFERROR(VLOOKUP([.$C11]; PRICES; 3; 0); 0)*[.$D11])">
            <text:p/>
          </table:table-cell>
          <table:table-cell table:style-name="ce35" table:formula="of:=IF([.G11]=&quot;&quot;;&quot;&quot;;IFERROR(VLOOKUP([.$C11]; PRICES; 5; 0); 0)*[.$D11])">
            <text:p/>
          </table:table-cell>
          <table:table-cell table:style-name="ce35" table:formula="of:=IF([.G11]=&quot;&quot;;&quot;&quot;;IF([.F11]=&quot;BTC&quot;;[.H11]-[.G11];IF([.F11]=&quot;USD&quot;;[.I11]-[.G11];IF([.F11]=&quot;BTS&quot;;[.J11]-[.G11]))))">
            <text:p/>
          </table:table-cell>
          <table:table-cell table:style-name="ce48" table:formula="of:=IF([.G11]=&quot;&quot;;&quot;&quot;;[.K11]/[.G11])">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2]=0;&quot;&quot;;[.D12]*[.E12])">
            <text:p/>
          </table:table-cell>
          <table:table-cell table:style-name="ce35" table:formula="of:=IF([.G12]=&quot;&quot;;&quot;&quot;;IFERROR(VLOOKUP([.$C12]; PRICES; 4; 0); 0)*[.$D12])">
            <text:p/>
          </table:table-cell>
          <table:table-cell table:style-name="ce40" table:formula="of:=IF([.G12]=&quot;&quot;;&quot;&quot;;IFERROR(VLOOKUP([.$C12]; PRICES; 3; 0); 0)*[.$D12])">
            <text:p/>
          </table:table-cell>
          <table:table-cell table:style-name="ce35" table:formula="of:=IF([.G12]=&quot;&quot;;&quot;&quot;;IFERROR(VLOOKUP([.$C12]; PRICES; 5; 0); 0)*[.$D12])">
            <text:p/>
          </table:table-cell>
          <table:table-cell table:style-name="ce35" table:formula="of:=IF([.G12]=&quot;&quot;;&quot;&quot;;IF([.F12]=&quot;BTC&quot;;[.H12]-[.G12];IF([.F12]=&quot;USD&quot;;[.I12]-[.G12];IF([.F12]=&quot;BTS&quot;;[.J12]-[.G12]))))">
            <text:p/>
          </table:table-cell>
          <table:table-cell table:style-name="ce48" table:formula="of:=IF([.G12]=&quot;&quot;;&quot;&quot;;[.K12]/[.G12])">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3]=0;&quot;&quot;;[.D13]*[.E13])">
            <text:p/>
          </table:table-cell>
          <table:table-cell table:style-name="ce35" table:formula="of:=IF([.G13]=&quot;&quot;;&quot;&quot;;IFERROR(VLOOKUP([.$C13]; PRICES; 4; 0); 0)*[.$D13])">
            <text:p/>
          </table:table-cell>
          <table:table-cell table:style-name="ce40" table:formula="of:=IF([.G13]=&quot;&quot;;&quot;&quot;;IFERROR(VLOOKUP([.$C13]; PRICES; 3; 0); 0)*[.$D13])">
            <text:p/>
          </table:table-cell>
          <table:table-cell table:style-name="ce35" table:formula="of:=IF([.G13]=&quot;&quot;;&quot;&quot;;IFERROR(VLOOKUP([.$C13]; PRICES; 5; 0); 0)*[.$D13])">
            <text:p/>
          </table:table-cell>
          <table:table-cell table:style-name="ce35" table:formula="of:=IF([.G13]=&quot;&quot;;&quot;&quot;;IF([.F13]=&quot;BTC&quot;;[.H13]-[.G13];IF([.F13]=&quot;USD&quot;;[.I13]-[.G13];IF([.F13]=&quot;BTS&quot;;[.J13]-[.G13]))))">
            <text:p/>
          </table:table-cell>
          <table:table-cell table:style-name="ce48" table:formula="of:=IF([.G13]=&quot;&quot;;&quot;&quot;;[.K13]/[.G13])">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4]=0;&quot;&quot;;[.D14]*[.E14])">
            <text:p/>
          </table:table-cell>
          <table:table-cell table:style-name="ce35" table:formula="of:=IF([.G14]=&quot;&quot;;&quot;&quot;;IFERROR(VLOOKUP([.$C14]; PRICES; 4; 0); 0)*[.$D14])">
            <text:p/>
          </table:table-cell>
          <table:table-cell table:style-name="ce40" table:formula="of:=IF([.G14]=&quot;&quot;;&quot;&quot;;IFERROR(VLOOKUP([.$C14]; PRICES; 3; 0); 0)*[.$D14])">
            <text:p/>
          </table:table-cell>
          <table:table-cell table:style-name="ce35" table:formula="of:=IF([.G14]=&quot;&quot;;&quot;&quot;;IFERROR(VLOOKUP([.$C14]; PRICES; 5; 0); 0)*[.$D14])">
            <text:p/>
          </table:table-cell>
          <table:table-cell table:style-name="ce35" table:formula="of:=IF([.G14]=&quot;&quot;;&quot;&quot;;IF([.F14]=&quot;BTC&quot;;[.H14]-[.G14];IF([.F14]=&quot;USD&quot;;[.I14]-[.G14];IF([.F14]=&quot;BTS&quot;;[.J14]-[.G14]))))">
            <text:p/>
          </table:table-cell>
          <table:table-cell table:style-name="ce48" table:formula="of:=IF([.G14]=&quot;&quot;;&quot;&quot;;[.K14]/[.G14])">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5]=0;&quot;&quot;;[.D15]*[.E15])">
            <text:p/>
          </table:table-cell>
          <table:table-cell table:style-name="ce35" table:formula="of:=IF([.G15]=&quot;&quot;;&quot;&quot;;IFERROR(VLOOKUP([.$C15]; PRICES; 4; 0); 0)*[.$D15])">
            <text:p/>
          </table:table-cell>
          <table:table-cell table:style-name="ce40" table:formula="of:=IF([.G15]=&quot;&quot;;&quot;&quot;;IFERROR(VLOOKUP([.$C15]; PRICES; 3; 0); 0)*[.$D15])">
            <text:p/>
          </table:table-cell>
          <table:table-cell table:style-name="ce35" table:formula="of:=IF([.G15]=&quot;&quot;;&quot;&quot;;IFERROR(VLOOKUP([.$C15]; PRICES; 5; 0); 0)*[.$D15])">
            <text:p/>
          </table:table-cell>
          <table:table-cell table:style-name="ce35" table:formula="of:=IF([.G15]=&quot;&quot;;&quot;&quot;;IF([.F15]=&quot;BTC&quot;;[.H15]-[.G15];IF([.F15]=&quot;USD&quot;;[.I15]-[.G15];IF([.F15]=&quot;BTS&quot;;[.J15]-[.G15]))))">
            <text:p/>
          </table:table-cell>
          <table:table-cell table:style-name="ce48" table:formula="of:=IF([.G15]=&quot;&quot;;&quot;&quot;;[.K15]/[.G15])">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6]=0;&quot;&quot;;[.D16]*[.E16])">
            <text:p/>
          </table:table-cell>
          <table:table-cell table:style-name="ce35" table:formula="of:=IF([.G16]=&quot;&quot;;&quot;&quot;;IFERROR(VLOOKUP([.$C16]; PRICES; 4; 0); 0)*[.$D16])">
            <text:p/>
          </table:table-cell>
          <table:table-cell table:style-name="ce40" table:formula="of:=IF([.G16]=&quot;&quot;;&quot;&quot;;IFERROR(VLOOKUP([.$C16]; PRICES; 3; 0); 0)*[.$D16])">
            <text:p/>
          </table:table-cell>
          <table:table-cell table:style-name="ce35" table:formula="of:=IF([.G16]=&quot;&quot;;&quot;&quot;;IFERROR(VLOOKUP([.$C16]; PRICES; 5; 0); 0)*[.$D16])">
            <text:p/>
          </table:table-cell>
          <table:table-cell table:style-name="ce35" table:formula="of:=IF([.G16]=&quot;&quot;;&quot;&quot;;IF([.F16]=&quot;BTC&quot;;[.H16]-[.G16];IF([.F16]=&quot;USD&quot;;[.I16]-[.G16];IF([.F16]=&quot;BTS&quot;;[.J16]-[.G16]))))">
            <text:p/>
          </table:table-cell>
          <table:table-cell table:style-name="ce48" table:formula="of:=IF([.G16]=&quot;&quot;;&quot;&quot;;[.K16]/[.G16])">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7]=0;&quot;&quot;;[.D17]*[.E17])">
            <text:p/>
          </table:table-cell>
          <table:table-cell table:style-name="ce35" table:formula="of:=IF([.G17]=&quot;&quot;;&quot;&quot;;IFERROR(VLOOKUP([.$C17]; PRICES; 4; 0); 0)*[.$D17])">
            <text:p/>
          </table:table-cell>
          <table:table-cell table:style-name="ce40" table:formula="of:=IF([.G17]=&quot;&quot;;&quot;&quot;;IFERROR(VLOOKUP([.$C17]; PRICES; 3; 0); 0)*[.$D17])">
            <text:p/>
          </table:table-cell>
          <table:table-cell table:style-name="ce35" table:formula="of:=IF([.G17]=&quot;&quot;;&quot;&quot;;IFERROR(VLOOKUP([.$C17]; PRICES; 5; 0); 0)*[.$D17])">
            <text:p/>
          </table:table-cell>
          <table:table-cell table:style-name="ce35" table:formula="of:=IF([.G17]=&quot;&quot;;&quot;&quot;;IF([.F17]=&quot;BTC&quot;;[.H17]-[.G17];IF([.F17]=&quot;USD&quot;;[.I17]-[.G17];IF([.F17]=&quot;BTS&quot;;[.J17]-[.G17]))))">
            <text:p/>
          </table:table-cell>
          <table:table-cell table:style-name="ce48" table:formula="of:=IF([.G17]=&quot;&quot;;&quot;&quot;;[.K17]/[.G17])">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8]=0;&quot;&quot;;[.D18]*[.E18])">
            <text:p/>
          </table:table-cell>
          <table:table-cell table:style-name="ce35" table:formula="of:=IF([.G18]=&quot;&quot;;&quot;&quot;;IFERROR(VLOOKUP([.$C18]; PRICES; 4; 0); 0)*[.$D18])">
            <text:p/>
          </table:table-cell>
          <table:table-cell table:style-name="ce40" table:formula="of:=IF([.G18]=&quot;&quot;;&quot;&quot;;IFERROR(VLOOKUP([.$C18]; PRICES; 3; 0); 0)*[.$D18])">
            <text:p/>
          </table:table-cell>
          <table:table-cell table:style-name="ce35" table:formula="of:=IF([.G18]=&quot;&quot;;&quot;&quot;;IFERROR(VLOOKUP([.$C18]; PRICES; 5; 0); 0)*[.$D18])">
            <text:p/>
          </table:table-cell>
          <table:table-cell table:style-name="ce35" table:formula="of:=IF([.G18]=&quot;&quot;;&quot;&quot;;IF([.F18]=&quot;BTC&quot;;[.H18]-[.G18];IF([.F18]=&quot;USD&quot;;[.I18]-[.G18];IF([.F18]=&quot;BTS&quot;;[.J18]-[.G18]))))">
            <text:p/>
          </table:table-cell>
          <table:table-cell table:style-name="ce48" table:formula="of:=IF([.G18]=&quot;&quot;;&quot;&quot;;[.K18]/[.G18])">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9]=0;&quot;&quot;;[.D19]*[.E19])">
            <text:p/>
          </table:table-cell>
          <table:table-cell table:style-name="ce35" table:formula="of:=IF([.G19]=&quot;&quot;;&quot;&quot;;IFERROR(VLOOKUP([.$C19]; PRICES; 4; 0); 0)*[.$D19])">
            <text:p/>
          </table:table-cell>
          <table:table-cell table:style-name="ce40" table:formula="of:=IF([.G19]=&quot;&quot;;&quot;&quot;;IFERROR(VLOOKUP([.$C19]; PRICES; 3; 0); 0)*[.$D19])">
            <text:p/>
          </table:table-cell>
          <table:table-cell table:style-name="ce35" table:formula="of:=IF([.G19]=&quot;&quot;;&quot;&quot;;IFERROR(VLOOKUP([.$C19]; PRICES; 5; 0); 0)*[.$D19])">
            <text:p/>
          </table:table-cell>
          <table:table-cell table:style-name="ce35" table:formula="of:=IF([.G19]=&quot;&quot;;&quot;&quot;;IF([.F19]=&quot;BTC&quot;;[.H19]-[.G19];IF([.F19]=&quot;USD&quot;;[.I19]-[.G19];IF([.F19]=&quot;BTS&quot;;[.J19]-[.G19]))))">
            <text:p/>
          </table:table-cell>
          <table:table-cell table:style-name="ce48" table:formula="of:=IF([.G19]=&quot;&quot;;&quot;&quot;;[.K19]/[.G19])">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0]=0;&quot;&quot;;[.D20]*[.E20])">
            <text:p/>
          </table:table-cell>
          <table:table-cell table:style-name="ce35" table:formula="of:=IF([.G20]=&quot;&quot;;&quot;&quot;;IFERROR(VLOOKUP([.$C20]; PRICES; 4; 0); 0)*[.$D20])">
            <text:p/>
          </table:table-cell>
          <table:table-cell table:style-name="ce40" table:formula="of:=IF([.G20]=&quot;&quot;;&quot;&quot;;IFERROR(VLOOKUP([.$C20]; PRICES; 3; 0); 0)*[.$D20])">
            <text:p/>
          </table:table-cell>
          <table:table-cell table:style-name="ce35" table:formula="of:=IF([.G20]=&quot;&quot;;&quot;&quot;;IFERROR(VLOOKUP([.$C20]; PRICES; 5; 0); 0)*[.$D20])">
            <text:p/>
          </table:table-cell>
          <table:table-cell table:style-name="ce35" table:formula="of:=IF([.G20]=&quot;&quot;;&quot;&quot;;IF([.F20]=&quot;BTC&quot;;[.H20]-[.G20];IF([.F20]=&quot;USD&quot;;[.I20]-[.G20];IF([.F20]=&quot;BTS&quot;;[.J20]-[.G20]))))">
            <text:p/>
          </table:table-cell>
          <table:table-cell table:style-name="ce48" table:formula="of:=IF([.G20]=&quot;&quot;;&quot;&quot;;[.K20]/[.G20])">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1]=0;&quot;&quot;;[.D21]*[.E21])">
            <text:p/>
          </table:table-cell>
          <table:table-cell table:style-name="ce35" table:formula="of:=IF([.G21]=&quot;&quot;;&quot;&quot;;IFERROR(VLOOKUP([.$C21]; PRICES; 4; 0); 0)*[.$D21])">
            <text:p/>
          </table:table-cell>
          <table:table-cell table:style-name="ce40" table:formula="of:=IF([.G21]=&quot;&quot;;&quot;&quot;;IFERROR(VLOOKUP([.$C21]; PRICES; 3; 0); 0)*[.$D21])">
            <text:p/>
          </table:table-cell>
          <table:table-cell table:style-name="ce35" table:formula="of:=IF([.G21]=&quot;&quot;;&quot;&quot;;IFERROR(VLOOKUP([.$C21]; PRICES; 5; 0); 0)*[.$D21])">
            <text:p/>
          </table:table-cell>
          <table:table-cell table:style-name="ce35" table:formula="of:=IF([.G21]=&quot;&quot;;&quot;&quot;;IF([.F21]=&quot;BTC&quot;;[.H21]-[.G21];IF([.F21]=&quot;USD&quot;;[.I21]-[.G21];IF([.F21]=&quot;BTS&quot;;[.J21]-[.G21]))))">
            <text:p/>
          </table:table-cell>
          <table:table-cell table:style-name="ce48" table:formula="of:=IF([.G21]=&quot;&quot;;&quot;&quot;;[.K21]/[.G21])">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2]=0;&quot;&quot;;[.D22]*[.E22])">
            <text:p/>
          </table:table-cell>
          <table:table-cell table:style-name="ce35" table:formula="of:=IF([.G22]=&quot;&quot;;&quot;&quot;;IFERROR(VLOOKUP([.$C22]; PRICES; 4; 0); 0)*[.$D22])">
            <text:p/>
          </table:table-cell>
          <table:table-cell table:style-name="ce40" table:formula="of:=IF([.G22]=&quot;&quot;;&quot;&quot;;IFERROR(VLOOKUP([.$C22]; PRICES; 3; 0); 0)*[.$D22])">
            <text:p/>
          </table:table-cell>
          <table:table-cell table:style-name="ce35" table:formula="of:=IF([.G22]=&quot;&quot;;&quot;&quot;;IFERROR(VLOOKUP([.$C22]; PRICES; 5; 0); 0)*[.$D22])">
            <text:p/>
          </table:table-cell>
          <table:table-cell table:style-name="ce35" table:formula="of:=IF([.G22]=&quot;&quot;;&quot;&quot;;IF([.F22]=&quot;BTC&quot;;[.H22]-[.G22];IF([.F22]=&quot;USD&quot;;[.I22]-[.G22];IF([.F22]=&quot;BTS&quot;;[.J22]-[.G22]))))">
            <text:p/>
          </table:table-cell>
          <table:table-cell table:style-name="ce48" table:formula="of:=IF([.G22]=&quot;&quot;;&quot;&quot;;[.K22]/[.G22])">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3]=0;&quot;&quot;;[.D23]*[.E23])">
            <text:p/>
          </table:table-cell>
          <table:table-cell table:style-name="ce35" table:formula="of:=IF([.G23]=&quot;&quot;;&quot;&quot;;IFERROR(VLOOKUP([.$C23]; PRICES; 4; 0); 0)*[.$D23])">
            <text:p/>
          </table:table-cell>
          <table:table-cell table:style-name="ce40" table:formula="of:=IF([.G23]=&quot;&quot;;&quot;&quot;;IFERROR(VLOOKUP([.$C23]; PRICES; 3; 0); 0)*[.$D23])">
            <text:p/>
          </table:table-cell>
          <table:table-cell table:style-name="ce35" table:formula="of:=IF([.G23]=&quot;&quot;;&quot;&quot;;IFERROR(VLOOKUP([.$C23]; PRICES; 5; 0); 0)*[.$D23])">
            <text:p/>
          </table:table-cell>
          <table:table-cell table:style-name="ce35" table:formula="of:=IF([.G23]=&quot;&quot;;&quot;&quot;;IF([.F23]=&quot;BTC&quot;;[.H23]-[.G23];IF([.F23]=&quot;USD&quot;;[.I23]-[.G23];IF([.F23]=&quot;BTS&quot;;[.J23]-[.G23]))))">
            <text:p/>
          </table:table-cell>
          <table:table-cell table:style-name="ce48" table:formula="of:=IF([.G23]=&quot;&quot;;&quot;&quot;;[.K23]/[.G23])">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S</text:p>
          </table:table-cell>
          <table:table-cell table:style-name="ce35" table:formula="of:=IF([.E24]=0;&quot;&quot;;[.D24]*[.E24])">
            <text:p/>
          </table:table-cell>
          <table:table-cell table:style-name="ce35" table:formula="of:=IF([.G24]=&quot;&quot;;&quot;&quot;;IFERROR(VLOOKUP([.$C24]; PRICES; 4; 0); 0)*[.$D24])">
            <text:p/>
          </table:table-cell>
          <table:table-cell table:style-name="ce40" table:formula="of:=IF([.G24]=&quot;&quot;;&quot;&quot;;IFERROR(VLOOKUP([.$C24]; PRICES; 3; 0); 0)*[.$D24])">
            <text:p/>
          </table:table-cell>
          <table:table-cell table:style-name="ce35" table:formula="of:=IF([.G24]=&quot;&quot;;&quot;&quot;;IFERROR(VLOOKUP([.$C24]; PRICES; 5; 0); 0)*[.$D24])">
            <text:p/>
          </table:table-cell>
          <table:table-cell table:style-name="ce35" table:formula="of:=IF([.G24]=&quot;&quot;;&quot;&quot;;IF([.F24]=&quot;BTC&quot;;[.H24]-[.G24];IF([.F24]=&quot;USD&quot;;[.I24]-[.G24];IF([.F24]=&quot;BTS&quot;;[.J24]-[.G24]))))">
            <text:p/>
          </table:table-cell>
          <table:table-cell table:style-name="ce48" table:formula="of:=IF([.G24]=&quot;&quot;;&quot;&quot;;[.K24]/[.G24])">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5]=0;&quot;&quot;;[.D25]*[.E25])">
            <text:p/>
          </table:table-cell>
          <table:table-cell table:style-name="ce35" table:formula="of:=IF([.G25]=&quot;&quot;;&quot;&quot;;IFERROR(VLOOKUP([.$C25]; PRICES; 4; 0); 0)*[.$D25])">
            <text:p/>
          </table:table-cell>
          <table:table-cell table:style-name="ce40" table:formula="of:=IF([.G25]=&quot;&quot;;&quot;&quot;;IFERROR(VLOOKUP([.$C25]; PRICES; 3; 0); 0)*[.$D25])">
            <text:p/>
          </table:table-cell>
          <table:table-cell table:style-name="ce35" table:formula="of:=IF([.G25]=&quot;&quot;;&quot;&quot;;IFERROR(VLOOKUP([.$C25]; PRICES; 5; 0); 0)*[.$D25])">
            <text:p/>
          </table:table-cell>
          <table:table-cell table:style-name="ce35" table:formula="of:=IF([.G25]=&quot;&quot;;&quot;&quot;;IF([.F25]=&quot;BTC&quot;;[.H25]-[.G25];IF([.F25]=&quot;USD&quot;;[.I25]-[.G25];IF([.F25]=&quot;BTS&quot;;[.J25]-[.G25]))))">
            <text:p/>
          </table:table-cell>
          <table:table-cell table:style-name="ce48" table:formula="of:=IF([.G25]=&quot;&quot;;&quot;&quot;;[.K25]/[.G25])">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6]=0;&quot;&quot;;[.D26]*[.E26])">
            <text:p/>
          </table:table-cell>
          <table:table-cell table:style-name="ce35" table:formula="of:=IF([.G26]=&quot;&quot;;&quot;&quot;;IFERROR(VLOOKUP([.$C26]; PRICES; 4; 0); 0)*[.$D26])">
            <text:p/>
          </table:table-cell>
          <table:table-cell table:style-name="ce40" table:formula="of:=IF([.G26]=&quot;&quot;;&quot;&quot;;IFERROR(VLOOKUP([.$C26]; PRICES; 3; 0); 0)*[.$D26])">
            <text:p/>
          </table:table-cell>
          <table:table-cell table:style-name="ce35" table:formula="of:=IF([.G26]=&quot;&quot;;&quot;&quot;;IFERROR(VLOOKUP([.$C26]; PRICES; 5; 0); 0)*[.$D26])">
            <text:p/>
          </table:table-cell>
          <table:table-cell table:style-name="ce35" table:formula="of:=IF([.G26]=&quot;&quot;;&quot;&quot;;IF([.F26]=&quot;BTC&quot;;[.H26]-[.G26];IF([.F26]=&quot;USD&quot;;[.I26]-[.G26];IF([.F26]=&quot;BTS&quot;;[.J26]-[.G26]))))">
            <text:p/>
          </table:table-cell>
          <table:table-cell table:style-name="ce48" table:formula="of:=IF([.G26]=&quot;&quot;;&quot;&quot;;[.K26]/[.G26])">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USD</text:p>
          </table:table-cell>
          <table:table-cell table:style-name="ce35" table:formula="of:=IF([.E27]=0;&quot;&quot;;[.D27]*[.E27])">
            <text:p/>
          </table:table-cell>
          <table:table-cell table:style-name="ce35" table:formula="of:=IF([.G27]=&quot;&quot;;&quot;&quot;;IFERROR(VLOOKUP([.$C27]; PRICES; 4; 0); 0)*[.$D27])">
            <text:p/>
          </table:table-cell>
          <table:table-cell table:style-name="ce40" table:formula="of:=IF([.G27]=&quot;&quot;;&quot;&quot;;IFERROR(VLOOKUP([.$C27]; PRICES; 3; 0); 0)*[.$D27])">
            <text:p/>
          </table:table-cell>
          <table:table-cell table:style-name="ce35" table:formula="of:=IF([.G27]=&quot;&quot;;&quot;&quot;;IFERROR(VLOOKUP([.$C27]; PRICES; 5; 0); 0)*[.$D27])">
            <text:p/>
          </table:table-cell>
          <table:table-cell table:style-name="ce35" table:formula="of:=IF([.G27]=&quot;&quot;;&quot;&quot;;IF([.F27]=&quot;BTC&quot;;[.H27]-[.G27];IF([.F27]=&quot;USD&quot;;[.I27]-[.G27];IF([.F27]=&quot;BTS&quot;;[.J27]-[.G27]))))">
            <text:p/>
          </table:table-cell>
          <table:table-cell table:style-name="ce48" table:formula="of:=IF([.G27]=&quot;&quot;;&quot;&quot;;[.K27]/[.G27])">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8]=0;&quot;&quot;;[.D28]*[.E28])">
            <text:p/>
          </table:table-cell>
          <table:table-cell table:style-name="ce35" table:formula="of:=IF([.G28]=&quot;&quot;;&quot;&quot;;IFERROR(VLOOKUP([.$C28]; PRICES; 4; 0); 0)*[.$D28])">
            <text:p/>
          </table:table-cell>
          <table:table-cell table:style-name="ce40" table:formula="of:=IF([.G28]=&quot;&quot;;&quot;&quot;;IFERROR(VLOOKUP([.$C28]; PRICES; 3; 0); 0)*[.$D28])">
            <text:p/>
          </table:table-cell>
          <table:table-cell table:style-name="ce35" table:formula="of:=IF([.G28]=&quot;&quot;;&quot;&quot;;IFERROR(VLOOKUP([.$C28]; PRICES; 5; 0); 0)*[.$D28])">
            <text:p/>
          </table:table-cell>
          <table:table-cell table:style-name="ce35" table:formula="of:=IF([.G28]=&quot;&quot;;&quot;&quot;;IF([.F28]=&quot;BTC&quot;;[.H28]-[.G28];IF([.F28]=&quot;USD&quot;;[.I28]-[.G28];IF([.F28]=&quot;BTS&quot;;[.J28]-[.G28]))))">
            <text:p/>
          </table:table-cell>
          <table:table-cell table:style-name="ce48" table:formula="of:=IF([.G28]=&quot;&quot;;&quot;&quot;;[.K28]/[.G28])">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29]=0;&quot;&quot;;[.D29]*[.E29])">
            <text:p/>
          </table:table-cell>
          <table:table-cell table:style-name="ce35" table:formula="of:=IF([.G29]=&quot;&quot;;&quot;&quot;;IFERROR(VLOOKUP([.$C29]; PRICES; 4; 0); 0)*[.$D29])">
            <text:p/>
          </table:table-cell>
          <table:table-cell table:style-name="ce40" table:formula="of:=IF([.G29]=&quot;&quot;;&quot;&quot;;IFERROR(VLOOKUP([.$C29]; PRICES; 3; 0); 0)*[.$D29])">
            <text:p/>
          </table:table-cell>
          <table:table-cell table:style-name="ce35" table:formula="of:=IF([.G29]=&quot;&quot;;&quot;&quot;;IFERROR(VLOOKUP([.$C29]; PRICES; 5; 0); 0)*[.$D29])">
            <text:p/>
          </table:table-cell>
          <table:table-cell table:style-name="ce35" table:formula="of:=IF([.G29]=&quot;&quot;;&quot;&quot;;IF([.F29]=&quot;BTC&quot;;[.H29]-[.G29];IF([.F29]=&quot;USD&quot;;[.I29]-[.G29];IF([.F29]=&quot;BTS&quot;;[.J29]-[.G29]))))">
            <text:p/>
          </table:table-cell>
          <table:table-cell table:style-name="ce48" table:formula="of:=IF([.G29]=&quot;&quot;;&quot;&quot;;[.K29]/[.G29])">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0]=0;&quot;&quot;;[.D30]*[.E30])">
            <text:p/>
          </table:table-cell>
          <table:table-cell table:style-name="ce35" table:formula="of:=IF([.G30]=&quot;&quot;;&quot;&quot;;IFERROR(VLOOKUP([.$C30]; PRICES; 4; 0); 0)*[.$D30])">
            <text:p/>
          </table:table-cell>
          <table:table-cell table:style-name="ce40" table:formula="of:=IF([.G30]=&quot;&quot;;&quot;&quot;;IFERROR(VLOOKUP([.$C30]; PRICES; 3; 0); 0)*[.$D30])">
            <text:p/>
          </table:table-cell>
          <table:table-cell table:style-name="ce35" table:formula="of:=IF([.G30]=&quot;&quot;;&quot;&quot;;IFERROR(VLOOKUP([.$C30]; PRICES; 5; 0); 0)*[.$D30])">
            <text:p/>
          </table:table-cell>
          <table:table-cell table:style-name="ce35" table:formula="of:=IF([.G30]=&quot;&quot;;&quot;&quot;;IF([.F30]=&quot;BTC&quot;;[.H30]-[.G30];IF([.F30]=&quot;USD&quot;;[.I30]-[.G30];IF([.F30]=&quot;BTS&quot;;[.J30]-[.G30]))))">
            <text:p/>
          </table:table-cell>
          <table:table-cell table:style-name="ce48" table:formula="of:=IF([.G30]=&quot;&quot;;&quot;&quot;;[.K30]/[.G30])">
            <text:p/>
          </table:table-cell>
          <table:table-cell table:number-columns-repeated="1012"/>
        </table:table-row>
        <table:table-row table:style-name="ro1">
          <table:table-cell table:style-name="ce51"/>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USD</text:p>
          </table:table-cell>
          <table:table-cell table:style-name="ce35" table:formula="of:=IF([.E31]=0;&quot;&quot;;[.D31]*[.E31])">
            <text:p/>
          </table:table-cell>
          <table:table-cell table:style-name="ce35" table:formula="of:=IF([.G31]=&quot;&quot;;&quot;&quot;;IFERROR(VLOOKUP([.$C31]; PRICES; 4; 0); 0)*[.$D31])">
            <text:p/>
          </table:table-cell>
          <table:table-cell table:style-name="ce40" table:formula="of:=IF([.G31]=&quot;&quot;;&quot;&quot;;IFERROR(VLOOKUP([.$C31]; PRICES; 3; 0); 0)*[.$D31])">
            <text:p/>
          </table:table-cell>
          <table:table-cell table:style-name="ce35" table:formula="of:=IF([.G31]=&quot;&quot;;&quot;&quot;;IFERROR(VLOOKUP([.$C31]; PRICES; 5; 0); 0)*[.$D31])">
            <text:p/>
          </table:table-cell>
          <table:table-cell table:style-name="ce35" table:formula="of:=IF([.G31]=&quot;&quot;;&quot;&quot;;IF([.F31]=&quot;BTC&quot;;[.H31]-[.G31];IF([.F31]=&quot;USD&quot;;[.I31]-[.G31];IF([.F31]=&quot;BTS&quot;;[.J31]-[.G31]))))">
            <text:p/>
          </table:table-cell>
          <table:table-cell table:style-name="ce48" table:formula="of:=IF([.G31]=&quot;&quot;;&quot;&quot;;[.K31]/[.G31])">
            <text:p/>
          </table:table-cell>
          <table:table-cell table:number-columns-repeated="1012"/>
        </table:table-row>
        <table:table-row table:style-name="ro1">
          <table:table-cell table:style-name="ce4"/>
          <table:table-cell table:style-name="ce54"/>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2]=0;&quot;&quot;;[.D32]*[.E32])">
            <text:p/>
          </table:table-cell>
          <table:table-cell table:style-name="ce35" table:formula="of:=IF([.G32]=&quot;&quot;;&quot;&quot;;IFERROR(VLOOKUP([.$C32]; PRICES; 4; 0); 0)*[.$D32])">
            <text:p/>
          </table:table-cell>
          <table:table-cell table:style-name="ce40" table:formula="of:=IF([.G32]=&quot;&quot;;&quot;&quot;;IFERROR(VLOOKUP([.$C32]; PRICES; 3; 0); 0)*[.$D32])">
            <text:p/>
          </table:table-cell>
          <table:table-cell table:style-name="ce35" table:formula="of:=IF([.G32]=&quot;&quot;;&quot;&quot;;IFERROR(VLOOKUP([.$C32]; PRICES; 5; 0); 0)*[.$D32])">
            <text:p/>
          </table:table-cell>
          <table:table-cell table:style-name="ce35" table:formula="of:=IF([.G32]=&quot;&quot;;&quot;&quot;;IF([.F32]=&quot;BTC&quot;;[.H32]-[.G32];IF([.F32]=&quot;USD&quot;;[.I32]-[.G32];IF([.F32]=&quot;BTS&quot;;[.J32]-[.G32]))))">
            <text:p/>
          </table:table-cell>
          <table:table-cell table:style-name="ce48" table:formula="of:=IF([.G32]=&quot;&quot;;&quot;&quot;;[.K32]/[.G32])">
            <text:p/>
          </table:table-cell>
          <table:table-cell table:number-columns-repeated="1012"/>
        </table:table-row>
        <table:table-row table:style-name="ro1">
          <table:table-cell table:style-name="ce4"/>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3]=0;&quot;&quot;;[.D33]*[.E33])">
            <text:p/>
          </table:table-cell>
          <table:table-cell table:style-name="ce35" table:formula="of:=IF([.G33]=&quot;&quot;;&quot;&quot;;IFERROR(VLOOKUP([.$C33]; PRICES; 4; 0); 0)*[.$D33])">
            <text:p/>
          </table:table-cell>
          <table:table-cell table:style-name="ce40" table:formula="of:=IF([.G33]=&quot;&quot;;&quot;&quot;;IFERROR(VLOOKUP([.$C33]; PRICES; 3; 0); 0)*[.$D33])">
            <text:p/>
          </table:table-cell>
          <table:table-cell table:style-name="ce35" table:formula="of:=IF([.G33]=&quot;&quot;;&quot;&quot;;IFERROR(VLOOKUP([.$C33]; PRICES; 5; 0); 0)*[.$D33])">
            <text:p/>
          </table:table-cell>
          <table:table-cell table:style-name="ce35" table:formula="of:=IF([.G33]=&quot;&quot;;&quot;&quot;;IF([.F33]=&quot;BTC&quot;;[.H33]-[.G33];IF([.F33]=&quot;USD&quot;;[.I33]-[.G33];IF([.F33]=&quot;BTS&quot;;[.J33]-[.G33]))))">
            <text:p/>
          </table:table-cell>
          <table:table-cell table:style-name="ce48" table:formula="of:=IF([.G33]=&quot;&quot;;&quot;&quot;;[.K33]/[.G33])">
            <text:p/>
          </table:table-cell>
          <table:table-cell table:number-columns-repeated="1012"/>
        </table:table-row>
        <table:table-row table:style-name="ro1">
          <table:table-cell table:style-name="ce52"/>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4]=0;&quot;&quot;;[.D34]*[.E34])">
            <text:p/>
          </table:table-cell>
          <table:table-cell table:style-name="ce35" table:formula="of:=IF([.G34]=&quot;&quot;;&quot;&quot;;IFERROR(VLOOKUP([.$C34]; PRICES; 4; 0); 0)*[.$D34])">
            <text:p/>
          </table:table-cell>
          <table:table-cell table:style-name="ce40" table:formula="of:=IF([.G34]=&quot;&quot;;&quot;&quot;;IFERROR(VLOOKUP([.$C34]; PRICES; 3; 0); 0)*[.$D34])">
            <text:p/>
          </table:table-cell>
          <table:table-cell table:style-name="ce35" table:formula="of:=IF([.G34]=&quot;&quot;;&quot;&quot;;IFERROR(VLOOKUP([.$C34]; PRICES; 5; 0); 0)*[.$D34])">
            <text:p/>
          </table:table-cell>
          <table:table-cell table:style-name="ce35" table:formula="of:=IF([.G34]=&quot;&quot;;&quot;&quot;;IF([.F34]=&quot;BTC&quot;;[.H34]-[.G34];IF([.F34]=&quot;USD&quot;;[.I34]-[.G34];IF([.F34]=&quot;BTS&quot;;[.J34]-[.G34]))))">
            <text:p/>
          </table:table-cell>
          <table:table-cell table:style-name="ce48" table:formula="of:=IF([.G34]=&quot;&quot;;&quot;&quot;;[.K34]/[.G3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5]=0;&quot;&quot;;[.D35]*[.E35])">
            <text:p/>
          </table:table-cell>
          <table:table-cell table:style-name="ce35" table:formula="of:=IF([.G35]=&quot;&quot;;&quot;&quot;;IFERROR(VLOOKUP([.$C35]; PRICES; 4; 0); 0)*[.$D35])">
            <text:p/>
          </table:table-cell>
          <table:table-cell table:style-name="ce40" table:formula="of:=IF([.G35]=&quot;&quot;;&quot;&quot;;IFERROR(VLOOKUP([.$C35]; PRICES; 3; 0); 0)*[.$D35])">
            <text:p/>
          </table:table-cell>
          <table:table-cell table:style-name="ce35" table:formula="of:=IF([.G35]=&quot;&quot;;&quot;&quot;;IFERROR(VLOOKUP([.$C35]; PRICES; 5; 0); 0)*[.$D35])">
            <text:p/>
          </table:table-cell>
          <table:table-cell table:style-name="ce35" table:formula="of:=IF([.G35]=&quot;&quot;;&quot;&quot;;IF([.F35]=&quot;BTC&quot;;[.H35]-[.G35];IF([.F35]=&quot;USD&quot;;[.I35]-[.G35];IF([.F35]=&quot;BTS&quot;;[.J35]-[.G35]))))">
            <text:p/>
          </table:table-cell>
          <table:table-cell table:style-name="ce48" table:formula="of:=IF([.G35]=&quot;&quot;;&quot;&quot;;[.K35]/[.G3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6]=0;&quot;&quot;;[.D36]*[.E36])">
            <text:p/>
          </table:table-cell>
          <table:table-cell table:style-name="ce35" table:formula="of:=IF([.G36]=&quot;&quot;;&quot;&quot;;IFERROR(VLOOKUP([.$C36]; PRICES; 4; 0); 0)*[.$D36])">
            <text:p/>
          </table:table-cell>
          <table:table-cell table:style-name="ce40" table:formula="of:=IF([.G36]=&quot;&quot;;&quot;&quot;;IFERROR(VLOOKUP([.$C36]; PRICES; 3; 0); 0)*[.$D36])">
            <text:p/>
          </table:table-cell>
          <table:table-cell table:style-name="ce35" table:formula="of:=IF([.G36]=&quot;&quot;;&quot;&quot;;IFERROR(VLOOKUP([.$C36]; PRICES; 5; 0); 0)*[.$D36])">
            <text:p/>
          </table:table-cell>
          <table:table-cell table:style-name="ce35" table:formula="of:=IF([.G36]=&quot;&quot;;&quot;&quot;;IF([.F36]=&quot;BTC&quot;;[.H36]-[.G36];IF([.F36]=&quot;USD&quot;;[.I36]-[.G36];IF([.F36]=&quot;BTS&quot;;[.J36]-[.G36]))))">
            <text:p/>
          </table:table-cell>
          <table:table-cell table:style-name="ce48" table:formula="of:=IF([.G36]=&quot;&quot;;&quot;&quot;;[.K36]/[.G3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7]=0;&quot;&quot;;[.D37]*[.E37])">
            <text:p/>
          </table:table-cell>
          <table:table-cell table:style-name="ce35" table:formula="of:=IF([.G37]=&quot;&quot;;&quot;&quot;;IFERROR(VLOOKUP([.$C37]; PRICES; 4; 0); 0)*[.$D37])">
            <text:p/>
          </table:table-cell>
          <table:table-cell table:style-name="ce40" table:formula="of:=IF([.G37]=&quot;&quot;;&quot;&quot;;IFERROR(VLOOKUP([.$C37]; PRICES; 3; 0); 0)*[.$D37])">
            <text:p/>
          </table:table-cell>
          <table:table-cell table:style-name="ce35" table:formula="of:=IF([.G37]=&quot;&quot;;&quot;&quot;;IFERROR(VLOOKUP([.$C37]; PRICES; 5; 0); 0)*[.$D37])">
            <text:p/>
          </table:table-cell>
          <table:table-cell table:style-name="ce35" table:formula="of:=IF([.G37]=&quot;&quot;;&quot;&quot;;IF([.F37]=&quot;BTC&quot;;[.H37]-[.G37];IF([.F37]=&quot;USD&quot;;[.I37]-[.G37];IF([.F37]=&quot;BTS&quot;;[.J37]-[.G37]))))">
            <text:p/>
          </table:table-cell>
          <table:table-cell table:style-name="ce48" table:formula="of:=IF([.G37]=&quot;&quot;;&quot;&quot;;[.K37]/[.G3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8]=0;&quot;&quot;;[.D38]*[.E38])">
            <text:p/>
          </table:table-cell>
          <table:table-cell table:style-name="ce35" table:formula="of:=IF([.G38]=&quot;&quot;;&quot;&quot;;IFERROR(VLOOKUP([.$C38]; PRICES; 4; 0); 0)*[.$D38])">
            <text:p/>
          </table:table-cell>
          <table:table-cell table:style-name="ce40" table:formula="of:=IF([.G38]=&quot;&quot;;&quot;&quot;;IFERROR(VLOOKUP([.$C38]; PRICES; 3; 0); 0)*[.$D38])">
            <text:p/>
          </table:table-cell>
          <table:table-cell table:style-name="ce35" table:formula="of:=IF([.G38]=&quot;&quot;;&quot;&quot;;IFERROR(VLOOKUP([.$C38]; PRICES; 5; 0); 0)*[.$D38])">
            <text:p/>
          </table:table-cell>
          <table:table-cell table:style-name="ce35" table:formula="of:=IF([.G38]=&quot;&quot;;&quot;&quot;;IF([.F38]=&quot;BTC&quot;;[.H38]-[.G38];IF([.F38]=&quot;USD&quot;;[.I38]-[.G38];IF([.F38]=&quot;BTS&quot;;[.J38]-[.G38]))))">
            <text:p/>
          </table:table-cell>
          <table:table-cell table:style-name="ce48" table:formula="of:=IF([.G38]=&quot;&quot;;&quot;&quot;;[.K38]/[.G3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39]=0;&quot;&quot;;[.D39]*[.E39])">
            <text:p/>
          </table:table-cell>
          <table:table-cell table:style-name="ce35" table:formula="of:=IF([.G39]=&quot;&quot;;&quot;&quot;;IFERROR(VLOOKUP([.$C39]; PRICES; 4; 0); 0)*[.$D39])">
            <text:p/>
          </table:table-cell>
          <table:table-cell table:style-name="ce40" table:formula="of:=IF([.G39]=&quot;&quot;;&quot;&quot;;IFERROR(VLOOKUP([.$C39]; PRICES; 3; 0); 0)*[.$D39])">
            <text:p/>
          </table:table-cell>
          <table:table-cell table:style-name="ce35" table:formula="of:=IF([.G39]=&quot;&quot;;&quot;&quot;;IFERROR(VLOOKUP([.$C39]; PRICES; 5; 0); 0)*[.$D39])">
            <text:p/>
          </table:table-cell>
          <table:table-cell table:style-name="ce35" table:formula="of:=IF([.G39]=&quot;&quot;;&quot;&quot;;IF([.F39]=&quot;BTC&quot;;[.H39]-[.G39];IF([.F39]=&quot;USD&quot;;[.I39]-[.G39];IF([.F39]=&quot;BTS&quot;;[.J39]-[.G39]))))">
            <text:p/>
          </table:table-cell>
          <table:table-cell table:style-name="ce48" table:formula="of:=IF([.G39]=&quot;&quot;;&quot;&quot;;[.K39]/[.G3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0]=0;&quot;&quot;;[.D40]*[.E40])">
            <text:p/>
          </table:table-cell>
          <table:table-cell table:style-name="ce35" table:formula="of:=IF([.G40]=&quot;&quot;;&quot;&quot;;IFERROR(VLOOKUP([.$C40]; PRICES; 4; 0); 0)*[.$D40])">
            <text:p/>
          </table:table-cell>
          <table:table-cell table:style-name="ce40" table:formula="of:=IF([.G40]=&quot;&quot;;&quot;&quot;;IFERROR(VLOOKUP([.$C40]; PRICES; 3; 0); 0)*[.$D40])">
            <text:p/>
          </table:table-cell>
          <table:table-cell table:style-name="ce35" table:formula="of:=IF([.G40]=&quot;&quot;;&quot;&quot;;IFERROR(VLOOKUP([.$C40]; PRICES; 5; 0); 0)*[.$D40])">
            <text:p/>
          </table:table-cell>
          <table:table-cell table:style-name="ce35" table:formula="of:=IF([.G40]=&quot;&quot;;&quot;&quot;;IF([.F40]=&quot;BTC&quot;;[.H40]-[.G40];IF([.F40]=&quot;USD&quot;;[.I40]-[.G40];IF([.F40]=&quot;BTS&quot;;[.J40]-[.G40]))))">
            <text:p/>
          </table:table-cell>
          <table:table-cell table:style-name="ce48" table:formula="of:=IF([.G40]=&quot;&quot;;&quot;&quot;;[.K40]/[.G4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1]=0;&quot;&quot;;[.D41]*[.E41])">
            <text:p/>
          </table:table-cell>
          <table:table-cell table:style-name="ce35" table:formula="of:=IF([.G41]=&quot;&quot;;&quot;&quot;;IFERROR(VLOOKUP([.$C41]; PRICES; 4; 0); 0)*[.$D41])">
            <text:p/>
          </table:table-cell>
          <table:table-cell table:style-name="ce40" table:formula="of:=IF([.G41]=&quot;&quot;;&quot;&quot;;IFERROR(VLOOKUP([.$C41]; PRICES; 3; 0); 0)*[.$D41])">
            <text:p/>
          </table:table-cell>
          <table:table-cell table:style-name="ce35" table:formula="of:=IF([.G41]=&quot;&quot;;&quot;&quot;;IFERROR(VLOOKUP([.$C41]; PRICES; 5; 0); 0)*[.$D41])">
            <text:p/>
          </table:table-cell>
          <table:table-cell table:style-name="ce35" table:formula="of:=IF([.G41]=&quot;&quot;;&quot;&quot;;IF([.F41]=&quot;BTC&quot;;[.H41]-[.G41];IF([.F41]=&quot;USD&quot;;[.I41]-[.G41];IF([.F41]=&quot;BTS&quot;;[.J41]-[.G41]))))">
            <text:p/>
          </table:table-cell>
          <table:table-cell table:style-name="ce48" table:formula="of:=IF([.G41]=&quot;&quot;;&quot;&quot;;[.K41]/[.G4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2]=0;&quot;&quot;;[.D42]*[.E42])">
            <text:p/>
          </table:table-cell>
          <table:table-cell table:style-name="ce35" table:formula="of:=IF([.G42]=&quot;&quot;;&quot;&quot;;IFERROR(VLOOKUP([.$C42]; PRICES; 4; 0); 0)*[.$D42])">
            <text:p/>
          </table:table-cell>
          <table:table-cell table:style-name="ce40" table:formula="of:=IF([.G42]=&quot;&quot;;&quot;&quot;;IFERROR(VLOOKUP([.$C42]; PRICES; 3; 0); 0)*[.$D42])">
            <text:p/>
          </table:table-cell>
          <table:table-cell table:style-name="ce35" table:formula="of:=IF([.G42]=&quot;&quot;;&quot;&quot;;IFERROR(VLOOKUP([.$C42]; PRICES; 5; 0); 0)*[.$D42])">
            <text:p/>
          </table:table-cell>
          <table:table-cell table:style-name="ce35" table:formula="of:=IF([.G42]=&quot;&quot;;&quot;&quot;;IF([.F42]=&quot;BTC&quot;;[.H42]-[.G42];IF([.F42]=&quot;USD&quot;;[.I42]-[.G42];IF([.F42]=&quot;BTS&quot;;[.J42]-[.G42]))))">
            <text:p/>
          </table:table-cell>
          <table:table-cell table:style-name="ce48" table:formula="of:=IF([.G42]=&quot;&quot;;&quot;&quot;;[.K42]/[.G4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3]=0;&quot;&quot;;[.D43]*[.E43])">
            <text:p/>
          </table:table-cell>
          <table:table-cell table:style-name="ce35" table:formula="of:=IF([.G43]=&quot;&quot;;&quot;&quot;;IFERROR(VLOOKUP([.$C43]; PRICES; 4; 0); 0)*[.$D43])">
            <text:p/>
          </table:table-cell>
          <table:table-cell table:style-name="ce40" table:formula="of:=IF([.G43]=&quot;&quot;;&quot;&quot;;IFERROR(VLOOKUP([.$C43]; PRICES; 3; 0); 0)*[.$D43])">
            <text:p/>
          </table:table-cell>
          <table:table-cell table:style-name="ce35" table:formula="of:=IF([.G43]=&quot;&quot;;&quot;&quot;;IFERROR(VLOOKUP([.$C43]; PRICES; 5; 0); 0)*[.$D43])">
            <text:p/>
          </table:table-cell>
          <table:table-cell table:style-name="ce35" table:formula="of:=IF([.G43]=&quot;&quot;;&quot;&quot;;IF([.F43]=&quot;BTC&quot;;[.H43]-[.G43];IF([.F43]=&quot;USD&quot;;[.I43]-[.G43];IF([.F43]=&quot;BTS&quot;;[.J43]-[.G43]))))">
            <text:p/>
          </table:table-cell>
          <table:table-cell table:style-name="ce48" table:formula="of:=IF([.G43]=&quot;&quot;;&quot;&quot;;[.K43]/[.G4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4]=0;&quot;&quot;;[.D44]*[.E44])">
            <text:p/>
          </table:table-cell>
          <table:table-cell table:style-name="ce35" table:formula="of:=IF([.G44]=&quot;&quot;;&quot;&quot;;IFERROR(VLOOKUP([.$C44]; PRICES; 4; 0); 0)*[.$D44])">
            <text:p/>
          </table:table-cell>
          <table:table-cell table:style-name="ce40" table:formula="of:=IF([.G44]=&quot;&quot;;&quot;&quot;;IFERROR(VLOOKUP([.$C44]; PRICES; 3; 0); 0)*[.$D44])">
            <text:p/>
          </table:table-cell>
          <table:table-cell table:style-name="ce35" table:formula="of:=IF([.G44]=&quot;&quot;;&quot;&quot;;IFERROR(VLOOKUP([.$C44]; PRICES; 5; 0); 0)*[.$D44])">
            <text:p/>
          </table:table-cell>
          <table:table-cell table:style-name="ce35" table:formula="of:=IF([.G44]=&quot;&quot;;&quot;&quot;;IF([.F44]=&quot;BTC&quot;;[.H44]-[.G44];IF([.F44]=&quot;USD&quot;;[.I44]-[.G44];IF([.F44]=&quot;BTS&quot;;[.J44]-[.G44]))))">
            <text:p/>
          </table:table-cell>
          <table:table-cell table:style-name="ce48" table:formula="of:=IF([.G44]=&quot;&quot;;&quot;&quot;;[.K44]/[.G4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5]=0;&quot;&quot;;[.D45]*[.E45])">
            <text:p/>
          </table:table-cell>
          <table:table-cell table:style-name="ce35" table:formula="of:=IF([.G45]=&quot;&quot;;&quot;&quot;;IFERROR(VLOOKUP([.$C45]; PRICES; 4; 0); 0)*[.$D45])">
            <text:p/>
          </table:table-cell>
          <table:table-cell table:style-name="ce40" table:formula="of:=IF([.G45]=&quot;&quot;;&quot;&quot;;IFERROR(VLOOKUP([.$C45]; PRICES; 3; 0); 0)*[.$D45])">
            <text:p/>
          </table:table-cell>
          <table:table-cell table:style-name="ce35" table:formula="of:=IF([.G45]=&quot;&quot;;&quot;&quot;;IFERROR(VLOOKUP([.$C45]; PRICES; 5; 0); 0)*[.$D45])">
            <text:p/>
          </table:table-cell>
          <table:table-cell table:style-name="ce35" table:formula="of:=IF([.G45]=&quot;&quot;;&quot;&quot;;IF([.F45]=&quot;BTC&quot;;[.H45]-[.G45];IF([.F45]=&quot;USD&quot;;[.I45]-[.G45];IF([.F45]=&quot;BTS&quot;;[.J45]-[.G45]))))">
            <text:p/>
          </table:table-cell>
          <table:table-cell table:style-name="ce48" table:formula="of:=IF([.G45]=&quot;&quot;;&quot;&quot;;[.K45]/[.G4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6]=0;&quot;&quot;;[.D46]*[.E46])">
            <text:p/>
          </table:table-cell>
          <table:table-cell table:style-name="ce35" table:formula="of:=IF([.G46]=&quot;&quot;;&quot;&quot;;IFERROR(VLOOKUP([.$C46]; PRICES; 4; 0); 0)*[.$D46])">
            <text:p/>
          </table:table-cell>
          <table:table-cell table:style-name="ce40" table:formula="of:=IF([.G46]=&quot;&quot;;&quot;&quot;;IFERROR(VLOOKUP([.$C46]; PRICES; 3; 0); 0)*[.$D46])">
            <text:p/>
          </table:table-cell>
          <table:table-cell table:style-name="ce35" table:formula="of:=IF([.G46]=&quot;&quot;;&quot;&quot;;IFERROR(VLOOKUP([.$C46]; PRICES; 5; 0); 0)*[.$D46])">
            <text:p/>
          </table:table-cell>
          <table:table-cell table:style-name="ce35" table:formula="of:=IF([.G46]=&quot;&quot;;&quot;&quot;;IF([.F46]=&quot;BTC&quot;;[.H46]-[.G46];IF([.F46]=&quot;USD&quot;;[.I46]-[.G46];IF([.F46]=&quot;BTS&quot;;[.J46]-[.G46]))))">
            <text:p/>
          </table:table-cell>
          <table:table-cell table:style-name="ce48" table:formula="of:=IF([.G46]=&quot;&quot;;&quot;&quot;;[.K46]/[.G4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7]=0;&quot;&quot;;[.D47]*[.E47])">
            <text:p/>
          </table:table-cell>
          <table:table-cell table:style-name="ce35" table:formula="of:=IF([.G47]=&quot;&quot;;&quot;&quot;;IFERROR(VLOOKUP([.$C47]; PRICES; 4; 0); 0)*[.$D47])">
            <text:p/>
          </table:table-cell>
          <table:table-cell table:style-name="ce40" table:formula="of:=IF([.G47]=&quot;&quot;;&quot;&quot;;IFERROR(VLOOKUP([.$C47]; PRICES; 3; 0); 0)*[.$D47])">
            <text:p/>
          </table:table-cell>
          <table:table-cell table:style-name="ce35" table:formula="of:=IF([.G47]=&quot;&quot;;&quot;&quot;;IFERROR(VLOOKUP([.$C47]; PRICES; 5; 0); 0)*[.$D47])">
            <text:p/>
          </table:table-cell>
          <table:table-cell table:style-name="ce35" table:formula="of:=IF([.G47]=&quot;&quot;;&quot;&quot;;IF([.F47]=&quot;BTC&quot;;[.H47]-[.G47];IF([.F47]=&quot;USD&quot;;[.I47]-[.G47];IF([.F47]=&quot;BTS&quot;;[.J47]-[.G47]))))">
            <text:p/>
          </table:table-cell>
          <table:table-cell table:style-name="ce48" table:formula="of:=IF([.G47]=&quot;&quot;;&quot;&quot;;[.K47]/[.G4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8]=0;&quot;&quot;;[.D48]*[.E48])">
            <text:p/>
          </table:table-cell>
          <table:table-cell table:style-name="ce35" table:formula="of:=IF([.G48]=&quot;&quot;;&quot;&quot;;IFERROR(VLOOKUP([.$C48]; PRICES; 4; 0); 0)*[.$D48])">
            <text:p/>
          </table:table-cell>
          <table:table-cell table:style-name="ce40" table:formula="of:=IF([.G48]=&quot;&quot;;&quot;&quot;;IFERROR(VLOOKUP([.$C48]; PRICES; 3; 0); 0)*[.$D48])">
            <text:p/>
          </table:table-cell>
          <table:table-cell table:style-name="ce35" table:formula="of:=IF([.G48]=&quot;&quot;;&quot;&quot;;IFERROR(VLOOKUP([.$C48]; PRICES; 5; 0); 0)*[.$D48])">
            <text:p/>
          </table:table-cell>
          <table:table-cell table:style-name="ce35" table:formula="of:=IF([.G48]=&quot;&quot;;&quot;&quot;;IF([.F48]=&quot;BTC&quot;;[.H48]-[.G48];IF([.F48]=&quot;USD&quot;;[.I48]-[.G48];IF([.F48]=&quot;BTS&quot;;[.J48]-[.G48]))))">
            <text:p/>
          </table:table-cell>
          <table:table-cell table:style-name="ce48" table:formula="of:=IF([.G48]=&quot;&quot;;&quot;&quot;;[.K48]/[.G4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49]=0;&quot;&quot;;[.D49]*[.E49])">
            <text:p/>
          </table:table-cell>
          <table:table-cell table:style-name="ce35" table:formula="of:=IF([.G49]=&quot;&quot;;&quot;&quot;;IFERROR(VLOOKUP([.$C49]; PRICES; 4; 0); 0)*[.$D49])">
            <text:p/>
          </table:table-cell>
          <table:table-cell table:style-name="ce40" table:formula="of:=IF([.G49]=&quot;&quot;;&quot;&quot;;IFERROR(VLOOKUP([.$C49]; PRICES; 3; 0); 0)*[.$D49])">
            <text:p/>
          </table:table-cell>
          <table:table-cell table:style-name="ce35" table:formula="of:=IF([.G49]=&quot;&quot;;&quot;&quot;;IFERROR(VLOOKUP([.$C49]; PRICES; 5; 0); 0)*[.$D49])">
            <text:p/>
          </table:table-cell>
          <table:table-cell table:style-name="ce35" table:formula="of:=IF([.G49]=&quot;&quot;;&quot;&quot;;IF([.F49]=&quot;BTC&quot;;[.H49]-[.G49];IF([.F49]=&quot;USD&quot;;[.I49]-[.G49];IF([.F49]=&quot;BTS&quot;;[.J49]-[.G49]))))">
            <text:p/>
          </table:table-cell>
          <table:table-cell table:style-name="ce48" table:formula="of:=IF([.G49]=&quot;&quot;;&quot;&quot;;[.K49]/[.G4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0]=0;&quot;&quot;;[.D50]*[.E50])">
            <text:p/>
          </table:table-cell>
          <table:table-cell table:style-name="ce35" table:formula="of:=IF([.G50]=&quot;&quot;;&quot;&quot;;IFERROR(VLOOKUP([.$C50]; PRICES; 4; 0); 0)*[.$D50])">
            <text:p/>
          </table:table-cell>
          <table:table-cell table:style-name="ce40" table:formula="of:=IF([.G50]=&quot;&quot;;&quot;&quot;;IFERROR(VLOOKUP([.$C50]; PRICES; 3; 0); 0)*[.$D50])">
            <text:p/>
          </table:table-cell>
          <table:table-cell table:style-name="ce35" table:formula="of:=IF([.G50]=&quot;&quot;;&quot;&quot;;IFERROR(VLOOKUP([.$C50]; PRICES; 5; 0); 0)*[.$D50])">
            <text:p/>
          </table:table-cell>
          <table:table-cell table:style-name="ce35" table:formula="of:=IF([.G50]=&quot;&quot;;&quot;&quot;;IF([.F50]=&quot;BTC&quot;;[.H50]-[.G50];IF([.F50]=&quot;USD&quot;;[.I50]-[.G50];IF([.F50]=&quot;BTS&quot;;[.J50]-[.G50]))))">
            <text:p/>
          </table:table-cell>
          <table:table-cell table:style-name="ce48" table:formula="of:=IF([.G50]=&quot;&quot;;&quot;&quot;;[.K50]/[.G5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1]=0;&quot;&quot;;[.D51]*[.E51])">
            <text:p/>
          </table:table-cell>
          <table:table-cell table:style-name="ce35" table:formula="of:=IF([.G51]=&quot;&quot;;&quot;&quot;;IFERROR(VLOOKUP([.$C51]; PRICES; 4; 0); 0)*[.$D51])">
            <text:p/>
          </table:table-cell>
          <table:table-cell table:style-name="ce40" table:formula="of:=IF([.G51]=&quot;&quot;;&quot;&quot;;IFERROR(VLOOKUP([.$C51]; PRICES; 3; 0); 0)*[.$D51])">
            <text:p/>
          </table:table-cell>
          <table:table-cell table:style-name="ce35" table:formula="of:=IF([.G51]=&quot;&quot;;&quot;&quot;;IFERROR(VLOOKUP([.$C51]; PRICES; 5; 0); 0)*[.$D51])">
            <text:p/>
          </table:table-cell>
          <table:table-cell table:style-name="ce35" table:formula="of:=IF([.G51]=&quot;&quot;;&quot;&quot;;IF([.F51]=&quot;BTC&quot;;[.H51]-[.G51];IF([.F51]=&quot;USD&quot;;[.I51]-[.G51];IF([.F51]=&quot;BTS&quot;;[.J51]-[.G51]))))">
            <text:p/>
          </table:table-cell>
          <table:table-cell table:style-name="ce48" table:formula="of:=IF([.G51]=&quot;&quot;;&quot;&quot;;[.K51]/[.G5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2]=0;&quot;&quot;;[.D52]*[.E52])">
            <text:p/>
          </table:table-cell>
          <table:table-cell table:style-name="ce35" table:formula="of:=IF([.G52]=&quot;&quot;;&quot;&quot;;IFERROR(VLOOKUP([.$C52]; PRICES; 4; 0); 0)*[.$D52])">
            <text:p/>
          </table:table-cell>
          <table:table-cell table:style-name="ce40" table:formula="of:=IF([.G52]=&quot;&quot;;&quot;&quot;;IFERROR(VLOOKUP([.$C52]; PRICES; 3; 0); 0)*[.$D52])">
            <text:p/>
          </table:table-cell>
          <table:table-cell table:style-name="ce35" table:formula="of:=IF([.G52]=&quot;&quot;;&quot;&quot;;IFERROR(VLOOKUP([.$C52]; PRICES; 5; 0); 0)*[.$D52])">
            <text:p/>
          </table:table-cell>
          <table:table-cell table:style-name="ce35" table:formula="of:=IF([.G52]=&quot;&quot;;&quot;&quot;;IF([.F52]=&quot;BTC&quot;;[.H52]-[.G52];IF([.F52]=&quot;USD&quot;;[.I52]-[.G52];IF([.F52]=&quot;BTS&quot;;[.J52]-[.G52]))))">
            <text:p/>
          </table:table-cell>
          <table:table-cell table:style-name="ce48" table:formula="of:=IF([.G52]=&quot;&quot;;&quot;&quot;;[.K52]/[.G5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3]=0;&quot;&quot;;[.D53]*[.E53])">
            <text:p/>
          </table:table-cell>
          <table:table-cell table:style-name="ce35" table:formula="of:=IF([.G53]=&quot;&quot;;&quot;&quot;;IFERROR(VLOOKUP([.$C53]; PRICES; 4; 0); 0)*[.$D53])">
            <text:p/>
          </table:table-cell>
          <table:table-cell table:style-name="ce40" table:formula="of:=IF([.G53]=&quot;&quot;;&quot;&quot;;IFERROR(VLOOKUP([.$C53]; PRICES; 3; 0); 0)*[.$D53])">
            <text:p/>
          </table:table-cell>
          <table:table-cell table:style-name="ce35" table:formula="of:=IF([.G53]=&quot;&quot;;&quot;&quot;;IFERROR(VLOOKUP([.$C53]; PRICES; 5; 0); 0)*[.$D53])">
            <text:p/>
          </table:table-cell>
          <table:table-cell table:style-name="ce35" table:formula="of:=IF([.G53]=&quot;&quot;;&quot;&quot;;IF([.F53]=&quot;BTC&quot;;[.H53]-[.G53];IF([.F53]=&quot;USD&quot;;[.I53]-[.G53];IF([.F53]=&quot;BTS&quot;;[.J53]-[.G53]))))">
            <text:p/>
          </table:table-cell>
          <table:table-cell table:style-name="ce48" table:formula="of:=IF([.G53]=&quot;&quot;;&quot;&quot;;[.K53]/[.G5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4]=0;&quot;&quot;;[.D54]*[.E54])">
            <text:p/>
          </table:table-cell>
          <table:table-cell table:style-name="ce35" table:formula="of:=IF([.G54]=&quot;&quot;;&quot;&quot;;IFERROR(VLOOKUP([.$C54]; PRICES; 4; 0); 0)*[.$D54])">
            <text:p/>
          </table:table-cell>
          <table:table-cell table:style-name="ce40" table:formula="of:=IF([.G54]=&quot;&quot;;&quot;&quot;;IFERROR(VLOOKUP([.$C54]; PRICES; 3; 0); 0)*[.$D54])">
            <text:p/>
          </table:table-cell>
          <table:table-cell table:style-name="ce35" table:formula="of:=IF([.G54]=&quot;&quot;;&quot;&quot;;IFERROR(VLOOKUP([.$C54]; PRICES; 5; 0); 0)*[.$D54])">
            <text:p/>
          </table:table-cell>
          <table:table-cell table:style-name="ce35" table:formula="of:=IF([.G54]=&quot;&quot;;&quot;&quot;;IF([.F54]=&quot;BTC&quot;;[.H54]-[.G54];IF([.F54]=&quot;USD&quot;;[.I54]-[.G54];IF([.F54]=&quot;BTS&quot;;[.J54]-[.G54]))))">
            <text:p/>
          </table:table-cell>
          <table:table-cell table:style-name="ce48" table:formula="of:=IF([.G54]=&quot;&quot;;&quot;&quot;;[.K54]/[.G5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5]=0;&quot;&quot;;[.D55]*[.E55])">
            <text:p/>
          </table:table-cell>
          <table:table-cell table:style-name="ce35" table:formula="of:=IF([.G55]=&quot;&quot;;&quot;&quot;;IFERROR(VLOOKUP([.$C55]; PRICES; 4; 0); 0)*[.$D55])">
            <text:p/>
          </table:table-cell>
          <table:table-cell table:style-name="ce40" table:formula="of:=IF([.G55]=&quot;&quot;;&quot;&quot;;IFERROR(VLOOKUP([.$C55]; PRICES; 3; 0); 0)*[.$D55])">
            <text:p/>
          </table:table-cell>
          <table:table-cell table:style-name="ce35" table:formula="of:=IF([.G55]=&quot;&quot;;&quot;&quot;;IFERROR(VLOOKUP([.$C55]; PRICES; 5; 0); 0)*[.$D55])">
            <text:p/>
          </table:table-cell>
          <table:table-cell table:style-name="ce35" table:formula="of:=IF([.G55]=&quot;&quot;;&quot;&quot;;IF([.F55]=&quot;BTC&quot;;[.H55]-[.G55];IF([.F55]=&quot;USD&quot;;[.I55]-[.G55];IF([.F55]=&quot;BTS&quot;;[.J55]-[.G55]))))">
            <text:p/>
          </table:table-cell>
          <table:table-cell table:style-name="ce48" table:formula="of:=IF([.G55]=&quot;&quot;;&quot;&quot;;[.K55]/[.G5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6]=0;&quot;&quot;;[.D56]*[.E56])">
            <text:p/>
          </table:table-cell>
          <table:table-cell table:style-name="ce35" table:formula="of:=IF([.G56]=&quot;&quot;;&quot;&quot;;IFERROR(VLOOKUP([.$C56]; PRICES; 4; 0); 0)*[.$D56])">
            <text:p/>
          </table:table-cell>
          <table:table-cell table:style-name="ce40" table:formula="of:=IF([.G56]=&quot;&quot;;&quot;&quot;;IFERROR(VLOOKUP([.$C56]; PRICES; 3; 0); 0)*[.$D56])">
            <text:p/>
          </table:table-cell>
          <table:table-cell table:style-name="ce35" table:formula="of:=IF([.G56]=&quot;&quot;;&quot;&quot;;IFERROR(VLOOKUP([.$C56]; PRICES; 5; 0); 0)*[.$D56])">
            <text:p/>
          </table:table-cell>
          <table:table-cell table:style-name="ce35" table:formula="of:=IF([.G56]=&quot;&quot;;&quot;&quot;;IF([.F56]=&quot;BTC&quot;;[.H56]-[.G56];IF([.F56]=&quot;USD&quot;;[.I56]-[.G56];IF([.F56]=&quot;BTS&quot;;[.J56]-[.G56]))))">
            <text:p/>
          </table:table-cell>
          <table:table-cell table:style-name="ce48" table:formula="of:=IF([.G56]=&quot;&quot;;&quot;&quot;;[.K56]/[.G5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7]=0;&quot;&quot;;[.D57]*[.E57])">
            <text:p/>
          </table:table-cell>
          <table:table-cell table:style-name="ce35" table:formula="of:=IF([.G57]=&quot;&quot;;&quot;&quot;;IFERROR(VLOOKUP([.$C57]; PRICES; 4; 0); 0)*[.$D57])">
            <text:p/>
          </table:table-cell>
          <table:table-cell table:style-name="ce40" table:formula="of:=IF([.G57]=&quot;&quot;;&quot;&quot;;IFERROR(VLOOKUP([.$C57]; PRICES; 3; 0); 0)*[.$D57])">
            <text:p/>
          </table:table-cell>
          <table:table-cell table:style-name="ce35" table:formula="of:=IF([.G57]=&quot;&quot;;&quot;&quot;;IFERROR(VLOOKUP([.$C57]; PRICES; 5; 0); 0)*[.$D57])">
            <text:p/>
          </table:table-cell>
          <table:table-cell table:style-name="ce35" table:formula="of:=IF([.G57]=&quot;&quot;;&quot;&quot;;IF([.F57]=&quot;BTC&quot;;[.H57]-[.G57];IF([.F57]=&quot;USD&quot;;[.I57]-[.G57];IF([.F57]=&quot;BTS&quot;;[.J57]-[.G57]))))">
            <text:p/>
          </table:table-cell>
          <table:table-cell table:style-name="ce48" table:formula="of:=IF([.G57]=&quot;&quot;;&quot;&quot;;[.K57]/[.G5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8]=0;&quot;&quot;;[.D58]*[.E58])">
            <text:p/>
          </table:table-cell>
          <table:table-cell table:style-name="ce35" table:formula="of:=IF([.G58]=&quot;&quot;;&quot;&quot;;IFERROR(VLOOKUP([.$C58]; PRICES; 4; 0); 0)*[.$D58])">
            <text:p/>
          </table:table-cell>
          <table:table-cell table:style-name="ce40" table:formula="of:=IF([.G58]=&quot;&quot;;&quot;&quot;;IFERROR(VLOOKUP([.$C58]; PRICES; 3; 0); 0)*[.$D58])">
            <text:p/>
          </table:table-cell>
          <table:table-cell table:style-name="ce35" table:formula="of:=IF([.G58]=&quot;&quot;;&quot;&quot;;IFERROR(VLOOKUP([.$C58]; PRICES; 5; 0); 0)*[.$D58])">
            <text:p/>
          </table:table-cell>
          <table:table-cell table:style-name="ce35" table:formula="of:=IF([.G58]=&quot;&quot;;&quot;&quot;;IF([.F58]=&quot;BTC&quot;;[.H58]-[.G58];IF([.F58]=&quot;USD&quot;;[.I58]-[.G58];IF([.F58]=&quot;BTS&quot;;[.J58]-[.G58]))))">
            <text:p/>
          </table:table-cell>
          <table:table-cell table:style-name="ce48" table:formula="of:=IF([.G58]=&quot;&quot;;&quot;&quot;;[.K58]/[.G5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59]=0;&quot;&quot;;[.D59]*[.E59])">
            <text:p/>
          </table:table-cell>
          <table:table-cell table:style-name="ce35" table:formula="of:=IF([.G59]=&quot;&quot;;&quot;&quot;;IFERROR(VLOOKUP([.$C59]; PRICES; 4; 0); 0)*[.$D59])">
            <text:p/>
          </table:table-cell>
          <table:table-cell table:style-name="ce40" table:formula="of:=IF([.G59]=&quot;&quot;;&quot;&quot;;IFERROR(VLOOKUP([.$C59]; PRICES; 3; 0); 0)*[.$D59])">
            <text:p/>
          </table:table-cell>
          <table:table-cell table:style-name="ce35" table:formula="of:=IF([.G59]=&quot;&quot;;&quot;&quot;;IFERROR(VLOOKUP([.$C59]; PRICES; 5; 0); 0)*[.$D59])">
            <text:p/>
          </table:table-cell>
          <table:table-cell table:style-name="ce35" table:formula="of:=IF([.G59]=&quot;&quot;;&quot;&quot;;IF([.F59]=&quot;BTC&quot;;[.H59]-[.G59];IF([.F59]=&quot;USD&quot;;[.I59]-[.G59];IF([.F59]=&quot;BTS&quot;;[.J59]-[.G59]))))">
            <text:p/>
          </table:table-cell>
          <table:table-cell table:style-name="ce48" table:formula="of:=IF([.G59]=&quot;&quot;;&quot;&quot;;[.K59]/[.G5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0]=0;&quot;&quot;;[.D60]*[.E60])">
            <text:p/>
          </table:table-cell>
          <table:table-cell table:style-name="ce35" table:formula="of:=IF([.G60]=&quot;&quot;;&quot;&quot;;IFERROR(VLOOKUP([.$C60]; PRICES; 4; 0); 0)*[.$D60])">
            <text:p/>
          </table:table-cell>
          <table:table-cell table:style-name="ce40" table:formula="of:=IF([.G60]=&quot;&quot;;&quot;&quot;;IFERROR(VLOOKUP([.$C60]; PRICES; 3; 0); 0)*[.$D60])">
            <text:p/>
          </table:table-cell>
          <table:table-cell table:style-name="ce35" table:formula="of:=IF([.G60]=&quot;&quot;;&quot;&quot;;IFERROR(VLOOKUP([.$C60]; PRICES; 5; 0); 0)*[.$D60])">
            <text:p/>
          </table:table-cell>
          <table:table-cell table:style-name="ce35" table:formula="of:=IF([.G60]=&quot;&quot;;&quot;&quot;;IF([.F60]=&quot;BTC&quot;;[.H60]-[.G60];IF([.F60]=&quot;USD&quot;;[.I60]-[.G60];IF([.F60]=&quot;BTS&quot;;[.J60]-[.G60]))))">
            <text:p/>
          </table:table-cell>
          <table:table-cell table:style-name="ce48" table:formula="of:=IF([.G60]=&quot;&quot;;&quot;&quot;;[.K60]/[.G6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1]=0;&quot;&quot;;[.D61]*[.E61])">
            <text:p/>
          </table:table-cell>
          <table:table-cell table:style-name="ce35" table:formula="of:=IF([.G61]=&quot;&quot;;&quot;&quot;;IFERROR(VLOOKUP([.$C61]; PRICES; 4; 0); 0)*[.$D61])">
            <text:p/>
          </table:table-cell>
          <table:table-cell table:style-name="ce40" table:formula="of:=IF([.G61]=&quot;&quot;;&quot;&quot;;IFERROR(VLOOKUP([.$C61]; PRICES; 3; 0); 0)*[.$D61])">
            <text:p/>
          </table:table-cell>
          <table:table-cell table:style-name="ce35" table:formula="of:=IF([.G61]=&quot;&quot;;&quot;&quot;;IFERROR(VLOOKUP([.$C61]; PRICES; 5; 0); 0)*[.$D61])">
            <text:p/>
          </table:table-cell>
          <table:table-cell table:style-name="ce35" table:formula="of:=IF([.G61]=&quot;&quot;;&quot;&quot;;IF([.F61]=&quot;BTC&quot;;[.H61]-[.G61];IF([.F61]=&quot;USD&quot;;[.I61]-[.G61];IF([.F61]=&quot;BTS&quot;;[.J61]-[.G61]))))">
            <text:p/>
          </table:table-cell>
          <table:table-cell table:style-name="ce48" table:formula="of:=IF([.G61]=&quot;&quot;;&quot;&quot;;[.K61]/[.G6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2]=0;&quot;&quot;;[.D62]*[.E62])">
            <text:p/>
          </table:table-cell>
          <table:table-cell table:style-name="ce35" table:formula="of:=IF([.G62]=&quot;&quot;;&quot;&quot;;IFERROR(VLOOKUP([.$C62]; PRICES; 4; 0); 0)*[.$D62])">
            <text:p/>
          </table:table-cell>
          <table:table-cell table:style-name="ce40" table:formula="of:=IF([.G62]=&quot;&quot;;&quot;&quot;;IFERROR(VLOOKUP([.$C62]; PRICES; 3; 0); 0)*[.$D62])">
            <text:p/>
          </table:table-cell>
          <table:table-cell table:style-name="ce35" table:formula="of:=IF([.G62]=&quot;&quot;;&quot;&quot;;IFERROR(VLOOKUP([.$C62]; PRICES; 5; 0); 0)*[.$D62])">
            <text:p/>
          </table:table-cell>
          <table:table-cell table:style-name="ce35" table:formula="of:=IF([.G62]=&quot;&quot;;&quot;&quot;;IF([.F62]=&quot;BTC&quot;;[.H62]-[.G62];IF([.F62]=&quot;USD&quot;;[.I62]-[.G62];IF([.F62]=&quot;BTS&quot;;[.J62]-[.G62]))))">
            <text:p/>
          </table:table-cell>
          <table:table-cell table:style-name="ce48" table:formula="of:=IF([.G62]=&quot;&quot;;&quot;&quot;;[.K62]/[.G6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3]=0;&quot;&quot;;[.D63]*[.E63])">
            <text:p/>
          </table:table-cell>
          <table:table-cell table:style-name="ce35" table:formula="of:=IF([.G63]=&quot;&quot;;&quot;&quot;;IFERROR(VLOOKUP([.$C63]; PRICES; 4; 0); 0)*[.$D63])">
            <text:p/>
          </table:table-cell>
          <table:table-cell table:style-name="ce40" table:formula="of:=IF([.G63]=&quot;&quot;;&quot;&quot;;IFERROR(VLOOKUP([.$C63]; PRICES; 3; 0); 0)*[.$D63])">
            <text:p/>
          </table:table-cell>
          <table:table-cell table:style-name="ce35" table:formula="of:=IF([.G63]=&quot;&quot;;&quot;&quot;;IFERROR(VLOOKUP([.$C63]; PRICES; 5; 0); 0)*[.$D63])">
            <text:p/>
          </table:table-cell>
          <table:table-cell table:style-name="ce35" table:formula="of:=IF([.G63]=&quot;&quot;;&quot;&quot;;IF([.F63]=&quot;BTC&quot;;[.H63]-[.G63];IF([.F63]=&quot;USD&quot;;[.I63]-[.G63];IF([.F63]=&quot;BTS&quot;;[.J63]-[.G63]))))">
            <text:p/>
          </table:table-cell>
          <table:table-cell table:style-name="ce48" table:formula="of:=IF([.G63]=&quot;&quot;;&quot;&quot;;[.K63]/[.G6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4]=0;&quot;&quot;;[.D64]*[.E64])">
            <text:p/>
          </table:table-cell>
          <table:table-cell table:style-name="ce35" table:formula="of:=IF([.G64]=&quot;&quot;;&quot;&quot;;IFERROR(VLOOKUP([.$C64]; PRICES; 4; 0); 0)*[.$D64])">
            <text:p/>
          </table:table-cell>
          <table:table-cell table:style-name="ce40" table:formula="of:=IF([.G64]=&quot;&quot;;&quot;&quot;;IFERROR(VLOOKUP([.$C64]; PRICES; 3; 0); 0)*[.$D64])">
            <text:p/>
          </table:table-cell>
          <table:table-cell table:style-name="ce35" table:formula="of:=IF([.G64]=&quot;&quot;;&quot;&quot;;IFERROR(VLOOKUP([.$C64]; PRICES; 5; 0); 0)*[.$D64])">
            <text:p/>
          </table:table-cell>
          <table:table-cell table:style-name="ce35" table:formula="of:=IF([.G64]=&quot;&quot;;&quot;&quot;;IF([.F64]=&quot;BTC&quot;;[.H64]-[.G64];IF([.F64]=&quot;USD&quot;;[.I64]-[.G64];IF([.F64]=&quot;BTS&quot;;[.J64]-[.G64]))))">
            <text:p/>
          </table:table-cell>
          <table:table-cell table:style-name="ce48" table:formula="of:=IF([.G64]=&quot;&quot;;&quot;&quot;;[.K64]/[.G6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5]=0;&quot;&quot;;[.D65]*[.E65])">
            <text:p/>
          </table:table-cell>
          <table:table-cell table:style-name="ce35" table:formula="of:=IF([.G65]=&quot;&quot;;&quot;&quot;;IFERROR(VLOOKUP([.$C65]; PRICES; 4; 0); 0)*[.$D65])">
            <text:p/>
          </table:table-cell>
          <table:table-cell table:style-name="ce40" table:formula="of:=IF([.G65]=&quot;&quot;;&quot;&quot;;IFERROR(VLOOKUP([.$C65]; PRICES; 3; 0); 0)*[.$D65])">
            <text:p/>
          </table:table-cell>
          <table:table-cell table:style-name="ce35" table:formula="of:=IF([.G65]=&quot;&quot;;&quot;&quot;;IFERROR(VLOOKUP([.$C65]; PRICES; 5; 0); 0)*[.$D65])">
            <text:p/>
          </table:table-cell>
          <table:table-cell table:style-name="ce35" table:formula="of:=IF([.G65]=&quot;&quot;;&quot;&quot;;IF([.F65]=&quot;BTC&quot;;[.H65]-[.G65];IF([.F65]=&quot;USD&quot;;[.I65]-[.G65];IF([.F65]=&quot;BTS&quot;;[.J65]-[.G65]))))">
            <text:p/>
          </table:table-cell>
          <table:table-cell table:style-name="ce48" table:formula="of:=IF([.G65]=&quot;&quot;;&quot;&quot;;[.K65]/[.G6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6]=0;&quot;&quot;;[.D66]*[.E66])">
            <text:p/>
          </table:table-cell>
          <table:table-cell table:style-name="ce35" table:formula="of:=IF([.G66]=&quot;&quot;;&quot;&quot;;IFERROR(VLOOKUP([.$C66]; PRICES; 4; 0); 0)*[.$D66])">
            <text:p/>
          </table:table-cell>
          <table:table-cell table:style-name="ce40" table:formula="of:=IF([.G66]=&quot;&quot;;&quot;&quot;;IFERROR(VLOOKUP([.$C66]; PRICES; 3; 0); 0)*[.$D66])">
            <text:p/>
          </table:table-cell>
          <table:table-cell table:style-name="ce35" table:formula="of:=IF([.G66]=&quot;&quot;;&quot;&quot;;IFERROR(VLOOKUP([.$C66]; PRICES; 5; 0); 0)*[.$D66])">
            <text:p/>
          </table:table-cell>
          <table:table-cell table:style-name="ce35" table:formula="of:=IF([.G66]=&quot;&quot;;&quot;&quot;;IF([.F66]=&quot;BTC&quot;;[.H66]-[.G66];IF([.F66]=&quot;USD&quot;;[.I66]-[.G66];IF([.F66]=&quot;BTS&quot;;[.J66]-[.G66]))))">
            <text:p/>
          </table:table-cell>
          <table:table-cell table:style-name="ce48" table:formula="of:=IF([.G66]=&quot;&quot;;&quot;&quot;;[.K66]/[.G6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7]=0;&quot;&quot;;[.D67]*[.E67])">
            <text:p/>
          </table:table-cell>
          <table:table-cell table:style-name="ce35" table:formula="of:=IF([.G67]=&quot;&quot;;&quot;&quot;;IFERROR(VLOOKUP([.$C67]; PRICES; 4; 0); 0)*[.$D67])">
            <text:p/>
          </table:table-cell>
          <table:table-cell table:style-name="ce40" table:formula="of:=IF([.G67]=&quot;&quot;;&quot;&quot;;IFERROR(VLOOKUP([.$C67]; PRICES; 3; 0); 0)*[.$D67])">
            <text:p/>
          </table:table-cell>
          <table:table-cell table:style-name="ce35" table:formula="of:=IF([.G67]=&quot;&quot;;&quot;&quot;;IFERROR(VLOOKUP([.$C67]; PRICES; 5; 0); 0)*[.$D67])">
            <text:p/>
          </table:table-cell>
          <table:table-cell table:style-name="ce35" table:formula="of:=IF([.G67]=&quot;&quot;;&quot;&quot;;IF([.F67]=&quot;BTC&quot;;[.H67]-[.G67];IF([.F67]=&quot;USD&quot;;[.I67]-[.G67];IF([.F67]=&quot;BTS&quot;;[.J67]-[.G67]))))">
            <text:p/>
          </table:table-cell>
          <table:table-cell table:style-name="ce48" table:formula="of:=IF([.G67]=&quot;&quot;;&quot;&quot;;[.K67]/[.G6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8]=0;&quot;&quot;;[.D68]*[.E68])">
            <text:p/>
          </table:table-cell>
          <table:table-cell table:style-name="ce35" table:formula="of:=IF([.G68]=&quot;&quot;;&quot;&quot;;IFERROR(VLOOKUP([.$C68]; PRICES; 4; 0); 0)*[.$D68])">
            <text:p/>
          </table:table-cell>
          <table:table-cell table:style-name="ce40" table:formula="of:=IF([.G68]=&quot;&quot;;&quot;&quot;;IFERROR(VLOOKUP([.$C68]; PRICES; 3; 0); 0)*[.$D68])">
            <text:p/>
          </table:table-cell>
          <table:table-cell table:style-name="ce35" table:formula="of:=IF([.G68]=&quot;&quot;;&quot;&quot;;IFERROR(VLOOKUP([.$C68]; PRICES; 5; 0); 0)*[.$D68])">
            <text:p/>
          </table:table-cell>
          <table:table-cell table:style-name="ce35" table:formula="of:=IF([.G68]=&quot;&quot;;&quot;&quot;;IF([.F68]=&quot;BTC&quot;;[.H68]-[.G68];IF([.F68]=&quot;USD&quot;;[.I68]-[.G68];IF([.F68]=&quot;BTS&quot;;[.J68]-[.G68]))))">
            <text:p/>
          </table:table-cell>
          <table:table-cell table:style-name="ce48" table:formula="of:=IF([.G68]=&quot;&quot;;&quot;&quot;;[.K68]/[.G6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69]=0;&quot;&quot;;[.D69]*[.E69])">
            <text:p/>
          </table:table-cell>
          <table:table-cell table:style-name="ce35" table:formula="of:=IF([.G69]=&quot;&quot;;&quot;&quot;;IFERROR(VLOOKUP([.$C69]; PRICES; 4; 0); 0)*[.$D69])">
            <text:p/>
          </table:table-cell>
          <table:table-cell table:style-name="ce40" table:formula="of:=IF([.G69]=&quot;&quot;;&quot;&quot;;IFERROR(VLOOKUP([.$C69]; PRICES; 3; 0); 0)*[.$D69])">
            <text:p/>
          </table:table-cell>
          <table:table-cell table:style-name="ce35" table:formula="of:=IF([.G69]=&quot;&quot;;&quot;&quot;;IFERROR(VLOOKUP([.$C69]; PRICES; 5; 0); 0)*[.$D69])">
            <text:p/>
          </table:table-cell>
          <table:table-cell table:style-name="ce35" table:formula="of:=IF([.G69]=&quot;&quot;;&quot;&quot;;IF([.F69]=&quot;BTC&quot;;[.H69]-[.G69];IF([.F69]=&quot;USD&quot;;[.I69]-[.G69];IF([.F69]=&quot;BTS&quot;;[.J69]-[.G69]))))">
            <text:p/>
          </table:table-cell>
          <table:table-cell table:style-name="ce48" table:formula="of:=IF([.G69]=&quot;&quot;;&quot;&quot;;[.K69]/[.G6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0]=0;&quot;&quot;;[.D70]*[.E70])">
            <text:p/>
          </table:table-cell>
          <table:table-cell table:style-name="ce35" table:formula="of:=IF([.G70]=&quot;&quot;;&quot;&quot;;IFERROR(VLOOKUP([.$C70]; PRICES; 4; 0); 0)*[.$D70])">
            <text:p/>
          </table:table-cell>
          <table:table-cell table:style-name="ce40" table:formula="of:=IF([.G70]=&quot;&quot;;&quot;&quot;;IFERROR(VLOOKUP([.$C70]; PRICES; 3; 0); 0)*[.$D70])">
            <text:p/>
          </table:table-cell>
          <table:table-cell table:style-name="ce35" table:formula="of:=IF([.G70]=&quot;&quot;;&quot;&quot;;IFERROR(VLOOKUP([.$C70]; PRICES; 5; 0); 0)*[.$D70])">
            <text:p/>
          </table:table-cell>
          <table:table-cell table:style-name="ce35" table:formula="of:=IF([.G70]=&quot;&quot;;&quot;&quot;;IF([.F70]=&quot;BTC&quot;;[.H70]-[.G70];IF([.F70]=&quot;USD&quot;;[.I70]-[.G70];IF([.F70]=&quot;BTS&quot;;[.J70]-[.G70]))))">
            <text:p/>
          </table:table-cell>
          <table:table-cell table:style-name="ce48" table:formula="of:=IF([.G70]=&quot;&quot;;&quot;&quot;;[.K70]/[.G7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1]=0;&quot;&quot;;[.D71]*[.E71])">
            <text:p/>
          </table:table-cell>
          <table:table-cell table:style-name="ce35" table:formula="of:=IF([.G71]=&quot;&quot;;&quot;&quot;;IFERROR(VLOOKUP([.$C71]; PRICES; 4; 0); 0)*[.$D71])">
            <text:p/>
          </table:table-cell>
          <table:table-cell table:style-name="ce40" table:formula="of:=IF([.G71]=&quot;&quot;;&quot;&quot;;IFERROR(VLOOKUP([.$C71]; PRICES; 3; 0); 0)*[.$D71])">
            <text:p/>
          </table:table-cell>
          <table:table-cell table:style-name="ce35" table:formula="of:=IF([.G71]=&quot;&quot;;&quot;&quot;;IFERROR(VLOOKUP([.$C71]; PRICES; 5; 0); 0)*[.$D71])">
            <text:p/>
          </table:table-cell>
          <table:table-cell table:style-name="ce35" table:formula="of:=IF([.G71]=&quot;&quot;;&quot;&quot;;IF([.F71]=&quot;BTC&quot;;[.H71]-[.G71];IF([.F71]=&quot;USD&quot;;[.I71]-[.G71];IF([.F71]=&quot;BTS&quot;;[.J71]-[.G71]))))">
            <text:p/>
          </table:table-cell>
          <table:table-cell table:style-name="ce48" table:formula="of:=IF([.G71]=&quot;&quot;;&quot;&quot;;[.K71]/[.G7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2]=0;&quot;&quot;;[.D72]*[.E72])">
            <text:p/>
          </table:table-cell>
          <table:table-cell table:style-name="ce35" table:formula="of:=IF([.G72]=&quot;&quot;;&quot;&quot;;IFERROR(VLOOKUP([.$C72]; PRICES; 4; 0); 0)*[.$D72])">
            <text:p/>
          </table:table-cell>
          <table:table-cell table:style-name="ce40" table:formula="of:=IF([.G72]=&quot;&quot;;&quot;&quot;;IFERROR(VLOOKUP([.$C72]; PRICES; 3; 0); 0)*[.$D72])">
            <text:p/>
          </table:table-cell>
          <table:table-cell table:style-name="ce35" table:formula="of:=IF([.G72]=&quot;&quot;;&quot;&quot;;IFERROR(VLOOKUP([.$C72]; PRICES; 5; 0); 0)*[.$D72])">
            <text:p/>
          </table:table-cell>
          <table:table-cell table:style-name="ce35" table:formula="of:=IF([.G72]=&quot;&quot;;&quot;&quot;;IF([.F72]=&quot;BTC&quot;;[.H72]-[.G72];IF([.F72]=&quot;USD&quot;;[.I72]-[.G72];IF([.F72]=&quot;BTS&quot;;[.J72]-[.G72]))))">
            <text:p/>
          </table:table-cell>
          <table:table-cell table:style-name="ce48" table:formula="of:=IF([.G72]=&quot;&quot;;&quot;&quot;;[.K72]/[.G7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3]=0;&quot;&quot;;[.D73]*[.E73])">
            <text:p/>
          </table:table-cell>
          <table:table-cell table:style-name="ce35" table:formula="of:=IF([.G73]=&quot;&quot;;&quot;&quot;;IFERROR(VLOOKUP([.$C73]; PRICES; 4; 0); 0)*[.$D73])">
            <text:p/>
          </table:table-cell>
          <table:table-cell table:style-name="ce40" table:formula="of:=IF([.G73]=&quot;&quot;;&quot;&quot;;IFERROR(VLOOKUP([.$C73]; PRICES; 3; 0); 0)*[.$D73])">
            <text:p/>
          </table:table-cell>
          <table:table-cell table:style-name="ce35" table:formula="of:=IF([.G73]=&quot;&quot;;&quot;&quot;;IFERROR(VLOOKUP([.$C73]; PRICES; 5; 0); 0)*[.$D73])">
            <text:p/>
          </table:table-cell>
          <table:table-cell table:style-name="ce35" table:formula="of:=IF([.G73]=&quot;&quot;;&quot;&quot;;IF([.F73]=&quot;BTC&quot;;[.H73]-[.G73];IF([.F73]=&quot;USD&quot;;[.I73]-[.G73];IF([.F73]=&quot;BTS&quot;;[.J73]-[.G73]))))">
            <text:p/>
          </table:table-cell>
          <table:table-cell table:style-name="ce48" table:formula="of:=IF([.G73]=&quot;&quot;;&quot;&quot;;[.K73]/[.G7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4]=0;&quot;&quot;;[.D74]*[.E74])">
            <text:p/>
          </table:table-cell>
          <table:table-cell table:style-name="ce35" table:formula="of:=IF([.G74]=&quot;&quot;;&quot;&quot;;IFERROR(VLOOKUP([.$C74]; PRICES; 4; 0); 0)*[.$D74])">
            <text:p/>
          </table:table-cell>
          <table:table-cell table:style-name="ce40" table:formula="of:=IF([.G74]=&quot;&quot;;&quot;&quot;;IFERROR(VLOOKUP([.$C74]; PRICES; 3; 0); 0)*[.$D74])">
            <text:p/>
          </table:table-cell>
          <table:table-cell table:style-name="ce35" table:formula="of:=IF([.G74]=&quot;&quot;;&quot;&quot;;IFERROR(VLOOKUP([.$C74]; PRICES; 5; 0); 0)*[.$D74])">
            <text:p/>
          </table:table-cell>
          <table:table-cell table:style-name="ce35" table:formula="of:=IF([.G74]=&quot;&quot;;&quot;&quot;;IF([.F74]=&quot;BTC&quot;;[.H74]-[.G74];IF([.F74]=&quot;USD&quot;;[.I74]-[.G74];IF([.F74]=&quot;BTS&quot;;[.J74]-[.G74]))))">
            <text:p/>
          </table:table-cell>
          <table:table-cell table:style-name="ce48" table:formula="of:=IF([.G74]=&quot;&quot;;&quot;&quot;;[.K74]/[.G7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5]=0;&quot;&quot;;[.D75]*[.E75])">
            <text:p/>
          </table:table-cell>
          <table:table-cell table:style-name="ce35" table:formula="of:=IF([.G75]=&quot;&quot;;&quot;&quot;;IFERROR(VLOOKUP([.$C75]; PRICES; 4; 0); 0)*[.$D75])">
            <text:p/>
          </table:table-cell>
          <table:table-cell table:style-name="ce40" table:formula="of:=IF([.G75]=&quot;&quot;;&quot;&quot;;IFERROR(VLOOKUP([.$C75]; PRICES; 3; 0); 0)*[.$D75])">
            <text:p/>
          </table:table-cell>
          <table:table-cell table:style-name="ce35" table:formula="of:=IF([.G75]=&quot;&quot;;&quot;&quot;;IFERROR(VLOOKUP([.$C75]; PRICES; 5; 0); 0)*[.$D75])">
            <text:p/>
          </table:table-cell>
          <table:table-cell table:style-name="ce35" table:formula="of:=IF([.G75]=&quot;&quot;;&quot;&quot;;IF([.F75]=&quot;BTC&quot;;[.H75]-[.G75];IF([.F75]=&quot;USD&quot;;[.I75]-[.G75];IF([.F75]=&quot;BTS&quot;;[.J75]-[.G75]))))">
            <text:p/>
          </table:table-cell>
          <table:table-cell table:style-name="ce48" table:formula="of:=IF([.G75]=&quot;&quot;;&quot;&quot;;[.K75]/[.G7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6]=0;&quot;&quot;;[.D76]*[.E76])">
            <text:p/>
          </table:table-cell>
          <table:table-cell table:style-name="ce35" table:formula="of:=IF([.G76]=&quot;&quot;;&quot;&quot;;IFERROR(VLOOKUP([.$C76]; PRICES; 4; 0); 0)*[.$D76])">
            <text:p/>
          </table:table-cell>
          <table:table-cell table:style-name="ce40" table:formula="of:=IF([.G76]=&quot;&quot;;&quot;&quot;;IFERROR(VLOOKUP([.$C76]; PRICES; 3; 0); 0)*[.$D76])">
            <text:p/>
          </table:table-cell>
          <table:table-cell table:style-name="ce35" table:formula="of:=IF([.G76]=&quot;&quot;;&quot;&quot;;IFERROR(VLOOKUP([.$C76]; PRICES; 5; 0); 0)*[.$D76])">
            <text:p/>
          </table:table-cell>
          <table:table-cell table:style-name="ce35" table:formula="of:=IF([.G76]=&quot;&quot;;&quot;&quot;;IF([.F76]=&quot;BTC&quot;;[.H76]-[.G76];IF([.F76]=&quot;USD&quot;;[.I76]-[.G76];IF([.F76]=&quot;BTS&quot;;[.J76]-[.G76]))))">
            <text:p/>
          </table:table-cell>
          <table:table-cell table:style-name="ce48" table:formula="of:=IF([.G76]=&quot;&quot;;&quot;&quot;;[.K76]/[.G7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7]=0;&quot;&quot;;[.D77]*[.E77])">
            <text:p/>
          </table:table-cell>
          <table:table-cell table:style-name="ce35" table:formula="of:=IF([.G77]=&quot;&quot;;&quot;&quot;;IFERROR(VLOOKUP([.$C77]; PRICES; 4; 0); 0)*[.$D77])">
            <text:p/>
          </table:table-cell>
          <table:table-cell table:style-name="ce40" table:formula="of:=IF([.G77]=&quot;&quot;;&quot;&quot;;IFERROR(VLOOKUP([.$C77]; PRICES; 3; 0); 0)*[.$D77])">
            <text:p/>
          </table:table-cell>
          <table:table-cell table:style-name="ce35" table:formula="of:=IF([.G77]=&quot;&quot;;&quot;&quot;;IFERROR(VLOOKUP([.$C77]; PRICES; 5; 0); 0)*[.$D77])">
            <text:p/>
          </table:table-cell>
          <table:table-cell table:style-name="ce35" table:formula="of:=IF([.G77]=&quot;&quot;;&quot;&quot;;IF([.F77]=&quot;BTC&quot;;[.H77]-[.G77];IF([.F77]=&quot;USD&quot;;[.I77]-[.G77];IF([.F77]=&quot;BTS&quot;;[.J77]-[.G77]))))">
            <text:p/>
          </table:table-cell>
          <table:table-cell table:style-name="ce48" table:formula="of:=IF([.G77]=&quot;&quot;;&quot;&quot;;[.K77]/[.G7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8]=0;&quot;&quot;;[.D78]*[.E78])">
            <text:p/>
          </table:table-cell>
          <table:table-cell table:style-name="ce35" table:formula="of:=IF([.G78]=&quot;&quot;;&quot;&quot;;IFERROR(VLOOKUP([.$C78]; PRICES; 4; 0); 0)*[.$D78])">
            <text:p/>
          </table:table-cell>
          <table:table-cell table:style-name="ce40" table:formula="of:=IF([.G78]=&quot;&quot;;&quot;&quot;;IFERROR(VLOOKUP([.$C78]; PRICES; 3; 0); 0)*[.$D78])">
            <text:p/>
          </table:table-cell>
          <table:table-cell table:style-name="ce35" table:formula="of:=IF([.G78]=&quot;&quot;;&quot;&quot;;IFERROR(VLOOKUP([.$C78]; PRICES; 5; 0); 0)*[.$D78])">
            <text:p/>
          </table:table-cell>
          <table:table-cell table:style-name="ce35" table:formula="of:=IF([.G78]=&quot;&quot;;&quot;&quot;;IF([.F78]=&quot;BTC&quot;;[.H78]-[.G78];IF([.F78]=&quot;USD&quot;;[.I78]-[.G78];IF([.F78]=&quot;BTS&quot;;[.J78]-[.G78]))))">
            <text:p/>
          </table:table-cell>
          <table:table-cell table:style-name="ce48" table:formula="of:=IF([.G78]=&quot;&quot;;&quot;&quot;;[.K78]/[.G7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79]=0;&quot;&quot;;[.D79]*[.E79])">
            <text:p/>
          </table:table-cell>
          <table:table-cell table:style-name="ce35" table:formula="of:=IF([.G79]=&quot;&quot;;&quot;&quot;;IFERROR(VLOOKUP([.$C79]; PRICES; 4; 0); 0)*[.$D79])">
            <text:p/>
          </table:table-cell>
          <table:table-cell table:style-name="ce40" table:formula="of:=IF([.G79]=&quot;&quot;;&quot;&quot;;IFERROR(VLOOKUP([.$C79]; PRICES; 3; 0); 0)*[.$D79])">
            <text:p/>
          </table:table-cell>
          <table:table-cell table:style-name="ce35" table:formula="of:=IF([.G79]=&quot;&quot;;&quot;&quot;;IFERROR(VLOOKUP([.$C79]; PRICES; 5; 0); 0)*[.$D79])">
            <text:p/>
          </table:table-cell>
          <table:table-cell table:style-name="ce35" table:formula="of:=IF([.G79]=&quot;&quot;;&quot;&quot;;IF([.F79]=&quot;BTC&quot;;[.H79]-[.G79];IF([.F79]=&quot;USD&quot;;[.I79]-[.G79];IF([.F79]=&quot;BTS&quot;;[.J79]-[.G79]))))">
            <text:p/>
          </table:table-cell>
          <table:table-cell table:style-name="ce48" table:formula="of:=IF([.G79]=&quot;&quot;;&quot;&quot;;[.K79]/[.G7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0]=0;&quot;&quot;;[.D80]*[.E80])">
            <text:p/>
          </table:table-cell>
          <table:table-cell table:style-name="ce35" table:formula="of:=IF([.G80]=&quot;&quot;;&quot;&quot;;IFERROR(VLOOKUP([.$C80]; PRICES; 4; 0); 0)*[.$D80])">
            <text:p/>
          </table:table-cell>
          <table:table-cell table:style-name="ce40" table:formula="of:=IF([.G80]=&quot;&quot;;&quot;&quot;;IFERROR(VLOOKUP([.$C80]; PRICES; 3; 0); 0)*[.$D80])">
            <text:p/>
          </table:table-cell>
          <table:table-cell table:style-name="ce35" table:formula="of:=IF([.G80]=&quot;&quot;;&quot;&quot;;IFERROR(VLOOKUP([.$C80]; PRICES; 5; 0); 0)*[.$D80])">
            <text:p/>
          </table:table-cell>
          <table:table-cell table:style-name="ce35" table:formula="of:=IF([.G80]=&quot;&quot;;&quot;&quot;;IF([.F80]=&quot;BTC&quot;;[.H80]-[.G80];IF([.F80]=&quot;USD&quot;;[.I80]-[.G80];IF([.F80]=&quot;BTS&quot;;[.J80]-[.G80]))))">
            <text:p/>
          </table:table-cell>
          <table:table-cell table:style-name="ce48" table:formula="of:=IF([.G80]=&quot;&quot;;&quot;&quot;;[.K80]/[.G8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1]=0;&quot;&quot;;[.D81]*[.E81])">
            <text:p/>
          </table:table-cell>
          <table:table-cell table:style-name="ce35" table:formula="of:=IF([.G81]=&quot;&quot;;&quot;&quot;;IFERROR(VLOOKUP([.$C81]; PRICES; 4; 0); 0)*[.$D81])">
            <text:p/>
          </table:table-cell>
          <table:table-cell table:style-name="ce40" table:formula="of:=IF([.G81]=&quot;&quot;;&quot;&quot;;IFERROR(VLOOKUP([.$C81]; PRICES; 3; 0); 0)*[.$D81])">
            <text:p/>
          </table:table-cell>
          <table:table-cell table:style-name="ce35" table:formula="of:=IF([.G81]=&quot;&quot;;&quot;&quot;;IFERROR(VLOOKUP([.$C81]; PRICES; 5; 0); 0)*[.$D81])">
            <text:p/>
          </table:table-cell>
          <table:table-cell table:style-name="ce35" table:formula="of:=IF([.G81]=&quot;&quot;;&quot;&quot;;IF([.F81]=&quot;BTC&quot;;[.H81]-[.G81];IF([.F81]=&quot;USD&quot;;[.I81]-[.G81];IF([.F81]=&quot;BTS&quot;;[.J81]-[.G81]))))">
            <text:p/>
          </table:table-cell>
          <table:table-cell table:style-name="ce48" table:formula="of:=IF([.G81]=&quot;&quot;;&quot;&quot;;[.K81]/[.G8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2]=0;&quot;&quot;;[.D82]*[.E82])">
            <text:p/>
          </table:table-cell>
          <table:table-cell table:style-name="ce35" table:formula="of:=IF([.G82]=&quot;&quot;;&quot;&quot;;IFERROR(VLOOKUP([.$C82]; PRICES; 4; 0); 0)*[.$D82])">
            <text:p/>
          </table:table-cell>
          <table:table-cell table:style-name="ce40" table:formula="of:=IF([.G82]=&quot;&quot;;&quot;&quot;;IFERROR(VLOOKUP([.$C82]; PRICES; 3; 0); 0)*[.$D82])">
            <text:p/>
          </table:table-cell>
          <table:table-cell table:style-name="ce35" table:formula="of:=IF([.G82]=&quot;&quot;;&quot;&quot;;IFERROR(VLOOKUP([.$C82]; PRICES; 5; 0); 0)*[.$D82])">
            <text:p/>
          </table:table-cell>
          <table:table-cell table:style-name="ce35" table:formula="of:=IF([.G82]=&quot;&quot;;&quot;&quot;;IF([.F82]=&quot;BTC&quot;;[.H82]-[.G82];IF([.F82]=&quot;USD&quot;;[.I82]-[.G82];IF([.F82]=&quot;BTS&quot;;[.J82]-[.G82]))))">
            <text:p/>
          </table:table-cell>
          <table:table-cell table:style-name="ce48" table:formula="of:=IF([.G82]=&quot;&quot;;&quot;&quot;;[.K82]/[.G8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3]=0;&quot;&quot;;[.D83]*[.E83])">
            <text:p/>
          </table:table-cell>
          <table:table-cell table:style-name="ce35" table:formula="of:=IF([.G83]=&quot;&quot;;&quot;&quot;;IFERROR(VLOOKUP([.$C83]; PRICES; 4; 0); 0)*[.$D83])">
            <text:p/>
          </table:table-cell>
          <table:table-cell table:style-name="ce40" table:formula="of:=IF([.G83]=&quot;&quot;;&quot;&quot;;IFERROR(VLOOKUP([.$C83]; PRICES; 3; 0); 0)*[.$D83])">
            <text:p/>
          </table:table-cell>
          <table:table-cell table:style-name="ce35" table:formula="of:=IF([.G83]=&quot;&quot;;&quot;&quot;;IFERROR(VLOOKUP([.$C83]; PRICES; 5; 0); 0)*[.$D83])">
            <text:p/>
          </table:table-cell>
          <table:table-cell table:style-name="ce35" table:formula="of:=IF([.G83]=&quot;&quot;;&quot;&quot;;IF([.F83]=&quot;BTC&quot;;[.H83]-[.G83];IF([.F83]=&quot;USD&quot;;[.I83]-[.G83];IF([.F83]=&quot;BTS&quot;;[.J83]-[.G83]))))">
            <text:p/>
          </table:table-cell>
          <table:table-cell table:style-name="ce48" table:formula="of:=IF([.G83]=&quot;&quot;;&quot;&quot;;[.K83]/[.G8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4]=0;&quot;&quot;;[.D84]*[.E84])">
            <text:p/>
          </table:table-cell>
          <table:table-cell table:style-name="ce35" table:formula="of:=IF([.G84]=&quot;&quot;;&quot;&quot;;IFERROR(VLOOKUP([.$C84]; PRICES; 4; 0); 0)*[.$D84])">
            <text:p/>
          </table:table-cell>
          <table:table-cell table:style-name="ce40" table:formula="of:=IF([.G84]=&quot;&quot;;&quot;&quot;;IFERROR(VLOOKUP([.$C84]; PRICES; 3; 0); 0)*[.$D84])">
            <text:p/>
          </table:table-cell>
          <table:table-cell table:style-name="ce35" table:formula="of:=IF([.G84]=&quot;&quot;;&quot;&quot;;IFERROR(VLOOKUP([.$C84]; PRICES; 5; 0); 0)*[.$D84])">
            <text:p/>
          </table:table-cell>
          <table:table-cell table:style-name="ce35" table:formula="of:=IF([.G84]=&quot;&quot;;&quot;&quot;;IF([.F84]=&quot;BTC&quot;;[.H84]-[.G84];IF([.F84]=&quot;USD&quot;;[.I84]-[.G84];IF([.F84]=&quot;BTS&quot;;[.J84]-[.G84]))))">
            <text:p/>
          </table:table-cell>
          <table:table-cell table:style-name="ce48" table:formula="of:=IF([.G84]=&quot;&quot;;&quot;&quot;;[.K84]/[.G8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5]=0;&quot;&quot;;[.D85]*[.E85])">
            <text:p/>
          </table:table-cell>
          <table:table-cell table:style-name="ce35" table:formula="of:=IF([.G85]=&quot;&quot;;&quot;&quot;;IFERROR(VLOOKUP([.$C85]; PRICES; 4; 0); 0)*[.$D85])">
            <text:p/>
          </table:table-cell>
          <table:table-cell table:style-name="ce40" table:formula="of:=IF([.G85]=&quot;&quot;;&quot;&quot;;IFERROR(VLOOKUP([.$C85]; PRICES; 3; 0); 0)*[.$D85])">
            <text:p/>
          </table:table-cell>
          <table:table-cell table:style-name="ce35" table:formula="of:=IF([.G85]=&quot;&quot;;&quot;&quot;;IFERROR(VLOOKUP([.$C85]; PRICES; 5; 0); 0)*[.$D85])">
            <text:p/>
          </table:table-cell>
          <table:table-cell table:style-name="ce35" table:formula="of:=IF([.G85]=&quot;&quot;;&quot;&quot;;IF([.F85]=&quot;BTC&quot;;[.H85]-[.G85];IF([.F85]=&quot;USD&quot;;[.I85]-[.G85];IF([.F85]=&quot;BTS&quot;;[.J85]-[.G85]))))">
            <text:p/>
          </table:table-cell>
          <table:table-cell table:style-name="ce48" table:formula="of:=IF([.G85]=&quot;&quot;;&quot;&quot;;[.K85]/[.G8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6]=0;&quot;&quot;;[.D86]*[.E86])">
            <text:p/>
          </table:table-cell>
          <table:table-cell table:style-name="ce35" table:formula="of:=IF([.G86]=&quot;&quot;;&quot;&quot;;IFERROR(VLOOKUP([.$C86]; PRICES; 4; 0); 0)*[.$D86])">
            <text:p/>
          </table:table-cell>
          <table:table-cell table:style-name="ce40" table:formula="of:=IF([.G86]=&quot;&quot;;&quot;&quot;;IFERROR(VLOOKUP([.$C86]; PRICES; 3; 0); 0)*[.$D86])">
            <text:p/>
          </table:table-cell>
          <table:table-cell table:style-name="ce35" table:formula="of:=IF([.G86]=&quot;&quot;;&quot;&quot;;IFERROR(VLOOKUP([.$C86]; PRICES; 5; 0); 0)*[.$D86])">
            <text:p/>
          </table:table-cell>
          <table:table-cell table:style-name="ce35" table:formula="of:=IF([.G86]=&quot;&quot;;&quot;&quot;;IF([.F86]=&quot;BTC&quot;;[.H86]-[.G86];IF([.F86]=&quot;USD&quot;;[.I86]-[.G86];IF([.F86]=&quot;BTS&quot;;[.J86]-[.G86]))))">
            <text:p/>
          </table:table-cell>
          <table:table-cell table:style-name="ce48" table:formula="of:=IF([.G86]=&quot;&quot;;&quot;&quot;;[.K86]/[.G8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7]=0;&quot;&quot;;[.D87]*[.E87])">
            <text:p/>
          </table:table-cell>
          <table:table-cell table:style-name="ce35" table:formula="of:=IF([.G87]=&quot;&quot;;&quot;&quot;;IFERROR(VLOOKUP([.$C87]; PRICES; 4; 0); 0)*[.$D87])">
            <text:p/>
          </table:table-cell>
          <table:table-cell table:style-name="ce40" table:formula="of:=IF([.G87]=&quot;&quot;;&quot;&quot;;IFERROR(VLOOKUP([.$C87]; PRICES; 3; 0); 0)*[.$D87])">
            <text:p/>
          </table:table-cell>
          <table:table-cell table:style-name="ce35" table:formula="of:=IF([.G87]=&quot;&quot;;&quot;&quot;;IFERROR(VLOOKUP([.$C87]; PRICES; 5; 0); 0)*[.$D87])">
            <text:p/>
          </table:table-cell>
          <table:table-cell table:style-name="ce35" table:formula="of:=IF([.G87]=&quot;&quot;;&quot;&quot;;IF([.F87]=&quot;BTC&quot;;[.H87]-[.G87];IF([.F87]=&quot;USD&quot;;[.I87]-[.G87];IF([.F87]=&quot;BTS&quot;;[.J87]-[.G87]))))">
            <text:p/>
          </table:table-cell>
          <table:table-cell table:style-name="ce48" table:formula="of:=IF([.G87]=&quot;&quot;;&quot;&quot;;[.K87]/[.G8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8]=0;&quot;&quot;;[.D88]*[.E88])">
            <text:p/>
          </table:table-cell>
          <table:table-cell table:style-name="ce35" table:formula="of:=IF([.G88]=&quot;&quot;;&quot;&quot;;IFERROR(VLOOKUP([.$C88]; PRICES; 4; 0); 0)*[.$D88])">
            <text:p/>
          </table:table-cell>
          <table:table-cell table:style-name="ce40" table:formula="of:=IF([.G88]=&quot;&quot;;&quot;&quot;;IFERROR(VLOOKUP([.$C88]; PRICES; 3; 0); 0)*[.$D88])">
            <text:p/>
          </table:table-cell>
          <table:table-cell table:style-name="ce35" table:formula="of:=IF([.G88]=&quot;&quot;;&quot;&quot;;IFERROR(VLOOKUP([.$C88]; PRICES; 5; 0); 0)*[.$D88])">
            <text:p/>
          </table:table-cell>
          <table:table-cell table:style-name="ce35" table:formula="of:=IF([.G88]=&quot;&quot;;&quot;&quot;;IF([.F88]=&quot;BTC&quot;;[.H88]-[.G88];IF([.F88]=&quot;USD&quot;;[.I88]-[.G88];IF([.F88]=&quot;BTS&quot;;[.J88]-[.G88]))))">
            <text:p/>
          </table:table-cell>
          <table:table-cell table:style-name="ce48" table:formula="of:=IF([.G88]=&quot;&quot;;&quot;&quot;;[.K88]/[.G8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89]=0;&quot;&quot;;[.D89]*[.E89])">
            <text:p/>
          </table:table-cell>
          <table:table-cell table:style-name="ce35" table:formula="of:=IF([.G89]=&quot;&quot;;&quot;&quot;;IFERROR(VLOOKUP([.$C89]; PRICES; 4; 0); 0)*[.$D89])">
            <text:p/>
          </table:table-cell>
          <table:table-cell table:style-name="ce40" table:formula="of:=IF([.G89]=&quot;&quot;;&quot;&quot;;IFERROR(VLOOKUP([.$C89]; PRICES; 3; 0); 0)*[.$D89])">
            <text:p/>
          </table:table-cell>
          <table:table-cell table:style-name="ce35" table:formula="of:=IF([.G89]=&quot;&quot;;&quot;&quot;;IFERROR(VLOOKUP([.$C89]; PRICES; 5; 0); 0)*[.$D89])">
            <text:p/>
          </table:table-cell>
          <table:table-cell table:style-name="ce35" table:formula="of:=IF([.G89]=&quot;&quot;;&quot;&quot;;IF([.F89]=&quot;BTC&quot;;[.H89]-[.G89];IF([.F89]=&quot;USD&quot;;[.I89]-[.G89];IF([.F89]=&quot;BTS&quot;;[.J89]-[.G89]))))">
            <text:p/>
          </table:table-cell>
          <table:table-cell table:style-name="ce48" table:formula="of:=IF([.G89]=&quot;&quot;;&quot;&quot;;[.K89]/[.G8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0]=0;&quot;&quot;;[.D90]*[.E90])">
            <text:p/>
          </table:table-cell>
          <table:table-cell table:style-name="ce35" table:formula="of:=IF([.G90]=&quot;&quot;;&quot;&quot;;IFERROR(VLOOKUP([.$C90]; PRICES; 4; 0); 0)*[.$D90])">
            <text:p/>
          </table:table-cell>
          <table:table-cell table:style-name="ce40" table:formula="of:=IF([.G90]=&quot;&quot;;&quot;&quot;;IFERROR(VLOOKUP([.$C90]; PRICES; 3; 0); 0)*[.$D90])">
            <text:p/>
          </table:table-cell>
          <table:table-cell table:style-name="ce35" table:formula="of:=IF([.G90]=&quot;&quot;;&quot;&quot;;IFERROR(VLOOKUP([.$C90]; PRICES; 5; 0); 0)*[.$D90])">
            <text:p/>
          </table:table-cell>
          <table:table-cell table:style-name="ce35" table:formula="of:=IF([.G90]=&quot;&quot;;&quot;&quot;;IF([.F90]=&quot;BTC&quot;;[.H90]-[.G90];IF([.F90]=&quot;USD&quot;;[.I90]-[.G90];IF([.F90]=&quot;BTS&quot;;[.J90]-[.G90]))))">
            <text:p/>
          </table:table-cell>
          <table:table-cell table:style-name="ce48" table:formula="of:=IF([.G90]=&quot;&quot;;&quot;&quot;;[.K90]/[.G9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1]=0;&quot;&quot;;[.D91]*[.E91])">
            <text:p/>
          </table:table-cell>
          <table:table-cell table:style-name="ce35" table:formula="of:=IF([.G91]=&quot;&quot;;&quot;&quot;;IFERROR(VLOOKUP([.$C91]; PRICES; 4; 0); 0)*[.$D91])">
            <text:p/>
          </table:table-cell>
          <table:table-cell table:style-name="ce40" table:formula="of:=IF([.G91]=&quot;&quot;;&quot;&quot;;IFERROR(VLOOKUP([.$C91]; PRICES; 3; 0); 0)*[.$D91])">
            <text:p/>
          </table:table-cell>
          <table:table-cell table:style-name="ce35" table:formula="of:=IF([.G91]=&quot;&quot;;&quot;&quot;;IFERROR(VLOOKUP([.$C91]; PRICES; 5; 0); 0)*[.$D91])">
            <text:p/>
          </table:table-cell>
          <table:table-cell table:style-name="ce35" table:formula="of:=IF([.G91]=&quot;&quot;;&quot;&quot;;IF([.F91]=&quot;BTC&quot;;[.H91]-[.G91];IF([.F91]=&quot;USD&quot;;[.I91]-[.G91];IF([.F91]=&quot;BTS&quot;;[.J91]-[.G91]))))">
            <text:p/>
          </table:table-cell>
          <table:table-cell table:style-name="ce48" table:formula="of:=IF([.G91]=&quot;&quot;;&quot;&quot;;[.K91]/[.G9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2]=0;&quot;&quot;;[.D92]*[.E92])">
            <text:p/>
          </table:table-cell>
          <table:table-cell table:style-name="ce35" table:formula="of:=IF([.G92]=&quot;&quot;;&quot;&quot;;IFERROR(VLOOKUP([.$C92]; PRICES; 4; 0); 0)*[.$D92])">
            <text:p/>
          </table:table-cell>
          <table:table-cell table:style-name="ce40" table:formula="of:=IF([.G92]=&quot;&quot;;&quot;&quot;;IFERROR(VLOOKUP([.$C92]; PRICES; 3; 0); 0)*[.$D92])">
            <text:p/>
          </table:table-cell>
          <table:table-cell table:style-name="ce35" table:formula="of:=IF([.G92]=&quot;&quot;;&quot;&quot;;IFERROR(VLOOKUP([.$C92]; PRICES; 5; 0); 0)*[.$D92])">
            <text:p/>
          </table:table-cell>
          <table:table-cell table:style-name="ce35" table:formula="of:=IF([.G92]=&quot;&quot;;&quot;&quot;;IF([.F92]=&quot;BTC&quot;;[.H92]-[.G92];IF([.F92]=&quot;USD&quot;;[.I92]-[.G92];IF([.F92]=&quot;BTS&quot;;[.J92]-[.G92]))))">
            <text:p/>
          </table:table-cell>
          <table:table-cell table:style-name="ce48" table:formula="of:=IF([.G92]=&quot;&quot;;&quot;&quot;;[.K92]/[.G9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3]=0;&quot;&quot;;[.D93]*[.E93])">
            <text:p/>
          </table:table-cell>
          <table:table-cell table:style-name="ce35" table:formula="of:=IF([.G93]=&quot;&quot;;&quot;&quot;;IFERROR(VLOOKUP([.$C93]; PRICES; 4; 0); 0)*[.$D93])">
            <text:p/>
          </table:table-cell>
          <table:table-cell table:style-name="ce40" table:formula="of:=IF([.G93]=&quot;&quot;;&quot;&quot;;IFERROR(VLOOKUP([.$C93]; PRICES; 3; 0); 0)*[.$D93])">
            <text:p/>
          </table:table-cell>
          <table:table-cell table:style-name="ce35" table:formula="of:=IF([.G93]=&quot;&quot;;&quot;&quot;;IFERROR(VLOOKUP([.$C93]; PRICES; 5; 0); 0)*[.$D93])">
            <text:p/>
          </table:table-cell>
          <table:table-cell table:style-name="ce35" table:formula="of:=IF([.G93]=&quot;&quot;;&quot;&quot;;IF([.F93]=&quot;BTC&quot;;[.H93]-[.G93];IF([.F93]=&quot;USD&quot;;[.I93]-[.G93];IF([.F93]=&quot;BTS&quot;;[.J93]-[.G93]))))">
            <text:p/>
          </table:table-cell>
          <table:table-cell table:style-name="ce48" table:formula="of:=IF([.G93]=&quot;&quot;;&quot;&quot;;[.K93]/[.G9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4]=0;&quot;&quot;;[.D94]*[.E94])">
            <text:p/>
          </table:table-cell>
          <table:table-cell table:style-name="ce35" table:formula="of:=IF([.G94]=&quot;&quot;;&quot;&quot;;IFERROR(VLOOKUP([.$C94]; PRICES; 4; 0); 0)*[.$D94])">
            <text:p/>
          </table:table-cell>
          <table:table-cell table:style-name="ce40" table:formula="of:=IF([.G94]=&quot;&quot;;&quot;&quot;;IFERROR(VLOOKUP([.$C94]; PRICES; 3; 0); 0)*[.$D94])">
            <text:p/>
          </table:table-cell>
          <table:table-cell table:style-name="ce35" table:formula="of:=IF([.G94]=&quot;&quot;;&quot;&quot;;IFERROR(VLOOKUP([.$C94]; PRICES; 5; 0); 0)*[.$D94])">
            <text:p/>
          </table:table-cell>
          <table:table-cell table:style-name="ce35" table:formula="of:=IF([.G94]=&quot;&quot;;&quot;&quot;;IF([.F94]=&quot;BTC&quot;;[.H94]-[.G94];IF([.F94]=&quot;USD&quot;;[.I94]-[.G94];IF([.F94]=&quot;BTS&quot;;[.J94]-[.G94]))))">
            <text:p/>
          </table:table-cell>
          <table:table-cell table:style-name="ce48" table:formula="of:=IF([.G94]=&quot;&quot;;&quot;&quot;;[.K94]/[.G9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5]=0;&quot;&quot;;[.D95]*[.E95])">
            <text:p/>
          </table:table-cell>
          <table:table-cell table:style-name="ce35" table:formula="of:=IF([.G95]=&quot;&quot;;&quot;&quot;;IFERROR(VLOOKUP([.$C95]; PRICES; 4; 0); 0)*[.$D95])">
            <text:p/>
          </table:table-cell>
          <table:table-cell table:style-name="ce40" table:formula="of:=IF([.G95]=&quot;&quot;;&quot;&quot;;IFERROR(VLOOKUP([.$C95]; PRICES; 3; 0); 0)*[.$D95])">
            <text:p/>
          </table:table-cell>
          <table:table-cell table:style-name="ce35" table:formula="of:=IF([.G95]=&quot;&quot;;&quot;&quot;;IFERROR(VLOOKUP([.$C95]; PRICES; 5; 0); 0)*[.$D95])">
            <text:p/>
          </table:table-cell>
          <table:table-cell table:style-name="ce35" table:formula="of:=IF([.G95]=&quot;&quot;;&quot;&quot;;IF([.F95]=&quot;BTC&quot;;[.H95]-[.G95];IF([.F95]=&quot;USD&quot;;[.I95]-[.G95];IF([.F95]=&quot;BTS&quot;;[.J95]-[.G95]))))">
            <text:p/>
          </table:table-cell>
          <table:table-cell table:style-name="ce48" table:formula="of:=IF([.G95]=&quot;&quot;;&quot;&quot;;[.K95]/[.G9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6]=0;&quot;&quot;;[.D96]*[.E96])">
            <text:p/>
          </table:table-cell>
          <table:table-cell table:style-name="ce35" table:formula="of:=IF([.G96]=&quot;&quot;;&quot;&quot;;IFERROR(VLOOKUP([.$C96]; PRICES; 4; 0); 0)*[.$D96])">
            <text:p/>
          </table:table-cell>
          <table:table-cell table:style-name="ce40" table:formula="of:=IF([.G96]=&quot;&quot;;&quot;&quot;;IFERROR(VLOOKUP([.$C96]; PRICES; 3; 0); 0)*[.$D96])">
            <text:p/>
          </table:table-cell>
          <table:table-cell table:style-name="ce35" table:formula="of:=IF([.G96]=&quot;&quot;;&quot;&quot;;IFERROR(VLOOKUP([.$C96]; PRICES; 5; 0); 0)*[.$D96])">
            <text:p/>
          </table:table-cell>
          <table:table-cell table:style-name="ce35" table:formula="of:=IF([.G96]=&quot;&quot;;&quot;&quot;;IF([.F96]=&quot;BTC&quot;;[.H96]-[.G96];IF([.F96]=&quot;USD&quot;;[.I96]-[.G96];IF([.F96]=&quot;BTS&quot;;[.J96]-[.G96]))))">
            <text:p/>
          </table:table-cell>
          <table:table-cell table:style-name="ce48" table:formula="of:=IF([.G96]=&quot;&quot;;&quot;&quot;;[.K96]/[.G96])">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7]=0;&quot;&quot;;[.D97]*[.E97])">
            <text:p/>
          </table:table-cell>
          <table:table-cell table:style-name="ce35" table:formula="of:=IF([.G97]=&quot;&quot;;&quot;&quot;;IFERROR(VLOOKUP([.$C97]; PRICES; 4; 0); 0)*[.$D97])">
            <text:p/>
          </table:table-cell>
          <table:table-cell table:style-name="ce40" table:formula="of:=IF([.G97]=&quot;&quot;;&quot;&quot;;IFERROR(VLOOKUP([.$C97]; PRICES; 3; 0); 0)*[.$D97])">
            <text:p/>
          </table:table-cell>
          <table:table-cell table:style-name="ce35" table:formula="of:=IF([.G97]=&quot;&quot;;&quot;&quot;;IFERROR(VLOOKUP([.$C97]; PRICES; 5; 0); 0)*[.$D97])">
            <text:p/>
          </table:table-cell>
          <table:table-cell table:style-name="ce35" table:formula="of:=IF([.G97]=&quot;&quot;;&quot;&quot;;IF([.F97]=&quot;BTC&quot;;[.H97]-[.G97];IF([.F97]=&quot;USD&quot;;[.I97]-[.G97];IF([.F97]=&quot;BTS&quot;;[.J97]-[.G97]))))">
            <text:p/>
          </table:table-cell>
          <table:table-cell table:style-name="ce48" table:formula="of:=IF([.G97]=&quot;&quot;;&quot;&quot;;[.K97]/[.G97])">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8]=0;&quot;&quot;;[.D98]*[.E98])">
            <text:p/>
          </table:table-cell>
          <table:table-cell table:style-name="ce35" table:formula="of:=IF([.G98]=&quot;&quot;;&quot;&quot;;IFERROR(VLOOKUP([.$C98]; PRICES; 4; 0); 0)*[.$D98])">
            <text:p/>
          </table:table-cell>
          <table:table-cell table:style-name="ce40" table:formula="of:=IF([.G98]=&quot;&quot;;&quot;&quot;;IFERROR(VLOOKUP([.$C98]; PRICES; 3; 0); 0)*[.$D98])">
            <text:p/>
          </table:table-cell>
          <table:table-cell table:style-name="ce35" table:formula="of:=IF([.G98]=&quot;&quot;;&quot;&quot;;IFERROR(VLOOKUP([.$C98]; PRICES; 5; 0); 0)*[.$D98])">
            <text:p/>
          </table:table-cell>
          <table:table-cell table:style-name="ce35" table:formula="of:=IF([.G98]=&quot;&quot;;&quot;&quot;;IF([.F98]=&quot;BTC&quot;;[.H98]-[.G98];IF([.F98]=&quot;USD&quot;;[.I98]-[.G98];IF([.F98]=&quot;BTS&quot;;[.J98]-[.G98]))))">
            <text:p/>
          </table:table-cell>
          <table:table-cell table:style-name="ce48" table:formula="of:=IF([.G98]=&quot;&quot;;&quot;&quot;;[.K98]/[.G98])">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99]=0;&quot;&quot;;[.D99]*[.E99])">
            <text:p/>
          </table:table-cell>
          <table:table-cell table:style-name="ce35" table:formula="of:=IF([.G99]=&quot;&quot;;&quot;&quot;;IFERROR(VLOOKUP([.$C99]; PRICES; 4; 0); 0)*[.$D99])">
            <text:p/>
          </table:table-cell>
          <table:table-cell table:style-name="ce40" table:formula="of:=IF([.G99]=&quot;&quot;;&quot;&quot;;IFERROR(VLOOKUP([.$C99]; PRICES; 3; 0); 0)*[.$D99])">
            <text:p/>
          </table:table-cell>
          <table:table-cell table:style-name="ce35" table:formula="of:=IF([.G99]=&quot;&quot;;&quot;&quot;;IFERROR(VLOOKUP([.$C99]; PRICES; 5; 0); 0)*[.$D99])">
            <text:p/>
          </table:table-cell>
          <table:table-cell table:style-name="ce35" table:formula="of:=IF([.G99]=&quot;&quot;;&quot;&quot;;IF([.F99]=&quot;BTC&quot;;[.H99]-[.G99];IF([.F99]=&quot;USD&quot;;[.I99]-[.G99];IF([.F99]=&quot;BTS&quot;;[.J99]-[.G99]))))">
            <text:p/>
          </table:table-cell>
          <table:table-cell table:style-name="ce48" table:formula="of:=IF([.G99]=&quot;&quot;;&quot;&quot;;[.K99]/[.G99])">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0]=0;&quot;&quot;;[.D100]*[.E100])">
            <text:p/>
          </table:table-cell>
          <table:table-cell table:style-name="ce35" table:formula="of:=IF([.G100]=&quot;&quot;;&quot;&quot;;IFERROR(VLOOKUP([.$C100]; PRICES; 4; 0); 0)*[.$D100])">
            <text:p/>
          </table:table-cell>
          <table:table-cell table:style-name="ce40" table:formula="of:=IF([.G100]=&quot;&quot;;&quot;&quot;;IFERROR(VLOOKUP([.$C100]; PRICES; 3; 0); 0)*[.$D100])">
            <text:p/>
          </table:table-cell>
          <table:table-cell table:style-name="ce35" table:formula="of:=IF([.G100]=&quot;&quot;;&quot;&quot;;IFERROR(VLOOKUP([.$C100]; PRICES; 5; 0); 0)*[.$D100])">
            <text:p/>
          </table:table-cell>
          <table:table-cell table:style-name="ce35" table:formula="of:=IF([.G100]=&quot;&quot;;&quot;&quot;;IF([.F100]=&quot;BTC&quot;;[.H100]-[.G100];IF([.F100]=&quot;USD&quot;;[.I100]-[.G100];IF([.F100]=&quot;BTS&quot;;[.J100]-[.G100]))))">
            <text:p/>
          </table:table-cell>
          <table:table-cell table:style-name="ce48" table:formula="of:=IF([.G100]=&quot;&quot;;&quot;&quot;;[.K100]/[.G100])">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1]=0;&quot;&quot;;[.D101]*[.E101])">
            <text:p/>
          </table:table-cell>
          <table:table-cell table:style-name="ce35" table:formula="of:=IF([.G101]=&quot;&quot;;&quot;&quot;;IFERROR(VLOOKUP([.$C101]; PRICES; 4; 0); 0)*[.$D101])">
            <text:p/>
          </table:table-cell>
          <table:table-cell table:style-name="ce40" table:formula="of:=IF([.G101]=&quot;&quot;;&quot;&quot;;IFERROR(VLOOKUP([.$C101]; PRICES; 3; 0); 0)*[.$D101])">
            <text:p/>
          </table:table-cell>
          <table:table-cell table:style-name="ce35" table:formula="of:=IF([.G101]=&quot;&quot;;&quot;&quot;;IFERROR(VLOOKUP([.$C101]; PRICES; 5; 0); 0)*[.$D101])">
            <text:p/>
          </table:table-cell>
          <table:table-cell table:style-name="ce35" table:formula="of:=IF([.G101]=&quot;&quot;;&quot;&quot;;IF([.F101]=&quot;BTC&quot;;[.H101]-[.G101];IF([.F101]=&quot;USD&quot;;[.I101]-[.G101];IF([.F101]=&quot;BTS&quot;;[.J101]-[.G101]))))">
            <text:p/>
          </table:table-cell>
          <table:table-cell table:style-name="ce48" table:formula="of:=IF([.G101]=&quot;&quot;;&quot;&quot;;[.K101]/[.G101])">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2]=0;&quot;&quot;;[.D102]*[.E102])">
            <text:p/>
          </table:table-cell>
          <table:table-cell table:style-name="ce35" table:formula="of:=IF([.G102]=&quot;&quot;;&quot;&quot;;IFERROR(VLOOKUP([.$C102]; PRICES; 4; 0); 0)*[.$D102])">
            <text:p/>
          </table:table-cell>
          <table:table-cell table:style-name="ce40" table:formula="of:=IF([.G102]=&quot;&quot;;&quot;&quot;;IFERROR(VLOOKUP([.$C102]; PRICES; 3; 0); 0)*[.$D102])">
            <text:p/>
          </table:table-cell>
          <table:table-cell table:style-name="ce35" table:formula="of:=IF([.G102]=&quot;&quot;;&quot;&quot;;IFERROR(VLOOKUP([.$C102]; PRICES; 5; 0); 0)*[.$D102])">
            <text:p/>
          </table:table-cell>
          <table:table-cell table:style-name="ce35" table:formula="of:=IF([.G102]=&quot;&quot;;&quot;&quot;;IF([.F102]=&quot;BTC&quot;;[.H102]-[.G102];IF([.F102]=&quot;USD&quot;;[.I102]-[.G102];IF([.F102]=&quot;BTS&quot;;[.J102]-[.G102]))))">
            <text:p/>
          </table:table-cell>
          <table:table-cell table:style-name="ce48" table:formula="of:=IF([.G102]=&quot;&quot;;&quot;&quot;;[.K102]/[.G102])">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3]=0;&quot;&quot;;[.D103]*[.E103])">
            <text:p/>
          </table:table-cell>
          <table:table-cell table:style-name="ce35" table:formula="of:=IF([.G103]=&quot;&quot;;&quot;&quot;;IFERROR(VLOOKUP([.$C103]; PRICES; 4; 0); 0)*[.$D103])">
            <text:p/>
          </table:table-cell>
          <table:table-cell table:style-name="ce40" table:formula="of:=IF([.G103]=&quot;&quot;;&quot;&quot;;IFERROR(VLOOKUP([.$C103]; PRICES; 3; 0); 0)*[.$D103])">
            <text:p/>
          </table:table-cell>
          <table:table-cell table:style-name="ce35" table:formula="of:=IF([.G103]=&quot;&quot;;&quot;&quot;;IFERROR(VLOOKUP([.$C103]; PRICES; 5; 0); 0)*[.$D103])">
            <text:p/>
          </table:table-cell>
          <table:table-cell table:style-name="ce35" table:formula="of:=IF([.G103]=&quot;&quot;;&quot;&quot;;IF([.F103]=&quot;BTC&quot;;[.H103]-[.G103];IF([.F103]=&quot;USD&quot;;[.I103]-[.G103];IF([.F103]=&quot;BTS&quot;;[.J103]-[.G103]))))">
            <text:p/>
          </table:table-cell>
          <table:table-cell table:style-name="ce48" table:formula="of:=IF([.G103]=&quot;&quot;;&quot;&quot;;[.K103]/[.G103])">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4]=0;&quot;&quot;;[.D104]*[.E104])">
            <text:p/>
          </table:table-cell>
          <table:table-cell table:style-name="ce35" table:formula="of:=IF([.G104]=&quot;&quot;;&quot;&quot;;IFERROR(VLOOKUP([.$C104]; PRICES; 4; 0); 0)*[.$D104])">
            <text:p/>
          </table:table-cell>
          <table:table-cell table:style-name="ce40" table:formula="of:=IF([.G104]=&quot;&quot;;&quot;&quot;;IFERROR(VLOOKUP([.$C104]; PRICES; 3; 0); 0)*[.$D104])">
            <text:p/>
          </table:table-cell>
          <table:table-cell table:style-name="ce35" table:formula="of:=IF([.G104]=&quot;&quot;;&quot;&quot;;IFERROR(VLOOKUP([.$C104]; PRICES; 5; 0); 0)*[.$D104])">
            <text:p/>
          </table:table-cell>
          <table:table-cell table:style-name="ce35" table:formula="of:=IF([.G104]=&quot;&quot;;&quot;&quot;;IF([.F104]=&quot;BTC&quot;;[.H104]-[.G104];IF([.F104]=&quot;USD&quot;;[.I104]-[.G104];IF([.F104]=&quot;BTS&quot;;[.J104]-[.G104]))))">
            <text:p/>
          </table:table-cell>
          <table:table-cell table:style-name="ce48" table:formula="of:=IF([.G104]=&quot;&quot;;&quot;&quot;;[.K104]/[.G104])">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5]=0;&quot;&quot;;[.D105]*[.E105])">
            <text:p/>
          </table:table-cell>
          <table:table-cell table:style-name="ce35" table:formula="of:=IF([.G105]=&quot;&quot;;&quot;&quot;;IFERROR(VLOOKUP([.$C105]; PRICES; 4; 0); 0)*[.$D105])">
            <text:p/>
          </table:table-cell>
          <table:table-cell table:style-name="ce40" table:formula="of:=IF([.G105]=&quot;&quot;;&quot;&quot;;IFERROR(VLOOKUP([.$C105]; PRICES; 3; 0); 0)*[.$D105])">
            <text:p/>
          </table:table-cell>
          <table:table-cell table:style-name="ce35" table:formula="of:=IF([.G105]=&quot;&quot;;&quot;&quot;;IFERROR(VLOOKUP([.$C105]; PRICES; 5; 0); 0)*[.$D105])">
            <text:p/>
          </table:table-cell>
          <table:table-cell table:style-name="ce35" table:formula="of:=IF([.G105]=&quot;&quot;;&quot;&quot;;IF([.F105]=&quot;BTC&quot;;[.H105]-[.G105];IF([.F105]=&quot;USD&quot;;[.I105]-[.G105];IF([.F105]=&quot;BTS&quot;;[.J105]-[.G105]))))">
            <text:p/>
          </table:table-cell>
          <table:table-cell table:style-name="ce48" table:formula="of:=IF([.G105]=&quot;&quot;;&quot;&quot;;[.K105]/[.G105])">
            <text:p/>
          </table:table-cell>
          <table:table-cell table:number-columns-repeated="1012"/>
        </table:table-row>
        <table:table-row table:style-name="ro1">
          <table:table-cell/>
          <table:table-cell table:style-name="ce53"/>
          <table:table-cell table:style-name="ce54" table:content-validation-name="val3" office:value-type="string" calcext:value-type="string">
            <text:p>BitShares</text:p>
          </table:table-cell>
          <table:table-cell table:style-name="ce55"/>
          <table:table-cell table:style-name="ce55" office:value-type="float" office:value="0" calcext:value-type="float">
            <text:p>0.00000000</text:p>
          </table:table-cell>
          <table:table-cell table:style-name="ce55" table:content-validation-name="val4" office:value-type="string" calcext:value-type="string">
            <text:p>BTC</text:p>
          </table:table-cell>
          <table:table-cell table:style-name="ce35" table:formula="of:=IF([.E106]=0;&quot;&quot;;[.D106]*[.E106])">
            <text:p/>
          </table:table-cell>
          <table:table-cell table:style-name="ce35" table:formula="of:=IF([.G106]=&quot;&quot;;&quot;&quot;;IFERROR(VLOOKUP([.$C106]; PRICES; 4; 0); 0)*[.$D106])">
            <text:p/>
          </table:table-cell>
          <table:table-cell table:style-name="ce40" table:formula="of:=IF([.G106]=&quot;&quot;;&quot;&quot;;IFERROR(VLOOKUP([.$C106]; PRICES; 3; 0); 0)*[.$D106])">
            <text:p/>
          </table:table-cell>
          <table:table-cell table:style-name="ce35" table:formula="of:=IF([.G106]=&quot;&quot;;&quot;&quot;;IFERROR(VLOOKUP([.$C106]; PRICES; 5; 0); 0)*[.$D106])">
            <text:p/>
          </table:table-cell>
          <table:table-cell table:style-name="ce35" table:formula="of:=IF([.G106]=&quot;&quot;;&quot;&quot;;IF([.F106]=&quot;BTC&quot;;[.H106]-[.G106];IF([.F106]=&quot;USD&quot;;[.I106]-[.G106];IF([.F106]=&quot;BTS&quot;;[.J106]-[.G106]))))">
            <text:p/>
          </table:table-cell>
          <table:table-cell table:style-name="ce48" table:formula="of:=IF([.G106]=&quot;&quot;;&quot;&quot;;[.K106]/[.G106])">
            <text:p/>
          </table:table-cell>
          <table:table-cell table:number-columns-repeated="1012"/>
        </table:table-row>
        <table:table-row table:style-name="ro1" table:number-rows-repeated="891">
          <table:table-cell/>
          <table:table-cell table:style-name="ce53" table:number-columns-repeated="2"/>
          <table:table-cell table:number-columns-repeated="1021"/>
        </table:table-row>
        <table:table-row table:style-name="ro2" table:number-rows-repeated="1047578">
          <table:table-cell table:number-columns-repeated="1024"/>
        </table:table-row>
        <table:table-row table:style-name="ro2">
          <table:table-cell table:number-columns-repeated="1024"/>
        </table:table-row>
        <table:named-expressions>
          <table:named-range table:name="_xlnm._FilterDatabase" table:base-cell-address="$'Introduction - START HERE'.$A$1" table:cell-range-address="$'Transaction History'.$A$1:.$AD$997"/>
        </table:named-expressions>
      </table:table>
      <table:table table:name="Calculator" table:style-name="ta4">
        <table:table-column table:style-name="co1" table:number-columns-repeated="1024" table:default-cell-style-name="Default"/>
        <table:table-row table:style-name="ro1">
          <table:table-cell table:style-name="ce50" office:value-type="string" calcext:value-type="string">
            <text:p>Coin</text:p>
          </table:table-cell>
          <table:table-cell table:style-name="ce50" office:value-type="string" calcext:value-type="string">
            <text:p>Amount</text:p>
          </table:table-cell>
          <table:table-cell table:style-name="ce56" office:value-type="string" calcext:value-type="string">
            <text:p>Rate</text:p>
          </table:table-cell>
          <table:table-cell table:style-name="ce56" office:value-type="string" calcext:value-type="string">
            <text:p>Rate Type</text:p>
          </table:table-cell>
          <table:table-cell table:style-name="ce56" office:value-type="string" calcext:value-type="string">
            <text:p>Total</text:p>
          </table:table-cell>
          <table:table-cell table:style-name="ce56" office:value-type="string" calcext:value-type="string">
            <text:p>BTC</text:p>
          </table:table-cell>
          <table:table-cell table:style-name="ce56" office:value-type="string" calcext:value-type="string">
            <text:p>USD</text:p>
          </table:table-cell>
          <table:table-cell table:style-name="ce56" office:value-type="string" calcext:value-type="string">
            <text:p>BTS</text:p>
          </table:table-cell>
          <table:table-cell table:style-name="ce56" office:value-type="string" calcext:value-type="string">
            <text:p>Profit/Loss</text:p>
          </table:table-cell>
          <table:table-cell table:style-name="ce56" office:value-type="string" calcext:value-type="string">
            <text:p>Change</text:p>
          </table:table-cell>
          <table:table-cell table:number-columns-repeated="1014"/>
        </table:table-row>
        <table:table-row table:style-name="ro1">
          <table:table-cell table:style-name="ce54" table:content-validation-name="val5" office:value-type="string" calcext:value-type="string">
            <text:p>Ethereum</text:p>
          </table:table-cell>
          <table:table-cell table:style-name="ce21" office:value-type="float" office:value="1" calcext:value-type="float">
            <text:p>1</text:p>
          </table:table-cell>
          <table:table-cell table:style-name="ce57" office:value-type="float" office:value="9100" calcext:value-type="float">
            <text:p>9100.00000000</text:p>
          </table:table-cell>
          <table:table-cell table:style-name="ce55" table:content-validation-name="val6" office:value-type="string" calcext:value-type="string">
            <text:p>BTS</text:p>
          </table:table-cell>
          <table:table-cell table:style-name="ce58" table:formula="of:=[.C2]*[.B2]" office:value-type="string" office:string-value="9100.0000000" calcext:value-type="string">
            <text:p>9100.0000000</text:p>
          </table:table-cell>
          <table:table-cell table:style-name="ce58" table:formula="of:=IFERROR(VLOOKUP([.$A2]; PRICES; 4; 0); 0)*[.B2]" office:value-type="string" office:string-value="0.0468783" calcext:value-type="string">
            <text:p>0.0468783</text:p>
          </table:table-cell>
          <table:table-cell table:style-name="ce59" table:formula="of:=IFERROR(VLOOKUP([.$A2]; PRICES; 3; 0); 0)*[.B2]" office:value-type="string" office:string-value="$299.05" calcext:value-type="string">
            <text:p>$299.05</text:p>
          </table:table-cell>
          <table:table-cell table:style-name="ce58" table:formula="of:=IFERROR(VLOOKUP([.$A2]; PRICES; 5; 0); 0)*[.B2]" office:value-type="string" office:string-value="3706.1593750" calcext:value-type="string">
            <text:p>3706.1593750</text:p>
          </table:table-cell>
          <table:table-cell table:style-name="ce58" table:formula="of:=IF([.D2]=&quot;BTC&quot;;[.F2]-[.E2];IF([.D2]=&quot;USD&quot;;[.G2]-[.E2];IF([.D2]=&quot;BTS&quot;;[.H2]-[.E2])))" office:value-type="string" office:string-value="-5393.8406250" calcext:value-type="string">
            <text:p>-5393.8406250</text:p>
          </table:table-cell>
          <table:table-cell table:style-name="ce60" table:formula="of:=[.I2]/[.E2]" office:value-type="string" office:string-value="-59.27%" calcext:value-type="string">
            <text:p>-59.27%</text:p>
          </table:table-cell>
          <table:table-cell table:number-columns-repeated="1014"/>
        </table:table-row>
        <table:table-row table:style-name="ro2" table:number-rows-repeated="1048573">
          <table:table-cell table:number-columns-repeated="1024"/>
        </table:table-row>
        <table:table-row table:style-name="ro2">
          <table:table-cell table:number-columns-repeated="1024"/>
        </table:table-row>
      </table:table>
      <table:named-expressions>
        <table:named-range table:name="BTC_PER_BTS" table:base-cell-address="$'Introduction - START HERE'.$A$1" table:cell-range-address="$'Prices &amp; Totals'.$D$4"/>
        <table:named-range table:name="PRICES" table:base-cell-address="$'Introduction - START HERE'.$A$1" table:cell-range-address="$'Prices &amp; Totals'.$A$2:.$E$38"/>
        <table:named-range table:name="PRICES_WITH_BTC_BTS" table:base-cell-address="$'Introduction - START HERE'.$A$1" table:cell-range-address="$'Prices &amp; Totals'.$A$2:.$E$38"/>
        <table:named-range table:name="USD_PER_BTC" table:base-cell-address="$'Introduction - START HERE'.$A$1" table:cell-range-address="$'Prices &amp; Totals'.$C$3"/>
        <table:named-range table:name="USD_PER_BTS" table:base-cell-address="$'Introduction - START HERE'.$A$1" table:cell-range-address="$'Prices &amp; Totals'.$C$4"/>
      </table:named-expressions>
      <table:database-ranges>
        <table:database-range table:name="__Anonymous_Sheet_DB__2" table:target-range-address="'Transaction History'.A1:'Transaction History'.AD99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date-style style:name="N126">
      <number:month/>
      <number:text>/</number:text>
      <number:day/>
      <number:text>/</number:text>
      <number:year number:style="long"/>
    </number:date-style>
    <number:number-style style:name="N127P0" style:volatile="true">
      <loext:text> €</loext:text>
      <loext:fill-character> </loext:fill-character>
      <number:number number:decimal-places="8" loext:min-decimal-places="8"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8" loext:min-decimal-places="8"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
      <number:text>$</number:text>
      <number:number number:decimal-places="2" loext:min-decimal-places="2" number:min-integer-digits="1" number:grouping="true"/>
    </number:number-style>
    <number:currency-style style:name="N130P0" style:volatile="true">
      <number:text> </number:text>
      <number:currency-symbol/>
      <loext:fill-character> </loext:fill-character>
      <number:number number:decimal-places="8" loext:min-decimal-places="8" number:min-integer-digits="1" number:grouping="true"/>
      <number:text> </number:text>
    </number:currency-style>
    <number:currency-style style:name="N130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0P2" style:volatile="true">
      <number:text> </number:text>
      <number:currency-symbol/>
      <loext:fill-character> </loext:fill-character>
      <number:text>-</number:text>
      <number:number number:decimal-places="0" loext:min-decimal-places="0" number:min-integer-digits="0"/>
      <number:text> </number:text>
    </number:currency-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
      <number:number number:decimal-places="8" loext:min-decimal-places="8" number:min-integer-digits="1"/>
    </number:number-style>
    <number:number-style style:name="N132">
      <number:number number:decimal-places="7" loext:min-decimal-places="7" number:min-integer-digits="1" number:grouping="true"/>
    </number:number-style>
    <number:number-style style:name="N133">
      <number:number number:decimal-places="8" loext:min-decimal-places="8" number:min-integer-digits="1" number:grouping="true"/>
    </number:number-style>
    <number:number-style style:name="N134">
      <number:text>$</number:text>
      <number:number number:decimal-places="8" loext:min-decimal-places="8" number:min-integer-digits="1" number:grouping="true"/>
    </number:number-style>
    <number:number-style style:name="N135">
      <number:text>$</number:text>
      <number:number number:decimal-places="6" loext:min-decimal-places="6" number:min-integer-digits="1" number:grouping="true"/>
    </number:number-style>
    <number:number-style style:name="N136">
      <number:number number:decimal-places="7" loext:min-decimal-places="7"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troduction_20_-_20_START_20_HERE" style:display-name="PageStyle_Introduction - START HERE" style:page-layout-name="Mpm3">
      <style:header style:display="false"/>
      <style:header-left style:display="false"/>
      <style:footer style:display="false"/>
      <style:footer-left style:display="false"/>
    </style:master-page>
    <style:master-page style:name="PageStyle_5f_Prices_20__26__20_Totals" style:display-name="PageStyle_Prices &amp; Totals" style:page-layout-name="Mpm3">
      <style:header style:display="false"/>
      <style:header-left style:display="false"/>
      <style:footer style:display="false"/>
      <style:footer-left style:display="false"/>
    </style:master-page>
    <style:master-page style:name="PageStyle_5f_Transaction_20_History" style:display-name="PageStyle_Transaction History" style:page-layout-name="Mpm3">
      <style:header style:display="false"/>
      <style:header-left style:display="false"/>
      <style:footer style:display="false"/>
      <style:footer-left style:display="false"/>
    </style:master-page>
    <style:master-page style:name="PageStyle_5f_Calculator" style:display-name="PageStyle_Calculat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289" meta:object-count="0"/>
    <meta:generator>LibreOfficeDev/5.1.0.3$Linux_X86_64 LibreOffice_project/</meta:generator>
  </office:meta>
</office:document-meta>
</file>